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3.688cm"/>
    </style:style>
    <style:style style:name="co3" style:family="table-column">
      <style:table-column-properties fo:break-before="auto" style:column-width="3.842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353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2.429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644cm"/>
    </style:style>
    <style:style style:name="co12" style:family="table-column">
      <style:table-column-properties fo:break-before="auto" style:column-width="4.918cm"/>
    </style:style>
    <style:style style:name="co13" style:family="table-column">
      <style:table-column-properties fo:break-before="auto" style:column-width="1.931cm"/>
    </style:style>
    <style:style style:name="co14" style:family="table-column">
      <style:table-column-properties fo:break-before="auto" style:column-width="3.381cm"/>
    </style:style>
    <style:style style:name="co15" style:family="table-column">
      <style:table-column-properties fo:break-before="auto" style:column-width="2.028cm"/>
    </style:style>
    <style:style style:name="co16" style:family="table-column">
      <style:table-column-properties fo:break-before="auto" style:column-width="2.305cm"/>
    </style:style>
    <style:style style:name="co17" style:family="table-column">
      <style:table-column-properties fo:break-before="auto" style:column-width="2.152cm"/>
    </style:style>
    <style:style style:name="co18" style:family="table-column">
      <style:table-column-properties fo:break-before="auto" style:column-width="1.445cm"/>
    </style:style>
    <style:style style:name="co19" style:family="table-column">
      <style:table-column-properties fo:break-before="auto" style:column-width="1.383cm"/>
    </style:style>
    <style:style style:name="co20" style:family="table-column">
      <style:table-column-properties fo:break-before="auto" style:column-width="3.473cm"/>
    </style:style>
    <style:style style:name="co21" style:family="table-column">
      <style:table-column-properties fo:break-before="auto" style:column-width="2.367cm"/>
    </style:style>
    <style:style style:name="co22" style:family="table-column">
      <style:table-column-properties fo:break-before="auto" style:column-width="3.658cm"/>
    </style:style>
    <style:style style:name="co23" style:family="table-column">
      <style:table-column-properties fo:break-before="auto" style:column-width="3.074cm"/>
    </style:style>
    <style:style style:name="co24" style:family="table-column">
      <style:table-column-properties fo:break-before="auto" style:column-width="3.044cm"/>
    </style:style>
    <style:style style:name="co25" style:family="table-column">
      <style:table-column-properties fo:break-before="auto" style:column-width="5.41cm"/>
    </style:style>
    <style:style style:name="co26" style:family="table-column">
      <style:table-column-properties fo:break-before="auto" style:column-width="3.104cm"/>
    </style:style>
    <style:style style:name="co27" style:family="table-column">
      <style:table-column-properties fo:break-before="auto" style:column-width="1.998cm"/>
    </style:style>
    <style:style style:name="co28" style:family="table-column">
      <style:table-column-properties fo:break-before="auto" style:column-width="2.521cm"/>
    </style:style>
    <style:style style:name="co29" style:family="table-column">
      <style:table-column-properties fo:break-before="auto" style:column-width="5.165cm"/>
    </style:style>
    <style:style style:name="co30" style:family="table-column">
      <style:table-column-properties fo:break-before="auto" style:column-width="2.459cm"/>
    </style:style>
    <style:style style:name="co31" style:family="table-column">
      <style:table-column-properties fo:break-before="auto" style:column-width="2.612cm"/>
    </style:style>
    <style:style style:name="co32" style:family="table-column">
      <style:table-column-properties fo:break-before="auto" style:column-width="2.889cm"/>
    </style:style>
    <style:style style:name="co33" style:family="table-column">
      <style:table-column-properties fo:break-before="auto" style:column-width="7.225cm"/>
    </style:style>
    <style:style style:name="co34" style:family="table-column">
      <style:table-column-properties fo:break-before="auto" style:column-width="1.722cm"/>
    </style:style>
    <style:style style:name="co35" style:family="table-column">
      <style:table-column-properties fo:break-before="auto" style:column-width="2.921cm"/>
    </style:style>
    <style:style style:name="co36" style:family="table-column">
      <style:table-column-properties fo:break-before="auto" style:column-width="2.843cm"/>
    </style:style>
    <style:style style:name="co37" style:family="table-column">
      <style:table-column-properties fo:break-before="auto" style:column-width="4.043cm"/>
    </style:style>
    <style:style style:name="ro1" style:family="table-row">
      <style:table-row-properties style:row-height="0.628cm" fo:break-before="auto" style:use-optimal-row-height="true"/>
    </style:style>
    <style:style style:name="ro2" style:family="table-row">
      <style:table-row-properties style:row-height="0.501cm" fo:break-before="auto" style:use-optimal-row-height="true"/>
    </style:style>
    <style:style style:name="ta1" style:family="table" style:master-page-name="PageStyle_5f_Danny">
      <style:table-properties table:display="true" style:writing-mode="lr-tb"/>
    </style:style>
    <style:style style:name="ta2" style:family="table" style:master-page-name="PageStyle_5f_Borrasca">
      <style:table-properties table:display="true" style:writing-mode="lr-tb"/>
    </style:style>
    <style:style style:name="ta3" style:family="table" style:master-page-name="PageStyle_5f_Ernesto">
      <style:table-properties table:display="true" style:writing-mode="lr-tb"/>
    </style:style>
    <style:style style:name="ta4" style:family="table" style:master-page-name="PageStyle_5f_Lucio">
      <style:table-properties table:display="true" style:writing-mode="lr-tb"/>
    </style:style>
    <style:style style:name="ta5" style:family="table" style:master-page-name="PageStyle_5f_Matinao">
      <style:table-properties table:display="true" style:writing-mode="lr-tb"/>
    </style:style>
    <style:style style:name="ta6" style:family="table" style:master-page-name="PageStyle_5f_Ruel">
      <style:table-properties table:display="true" style:writing-mode="lr-tb"/>
    </style:style>
    <style:style style:name="ta7" style:family="table" style:master-page-name="PageStyle_5f_Meann">
      <style:table-properties table:display="true" style:writing-mode="lr-tb"/>
    </style:style>
    <style:style style:name="ta8" style:family="table" style:master-page-name="PageStyle_5f_Philip">
      <style:table-properties table:display="true" style:writing-mode="lr-tb"/>
    </style:style>
    <style:style style:name="ta9" style:family="table" style:master-page-name="PageStyle_5f_Cora">
      <style:table-properties table:display="true" style:writing-mode="lr-tb"/>
    </style:style>
    <style:style style:name="ta10" style:family="table" style:master-page-name="PageStyle_5f_Jobert">
      <style:table-properties table:display="true" style:writing-mode="lr-tb"/>
    </style:style>
    <style:style style:name="ta11" style:family="table" style:master-page-name="PageStyle_5f_Shally">
      <style:table-properties table:display="true" style:writing-mode="lr-tb"/>
    </style:style>
    <style:style style:name="ta12" style:family="table" style:master-page-name="PageStyle_5f_Rate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 style:data-style-name="N122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22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style:cell-protect="none" style:print-content="tru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 style:data-style-name="N4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 style:data-style-name="N1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 style:data-style-name="N2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 style:data-style-name="N4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4">
      <style:table-cell-properties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 style:data-style-name="N125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</style:style>
    <style:style style:name="ce18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9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none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</style:style>
    <style:style style:name="ce2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23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none"/>
    </style:style>
    <style:style style:name="ce24" style:family="table-cell" style:parent-style-name="Default" style:data-style-name="N43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 style:data-style-name="N40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Default" style:data-style-name="N0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>
      <style:table-cell-properties fo:background-color="#ffff00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2"/>
    <style:style style:name="ce30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 style:data-style-name="N40">
      <style:text-properties fo:font-size="11pt" style:font-size-asian="11pt" style:font-size-complex="11pt"/>
    </style:style>
    <style:style style:name="ce32" style:family="table-cell" style:parent-style-name="Default" style:data-style-name="N43">
      <style:text-properties fo:font-size="11pt" style:font-size-asian="11pt" style:font-size-complex="11pt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131">
      <style:text-properties fo:font-size="11pt" style:font-size-asian="11pt" style:font-size-complex="11pt"/>
    </style:style>
    <style:style style:name="ce36" style:family="table-cell" style:parent-style-name="Default" style:data-style-name="N2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1">
      <style:text-properties fo:font-size="11pt" style:font-size-asian="11pt" style:font-size-complex="11pt"/>
    </style:style>
    <style:style style:name="ce40" style:family="table-cell" style:parent-style-name="Default" style:data-style-name="N4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4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4">
      <style:table-cell-properties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nn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43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4" office:value-type="string">
            <text:p>danny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table:formula="of:=VLOOKUP([.C3];[$Rate.B5:.D25];2)" office:value-type="string" office:string-value="Apuhin, Danny">
            <text:p>Apuhin, Danny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3"/>
        </table:table-row>
        <table:table-row table:style-name="ro1">
          <table:table-cell/>
          <table:table-cell table:style-name="ce2"/>
          <table:table-cell table:number-columns-repeated="4" table:style-name="ce6"/>
          <table:table-cell table:style-name="ce8" table:formula="of:=[.I8]-[.H8]" office:value-type="float" office:value="0">
            <text:p>0.00</text:p>
          </table:table-cell>
          <table:table-cell table:style-name="ce8" table:formula="of:=IF([.I8]&gt;8;[.I8]-8;0)" office:value-type="float" office:value="0">
            <text:p>0.00</text:p>
          </table:table-cell>
          <table:table-cell table:style-name="ce8" table:formula="of:=([.O8]-[.N8]+[.Q8]-[.P8])*24" office:value-type="float" office:value="0">
            <text:p>0.00</text:p>
          </table:table-cell>
          <table:table-cell table:style-name="ce5" table:formula="of:=[.I8]*[.$C$18]+[.H8]*[.$C$20]" office:value-type="float" office:value="0">
            <text:p>0.00</text:p>
          </table:table-cell>
          <table:table-cell table:style-name="ce5" table:formula="of:=IF([.G8]&gt;0;[.$C$21];0)" office:value-type="float" office:value="0">
            <text:p>0.00</text:p>
          </table:table-cell>
          <table:table-cell/>
          <table:table-cell table:style-name="Default"/>
          <table:table-cell table:style-name="ce12" table:formula="of:=((([.C8]-MOD([.C8];100))/100)/24)+(MOD([.C8];100)/24/60)" office:value-type="float" office:value="0">
            <text:p>0:00</text:p>
          </table:table-cell>
          <table:table-cell table:style-name="ce12" table:formula="of:=((([.D8]-MOD([.D8];100))/100)/24)+(MOD([.D8];100)/24/60)" office:value-type="float" office:value="0">
            <text:p>0:00</text:p>
          </table:table-cell>
          <table:table-cell table:style-name="ce12" table:formula="of:=((([.E8]-MOD([.E8];100))/100)/24)+(MOD([.E8];100)/24/60)" office:value-type="float" office:value="0">
            <text:p>0:00</text:p>
          </table:table-cell>
          <table:table-cell table:style-name="ce12" table:formula="of:=((([.F8]-MOD([.F8];100))/100)/24)+(MOD([.F8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6"/>
          <table:table-cell table:style-name="ce8" table:formula="of:=[.I9]-[.H9]" office:value-type="float" office:value="0">
            <text:p>0.00</text:p>
          </table:table-cell>
          <table:table-cell table:style-name="ce8" table:formula="of:=IF([.I9]&gt;8;[.I9]-8;0)" office:value-type="float" office:value="0">
            <text:p>0.00</text:p>
          </table:table-cell>
          <table:table-cell table:style-name="ce8" table:formula="of:=([.O9]-[.N9]+[.Q9]-[.P9])*24" office:value-type="float" office:value="0">
            <text:p>0.00</text:p>
          </table:table-cell>
          <table:table-cell table:style-name="ce5" table:formula="of:=[.I9]*[.$C$18]+[.H9]*[.$C$20]" office:value-type="float" office:value="0">
            <text:p>0.00</text:p>
          </table:table-cell>
          <table:table-cell table:style-name="ce5" table:formula="of:=IF([.G9]&gt;0;[.$C$21];0)" office:value-type="float" office:value="0">
            <text:p>0.00</text:p>
          </table:table-cell>
          <table:table-cell table:number-columns-repeated="2"/>
          <table:table-cell table:style-name="ce12" table:formula="of:=((([.C9]-MOD([.C9];100))/100)/24)+(MOD([.C9];100)/24/60)" office:value-type="float" office:value="0">
            <text:p>0:00</text:p>
          </table:table-cell>
          <table:table-cell table:style-name="ce12" table:formula="of:=((([.D9]-MOD([.D9];100))/100)/24)+(MOD([.D9];100)/24/60)" office:value-type="float" office:value="0">
            <text:p>0:00</text:p>
          </table:table-cell>
          <table:table-cell table:style-name="ce12" table:formula="of:=((([.E9]-MOD([.E9];100))/100)/24)+(MOD([.E9];100)/24/60)" office:value-type="float" office:value="0">
            <text:p>0:00</text:p>
          </table:table-cell>
          <table:table-cell table:style-name="ce12" table:formula="of:=((([.F9]-MOD([.F9];100))/100)/24)+(MOD([.F9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6"/>
          <table:table-cell table:style-name="ce8" table:formula="of:=[.I10]-[.H10]" office:value-type="float" office:value="0">
            <text:p>0.00</text:p>
          </table:table-cell>
          <table:table-cell table:style-name="ce8" table:formula="of:=IF([.I10]&gt;8;[.I10]-8;0)" office:value-type="float" office:value="0">
            <text:p>0.00</text:p>
          </table:table-cell>
          <table:table-cell table:style-name="ce8" table:formula="of:=([.O10]-[.N10]+[.Q10]-[.P10])*24" office:value-type="float" office:value="0">
            <text:p>0.00</text:p>
          </table:table-cell>
          <table:table-cell table:style-name="ce5" table:formula="of:=[.I10]*[.$C$18]+[.H10]*[.$C$20]" office:value-type="float" office:value="0">
            <text:p>0.00</text:p>
          </table:table-cell>
          <table:table-cell table:style-name="ce5" table:formula="of:=IF([.G10]&gt;0;[.$C$21];0)" office:value-type="float" office:value="0">
            <text:p>0.00</text:p>
          </table:table-cell>
          <table:table-cell table:number-columns-repeated="2"/>
          <table:table-cell table:style-name="ce12" table:formula="of:=((([.C10]-MOD([.C10];100))/100)/24)+(MOD([.C10];100)/24/60)" office:value-type="float" office:value="0">
            <text:p>0:00</text:p>
          </table:table-cell>
          <table:table-cell table:style-name="ce12" table:formula="of:=((([.D10]-MOD([.D10];100))/100)/24)+(MOD([.D10];100)/24/60)" office:value-type="float" office:value="0">
            <text:p>0:00</text:p>
          </table:table-cell>
          <table:table-cell table:style-name="ce12" table:formula="of:=((([.E10]-MOD([.E10];100))/100)/24)+(MOD([.E10];100)/24/60)" office:value-type="float" office:value="0">
            <text:p>0:00</text:p>
          </table:table-cell>
          <table:table-cell table:style-name="ce12" table:formula="of:=((([.F10]-MOD([.F10];100))/100)/24)+(MOD([.F10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 office:value-type="string">
            <text:p>Saturday</text:p>
          </table:table-cell>
          <table:table-cell table:style-name="ce6" office:value-type="float" office:value="840">
            <text:p>84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2">
            <text:p>532</text:p>
          </table:table-cell>
          <table:table-cell table:style-name="ce8" table:formula="of:=[.I11]-[.H11]" office:value-type="float" office:value="7.86666666666667">
            <text:p>7.87</text:p>
          </table:table-cell>
          <table:table-cell table:style-name="ce8" table:formula="of:=IF([.I11]&gt;8;[.I11]-8;0)" office:value-type="float" office:value="0">
            <text:p>0.00</text:p>
          </table:table-cell>
          <table:table-cell table:style-name="ce8" table:formula="of:=([.O11]-[.N11]+[.Q11]-[.P11])*24" office:value-type="float" office:value="7.86666666666667">
            <text:p>7.87</text:p>
          </table:table-cell>
          <table:table-cell table:style-name="ce5" table:formula="of:=[.I11]*[.$C$18]+[.H11]*[.$C$20]" office:value-type="float" office:value="373.666666666667">
            <text:p>373.67</text:p>
          </table:table-cell>
          <table:table-cell table:style-name="ce5" table:formula="of:=IF([.G11]&gt;0;[.$C$21];0)" office:value-type="float" office:value="52">
            <text:p>52.00</text:p>
          </table:table-cell>
          <table:table-cell table:style-name="Default"/>
          <table:table-cell/>
          <table:table-cell table:style-name="ce12" table:formula="of:=((([.C11]-MOD([.C11];100))/100)/24)+(MOD([.C11];100)/24/60)" office:value-type="float" office:value="0.361111111111111">
            <text:p>8:40</text:p>
          </table:table-cell>
          <table:table-cell table:style-name="ce12" table:formula="of:=((([.D11]-MOD([.D11];100))/100)/24)+(MOD([.D11];100)/24/60)" office:value-type="float" office:value="0.5">
            <text:p>12:00</text:p>
          </table:table-cell>
          <table:table-cell table:style-name="ce12" table:formula="of:=((([.E11]-MOD([.E11];100))/100)/24)+(MOD([.E11];100)/24/60)" office:value-type="float" office:value="0.0416666666666667">
            <text:p>1:00</text:p>
          </table:table-cell>
          <table:table-cell table:style-name="ce12" table:formula="of:=((([.F11]-MOD([.F11];100))/100)/24)+(MOD([.F11];100)/24/60)" office:value-type="float" office:value="0.230555555555556">
            <text:p>5:32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Mon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911">
            <text:p>911</text:p>
          </table:table-cell>
          <table:table-cell table:number-columns-repeated="2" table:style-name="ce6" office:value-type="float" office:value="0">
            <text:p>0</text:p>
          </table:table-cell>
          <table:table-cell table:style-name="ce8" table:formula="of:=[.I12]-[.H12]" office:value-type="float" office:value="0.683333333333334">
            <text:p>0.68</text:p>
          </table:table-cell>
          <table:table-cell table:style-name="ce8" table:formula="of:=IF([.I12]&gt;8;[.I12]-8;0)" office:value-type="float" office:value="0">
            <text:p>0.00</text:p>
          </table:table-cell>
          <table:table-cell table:style-name="ce8" table:formula="of:=([.O12]-[.N12]+[.Q12]-[.P12])*24" office:value-type="float" office:value="0.683333333333334">
            <text:p>0.68</text:p>
          </table:table-cell>
          <table:table-cell table:style-name="ce5" table:formula="of:=[.I12]*[.$C$18]+[.H12]*[.$C$20]" office:value-type="float" office:value="32.4583333333333">
            <text:p>32.46</text:p>
          </table:table-cell>
          <table:table-cell table:style-name="ce5" table:formula="of:=IF([.G12]&gt;0;[.$C$21];0)" office:value-type="float" office:value="52">
            <text:p>52.00</text:p>
          </table:table-cell>
          <table:table-cell/>
          <table:table-cell table:style-name="Default"/>
          <table:table-cell table:style-name="ce12" table:formula="of:=((([.C12]-MOD([.C12];100))/100)/24)+(MOD([.C12];100)/24/60)" office:value-type="float" office:value="0.354166666666667">
            <text:p>8:30</text:p>
          </table:table-cell>
          <table:table-cell table:style-name="ce12" table:formula="of:=((([.D12]-MOD([.D12];100))/100)/24)+(MOD([.D12];100)/24/60)" office:value-type="float" office:value="0.382638888888889">
            <text:p>9:11</text:p>
          </table:table-cell>
          <table:table-cell table:style-name="ce12" table:formula="of:=((([.E12]-MOD([.E12];100))/100)/24)+(MOD([.E12];100)/24/60)" office:value-type="float" office:value="0">
            <text:p>0:00</text:p>
          </table:table-cell>
          <table:table-cell table:style-name="ce12" table:formula="of:=((([.F12]-MOD([.F12];100))/100)/24)+(MOD([.F12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Tues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2">
            <text:p>532</text:p>
          </table:table-cell>
          <table:table-cell table:style-name="ce8" table:formula="of:=[.I13]-[.H13]" office:value-type="float" office:value="8">
            <text:p>8.00</text:p>
          </table:table-cell>
          <table:table-cell table:style-name="ce8" table:formula="of:=IF([.I13]&gt;8;[.I13]-8;0)" office:value-type="float" office:value="0.033333333333335">
            <text:p>0.03</text:p>
          </table:table-cell>
          <table:table-cell table:style-name="ce8" table:formula="of:=([.O13]-[.N13]+[.Q13]-[.P13])*24" office:value-type="float" office:value="8.03333333333334">
            <text:p>8.03</text:p>
          </table:table-cell>
          <table:table-cell table:style-name="ce5" table:formula="of:=[.I13]*[.$C$18]+[.H13]*[.$C$20]" office:value-type="float" office:value="381.979166666667">
            <text:p>381.98</text:p>
          </table:table-cell>
          <table:table-cell table:style-name="ce5" table:formula="of:=IF([.G13]&gt;0;[.$C$21];0)" office:value-type="float" office:value="52">
            <text:p>52.00</text:p>
          </table:table-cell>
          <table:table-cell table:number-columns-repeated="2"/>
          <table:table-cell table:style-name="ce12" table:formula="of:=((([.C13]-MOD([.C13];100))/100)/24)+(MOD([.C13];100)/24/60)" office:value-type="float" office:value="0.354166666666667">
            <text:p>8:30</text:p>
          </table:table-cell>
          <table:table-cell table:style-name="ce12" table:formula="of:=((([.D13]-MOD([.D13];100))/100)/24)+(MOD([.D13];100)/24/60)" office:value-type="float" office:value="0.5">
            <text:p>12:00</text:p>
          </table:table-cell>
          <table:table-cell table:style-name="ce12" table:formula="of:=((([.E13]-MOD([.E13];100))/100)/24)+(MOD([.E13];100)/24/60)" office:value-type="float" office:value="0.0416666666666667">
            <text:p>1:00</text:p>
          </table:table-cell>
          <table:table-cell table:style-name="ce12" table:formula="of:=((([.F13]-MOD([.F13];100))/100)/24)+(MOD([.F13];100)/24/60)" office:value-type="float" office:value="0.230555555555556">
            <text:p>5:32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Wednes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2">
            <text:p>532</text:p>
          </table:table-cell>
          <table:table-cell table:style-name="ce8" table:formula="of:=[.I14]-[.H14]" office:value-type="float" office:value="8">
            <text:p>8.00</text:p>
          </table:table-cell>
          <table:table-cell table:style-name="ce8" table:formula="of:=IF([.I14]&gt;8;[.I14]-8;0)" office:value-type="float" office:value="0.033333333333335">
            <text:p>0.03</text:p>
          </table:table-cell>
          <table:table-cell table:style-name="ce8" table:formula="of:=([.O14]-[.N14]+[.Q14]-[.P14])*24" office:value-type="float" office:value="8.03333333333334">
            <text:p>8.03</text:p>
          </table:table-cell>
          <table:table-cell table:style-name="ce5" table:formula="of:=[.I14]*[.$C$18]+[.H14]*[.$C$20]" office:value-type="float" office:value="381.979166666667">
            <text:p>381.98</text:p>
          </table:table-cell>
          <table:table-cell table:style-name="ce5" table:formula="of:=IF([.G14]&gt;0;[.$C$21];0)" office:value-type="float" office:value="52">
            <text:p>52.00</text:p>
          </table:table-cell>
          <table:table-cell table:number-columns-repeated="2"/>
          <table:table-cell table:style-name="ce12" table:formula="of:=((([.C14]-MOD([.C14];100))/100)/24)+(MOD([.C14];100)/24/60)" office:value-type="float" office:value="0.354166666666667">
            <text:p>8:30</text:p>
          </table:table-cell>
          <table:table-cell table:style-name="ce12" table:formula="of:=((([.D14]-MOD([.D14];100))/100)/24)+(MOD([.D14];100)/24/60)" office:value-type="float" office:value="0.5">
            <text:p>12:00</text:p>
          </table:table-cell>
          <table:table-cell table:style-name="ce12" table:formula="of:=((([.E14]-MOD([.E14];100))/100)/24)+(MOD([.E14];100)/24/60)" office:value-type="float" office:value="0.0416666666666667">
            <text:p>1:00</text:p>
          </table:table-cell>
          <table:table-cell table:style-name="ce12" table:formula="of:=((([.F14]-MOD([.F14];100))/100)/24)+(MOD([.F14];100)/24/60)" office:value-type="float" office:value="0.230555555555556">
            <text:p>5:32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Thursday</text:p>
          </table:table-cell>
          <table:table-cell table:style-name="ce6" office:value-type="float" office:value="914">
            <text:p>914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3">
            <text:p>533</text:p>
          </table:table-cell>
          <table:table-cell table:style-name="ce8" table:formula="of:=[.I15]-[.H15]" office:value-type="float" office:value="7.31666666666667">
            <text:p>7.32</text:p>
          </table:table-cell>
          <table:table-cell table:style-name="ce8" table:formula="of:=IF([.I15]&gt;8;[.I15]-8;0)" office:value-type="float" office:value="0">
            <text:p>0.00</text:p>
          </table:table-cell>
          <table:table-cell table:style-name="ce8" table:formula="of:=([.O15]-[.N15]+[.Q15]-[.P15])*24" office:value-type="float" office:value="7.31666666666667">
            <text:p>7.32</text:p>
          </table:table-cell>
          <table:table-cell table:style-name="ce5" table:formula="of:=[.I15]*[.$C$18]+[.H15]*[.$C$20]" office:value-type="float" office:value="347.541666666667">
            <text:p>347.54</text:p>
          </table:table-cell>
          <table:table-cell table:style-name="ce5" table:formula="of:=IF([.G15]&gt;0;[.$C$21];0)" office:value-type="float" office:value="52">
            <text:p>52.00</text:p>
          </table:table-cell>
          <table:table-cell table:number-columns-repeated="2"/>
          <table:table-cell table:style-name="ce12" table:formula="of:=((([.C15]-MOD([.C15];100))/100)/24)+(MOD([.C15];100)/24/60)" office:value-type="float" office:value="0.384722222222222">
            <text:p>9:14</text:p>
          </table:table-cell>
          <table:table-cell table:style-name="ce12" table:formula="of:=((([.D15]-MOD([.D15];100))/100)/24)+(MOD([.D15];100)/24/60)" office:value-type="float" office:value="0.5">
            <text:p>12:00</text:p>
          </table:table-cell>
          <table:table-cell table:style-name="ce12" table:formula="of:=((([.E15]-MOD([.E15];100))/100)/24)+(MOD([.E15];100)/24/60)" office:value-type="float" office:value="0.0416666666666667">
            <text:p>1:00</text:p>
          </table:table-cell>
          <table:table-cell table:style-name="ce12" table:formula="of:=((([.F15]-MOD([.F15];100))/100)/24)+(MOD([.F15];100)/24/60)" office:value-type="float" office:value="0.23125">
            <text:p>5:33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Fri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/>
          <table:table-cell table:style-name="ce8" table:formula="of:=[.I16]-[.H16]" office:value-type="float" office:value="2.5">
            <text:p>2.50</text:p>
          </table:table-cell>
          <table:table-cell table:style-name="ce8" table:formula="of:=IF([.I16]&gt;8;[.I16]-8;0)" office:value-type="float" office:value="0">
            <text:p>0.00</text:p>
          </table:table-cell>
          <table:table-cell table:style-name="ce8" table:formula="of:=([.O16]-[.N16]+[.Q16]-[.P16])*24" office:value-type="float" office:value="2.5">
            <text:p>2.50</text:p>
          </table:table-cell>
          <table:table-cell table:style-name="ce5" table:formula="of:=[.I16]*[.$C$18]+[.H16]*[.$C$20]" office:value-type="float" office:value="118.75">
            <text:p>118.75</text:p>
          </table:table-cell>
          <table:table-cell table:style-name="ce5" table:formula="of:=IF([.G16]&gt;0;[.$C$21];0)" office:value-type="float" office:value="52">
            <text:p>52.00</text:p>
          </table:table-cell>
          <table:table-cell table:number-columns-repeated="2"/>
          <table:table-cell table:style-name="ce12" table:formula="of:=((([.C16]-MOD([.C16];100))/100)/24)+(MOD([.C16];100)/24/60)" office:value-type="float" office:value="0.354166666666667">
            <text:p>8:30</text:p>
          </table:table-cell>
          <table:table-cell table:style-name="ce12" table:formula="of:=((([.D16]-MOD([.D16];100))/100)/24)+(MOD([.D16];100)/24/60)" office:value-type="float" office:value="0.5">
            <text:p>12:00</text:p>
          </table:table-cell>
          <table:table-cell table:style-name="ce12" table:formula="of:=((([.E16]-MOD([.E16];100))/100)/24)+(MOD([.E16];100)/24/60)" office:value-type="float" office:value="0.0416666666666667">
            <text:p>1:00</text:p>
          </table:table-cell>
          <table:table-cell table:style-name="ce12" table:formula="of:=((([.F16]-MOD([.F16];100))/100)/24)+(MOD([.F16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Default"/>
          <table:table-cell table:style-name="ce6" table:number-columns-repeated="4"/>
          <table:table-cell table:style-name="ce5" table:formula="of:=SUM([.G8:.G16])" office:value-type="float" office:value="34.3666666666667">
            <text:p>34.37</text:p>
          </table:table-cell>
          <table:table-cell table:style-name="ce5" table:formula="of:=SUM([.H8:.H16])" office:value-type="float" office:value="0.06666666666667">
            <text:p>0.07</text:p>
          </table:table-cell>
          <table:table-cell table:style-name="ce5" table:formula="of:=SUM([.I8:.I16])" office:value-type="float" office:value="34.4333333333333">
            <text:p>34.43</text:p>
          </table:table-cell>
          <table:table-cell table:style-name="ce5" table:formula="of:=SUM([.J8:.J16])" office:value-type="float" office:value="1636.375">
            <text:p>1,636.38</text:p>
          </table:table-cell>
          <table:table-cell table:style-name="ce5" table:formula="of:=SUM([.K8:.K16])" office:value-type="float" office:value="312">
            <text:p>312.00</text:p>
          </table:table-cell>
          <table:table-cell/>
          <table:table-cell table:style-name="ce5" table:formula="of:=SUM([.M8:.M16])" office:value-type="float" office:value="0">
            <text:p>0.00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5" table:formula="of:=VLOOKUP([.C3];[$Rate.B5:.D25];3)/8" office:value-type="float" office:value="47.5">
            <text:p>47.50</text:p>
          </table:table-cell>
          <table:table-cell table:number-columns-repeated="2"/>
          <table:table-cell table:style-name="ce7" office:value-type="string">
            <text:p>Regular salary</text:p>
          </table:table-cell>
          <table:table-cell table:style-name="ce8" table:formula="of:=[.G17]*[.C18]" office:value-type="float" office:value="1632.41666666667">
            <text:p>1632.42</text:p>
          </table:table-cell>
          <table:table-cell table:style-name="ce9" table:formula="of:=[.H17]*[.C19]" office:value-type="float" office:value="3.95833333333353">
            <text:p>3.96</text:p>
          </table:table-cell>
          <table:table-cell table:style-name="ce5" table:formula="of:=[.H18]+[.G18]" office:value-type="float" office:value="1636.375">
            <text:p>1,636.38</text:p>
          </table:table-cell>
          <table:table-cell table:style-name="ce4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5" table:formula="of:=[.C18]*1.25" office:value-type="float" office:value="59.375">
            <text:p>59.38</text:p>
          </table:table-cell>
          <table:table-cell table:number-columns-repeated="4"/>
          <table:table-cell table:style-name="ce7"/>
          <table:table-cell table:style-name="ce5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5" table:formula="of:=[.C19]-[.C18]" office:value-type="float" office:value="11.875">
            <text:p>11.88</text:p>
          </table:table-cell>
          <table:table-cell table:number-columns-repeated="4"/>
          <table:table-cell table:style-name="ce7" office:value-type="string">
            <text:p>gross salary</text:p>
          </table:table-cell>
          <table:table-cell table:style-name="ce10" table:formula="of:=[.I18]+[.M17]" office:value-type="float" office:value="1636.375">
            <text:p>1,636.38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5" table:formula="of:=VLOOKUP([.C3];[$Rate.B5:.F25];5)" office:value-type="float" office:value="52">
            <text:p>52.00</text:p>
          </table:table-cell>
          <table:table-cell table:number-columns-repeated="4"/>
          <table:table-cell table:style-name="ce7" office:value-type="string">
            <text:p>COLA</text:p>
          </table:table-cell>
          <table:table-cell table:style-name="ce10" table:formula="of:=[.K17]" office:value-type="float" office:value="312">
            <text:p>312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380">
            <text:p>380</text:p>
          </table:table-cell>
          <table:table-cell table:number-columns-repeated="4"/>
          <table:table-cell office:value-type="string">
            <text:p>Sub Total</text:p>
          </table:table-cell>
          <table:table-cell table:style-name="ce5" table:formula="of:=[.I20]+[.I21]" office:value-type="float" office:value="1948.375">
            <text:p>1,948.38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7" office:value-type="string">
            <text:p>deduction</text:p>
          </table:table-cell>
          <table:table-cell table:style-name="ce11" office:value-type="float" office:value="500">
            <text:p>500.00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net salary</text:p>
          </table:table-cell>
          <table:table-cell table:style-name="ce10" table:formula="of:=[.I20]+[.I21]-[.I23]" office:value-type="float" office:value="1448.375">
            <text:p>1,448.38</text:p>
          </table:table-cell>
          <table:table-cell table:number-columns-repeated="247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orrasca" table:style-name="ta2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43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4" office:value-type="string">
            <text:p>jr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table:formula="of:=VLOOKUP([.C3];[$Rate.B5:.D25];2)" office:value-type="string" office:string-value="Borrasca, Romulo">
            <text:p>Borrasca, Romulo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3"/>
        </table:table-row>
        <table:table-row table:style-name="ro1">
          <table:table-cell/>
          <table:table-cell table:style-name="ce2"/>
          <table:table-cell table:number-columns-repeated="4" table:style-name="ce6"/>
          <table:table-cell table:style-name="ce8" table:formula="of:=[.I8]-[.H8]" office:value-type="float" office:value="0">
            <text:p>0.00</text:p>
          </table:table-cell>
          <table:table-cell table:style-name="ce8" table:formula="of:=IF([.I8]&gt;8;[.I8]-8;0)" office:value-type="float" office:value="0">
            <text:p>0.00</text:p>
          </table:table-cell>
          <table:table-cell table:style-name="ce8" table:formula="of:=([.O8]-[.N8]+[.Q8]-[.P8])*24" office:value-type="float" office:value="0">
            <text:p>0.00</text:p>
          </table:table-cell>
          <table:table-cell table:style-name="ce5" table:formula="of:=[.I8]*[.$C$18]+[.H8]*[.$C$20]" office:value-type="float" office:value="0">
            <text:p>0.00</text:p>
          </table:table-cell>
          <table:table-cell table:style-name="ce5" table:formula="of:=IF([.G8]&gt;0;[.$C$21];0)" office:value-type="float" office:value="0">
            <text:p>0.00</text:p>
          </table:table-cell>
          <table:table-cell/>
          <table:table-cell table:style-name="Default"/>
          <table:table-cell table:style-name="ce12" table:formula="of:=((([.C8]-MOD([.C8];100))/100)/24)+(MOD([.C8];100)/24/60)" office:value-type="float" office:value="0">
            <text:p>0:00</text:p>
          </table:table-cell>
          <table:table-cell table:style-name="ce12" table:formula="of:=((([.D8]-MOD([.D8];100))/100)/24)+(MOD([.D8];100)/24/60)" office:value-type="float" office:value="0">
            <text:p>0:00</text:p>
          </table:table-cell>
          <table:table-cell table:style-name="ce12" table:formula="of:=((([.E8]-MOD([.E8];100))/100)/24)+(MOD([.E8];100)/24/60)" office:value-type="float" office:value="0">
            <text:p>0:00</text:p>
          </table:table-cell>
          <table:table-cell table:style-name="ce12" table:formula="of:=((([.F8]-MOD([.F8];100))/100)/24)+(MOD([.F8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6"/>
          <table:table-cell table:style-name="ce8" table:formula="of:=[.I9]-[.H9]" office:value-type="float" office:value="0">
            <text:p>0.00</text:p>
          </table:table-cell>
          <table:table-cell table:style-name="ce8" table:formula="of:=IF([.I9]&gt;8;[.I9]-8;0)" office:value-type="float" office:value="0">
            <text:p>0.00</text:p>
          </table:table-cell>
          <table:table-cell table:style-name="ce8" table:formula="of:=([.O9]-[.N9]+[.Q9]-[.P9])*24" office:value-type="float" office:value="0">
            <text:p>0.00</text:p>
          </table:table-cell>
          <table:table-cell table:style-name="ce5" table:formula="of:=[.I9]*[.$C$18]+[.H9]*[.$C$20]" office:value-type="float" office:value="0">
            <text:p>0.00</text:p>
          </table:table-cell>
          <table:table-cell table:style-name="ce5" table:formula="of:=IF([.G9]&gt;0;[.$C$21];0)" office:value-type="float" office:value="0">
            <text:p>0.00</text:p>
          </table:table-cell>
          <table:table-cell table:number-columns-repeated="2"/>
          <table:table-cell table:style-name="ce12" table:formula="of:=((([.C9]-MOD([.C9];100))/100)/24)+(MOD([.C9];100)/24/60)" office:value-type="float" office:value="0">
            <text:p>0:00</text:p>
          </table:table-cell>
          <table:table-cell table:style-name="ce12" table:formula="of:=((([.D9]-MOD([.D9];100))/100)/24)+(MOD([.D9];100)/24/60)" office:value-type="float" office:value="0">
            <text:p>0:00</text:p>
          </table:table-cell>
          <table:table-cell table:style-name="ce12" table:formula="of:=((([.E9]-MOD([.E9];100))/100)/24)+(MOD([.E9];100)/24/60)" office:value-type="float" office:value="0">
            <text:p>0:00</text:p>
          </table:table-cell>
          <table:table-cell table:style-name="ce12" table:formula="of:=((([.F9]-MOD([.F9];100))/100)/24)+(MOD([.F9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6"/>
          <table:table-cell table:style-name="ce8" table:formula="of:=[.I10]-[.H10]" office:value-type="float" office:value="0">
            <text:p>0.00</text:p>
          </table:table-cell>
          <table:table-cell table:style-name="ce8" table:formula="of:=IF([.I10]&gt;8;[.I10]-8;0)" office:value-type="float" office:value="0">
            <text:p>0.00</text:p>
          </table:table-cell>
          <table:table-cell table:style-name="ce8" table:formula="of:=([.O10]-[.N10]+[.Q10]-[.P10])*24" office:value-type="float" office:value="0">
            <text:p>0.00</text:p>
          </table:table-cell>
          <table:table-cell table:style-name="ce5" table:formula="of:=[.I10]*[.$C$18]+[.H10]*[.$C$20]" office:value-type="float" office:value="0">
            <text:p>0.00</text:p>
          </table:table-cell>
          <table:table-cell table:style-name="ce5" table:formula="of:=IF([.G10]&gt;0;[.$C$21];0)" office:value-type="float" office:value="0">
            <text:p>0.00</text:p>
          </table:table-cell>
          <table:table-cell table:number-columns-repeated="2"/>
          <table:table-cell table:style-name="ce12" table:formula="of:=((([.C10]-MOD([.C10];100))/100)/24)+(MOD([.C10];100)/24/60)" office:value-type="float" office:value="0">
            <text:p>0:00</text:p>
          </table:table-cell>
          <table:table-cell table:style-name="ce12" table:formula="of:=((([.D10]-MOD([.D10];100))/100)/24)+(MOD([.D10];100)/24/60)" office:value-type="float" office:value="0">
            <text:p>0:00</text:p>
          </table:table-cell>
          <table:table-cell table:style-name="ce12" table:formula="of:=((([.E10]-MOD([.E10];100))/100)/24)+(MOD([.E10];100)/24/60)" office:value-type="float" office:value="0">
            <text:p>0:00</text:p>
          </table:table-cell>
          <table:table-cell table:style-name="ce12" table:formula="of:=((([.F10]-MOD([.F10];100))/100)/24)+(MOD([.F10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 office:value-type="string">
            <text:p>Saturday</text:p>
          </table:table-cell>
          <table:table-cell table:style-name="ce6" office:value-type="float" office:value="839">
            <text:p>839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2">
            <text:p>532</text:p>
          </table:table-cell>
          <table:table-cell table:style-name="ce8" table:formula="of:=[.I11]-[.H11]" office:value-type="float" office:value="7.88333333333333">
            <text:p>7.88</text:p>
          </table:table-cell>
          <table:table-cell table:style-name="ce8" table:formula="of:=IF([.I11]&gt;8;[.I11]-8;0)" office:value-type="float" office:value="0">
            <text:p>0.00</text:p>
          </table:table-cell>
          <table:table-cell table:style-name="ce8" table:formula="of:=([.O11]-[.N11]+[.Q11]-[.P11])*24" office:value-type="float" office:value="7.88333333333333">
            <text:p>7.88</text:p>
          </table:table-cell>
          <table:table-cell table:style-name="ce5" table:formula="of:=[.I11]*[.$C$18]+[.H11]*[.$C$20]" office:value-type="float" office:value="221.71875">
            <text:p>221.72</text:p>
          </table:table-cell>
          <table:table-cell table:style-name="ce5" table:formula="of:=IF([.G11]&gt;0;[.$C$21];0)" office:value-type="float" office:value="52">
            <text:p>52.00</text:p>
          </table:table-cell>
          <table:table-cell table:style-name="Default"/>
          <table:table-cell/>
          <table:table-cell table:style-name="ce12" table:formula="of:=((([.C11]-MOD([.C11];100))/100)/24)+(MOD([.C11];100)/24/60)" office:value-type="float" office:value="0.360416666666667">
            <text:p>8:39</text:p>
          </table:table-cell>
          <table:table-cell table:style-name="ce12" table:formula="of:=((([.D11]-MOD([.D11];100))/100)/24)+(MOD([.D11];100)/24/60)" office:value-type="float" office:value="0.5">
            <text:p>12:00</text:p>
          </table:table-cell>
          <table:table-cell table:style-name="ce12" table:formula="of:=((([.E11]-MOD([.E11];100))/100)/24)+(MOD([.E11];100)/24/60)" office:value-type="float" office:value="0.0416666666666667">
            <text:p>1:00</text:p>
          </table:table-cell>
          <table:table-cell table:style-name="ce12" table:formula="of:=((([.F11]-MOD([.F11];100))/100)/24)+(MOD([.F11];100)/24/60)" office:value-type="float" office:value="0.230555555555556">
            <text:p>5:32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Monday</text:p>
          </table:table-cell>
          <table:table-cell table:style-name="ce6" office:value-type="float" office:value="903">
            <text:p>903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6">
            <text:p>536</text:p>
          </table:table-cell>
          <table:table-cell table:style-name="ce8" table:formula="of:=[.I12]-[.H12]" office:value-type="float" office:value="7.55">
            <text:p>7.55</text:p>
          </table:table-cell>
          <table:table-cell table:style-name="ce8" table:formula="of:=IF([.I12]&gt;8;[.I12]-8;0)" office:value-type="float" office:value="0">
            <text:p>0.00</text:p>
          </table:table-cell>
          <table:table-cell table:style-name="ce8" table:formula="of:=([.O12]-[.N12]+[.Q12]-[.P12])*24" office:value-type="float" office:value="7.55">
            <text:p>7.55</text:p>
          </table:table-cell>
          <table:table-cell table:style-name="ce5" table:formula="of:=[.I12]*[.$C$18]+[.H12]*[.$C$20]" office:value-type="float" office:value="212.34375">
            <text:p>212.34</text:p>
          </table:table-cell>
          <table:table-cell table:style-name="ce5" table:formula="of:=IF([.G12]&gt;0;[.$C$21];0)" office:value-type="float" office:value="52">
            <text:p>52.00</text:p>
          </table:table-cell>
          <table:table-cell/>
          <table:table-cell table:style-name="Default"/>
          <table:table-cell table:style-name="ce12" table:formula="of:=((([.C12]-MOD([.C12];100))/100)/24)+(MOD([.C12];100)/24/60)" office:value-type="float" office:value="0.377083333333333">
            <text:p>9:03</text:p>
          </table:table-cell>
          <table:table-cell table:style-name="ce12" table:formula="of:=((([.D12]-MOD([.D12];100))/100)/24)+(MOD([.D12];100)/24/60)" office:value-type="float" office:value="0.5">
            <text:p>12:00</text:p>
          </table:table-cell>
          <table:table-cell table:style-name="ce12" table:formula="of:=((([.E12]-MOD([.E12];100))/100)/24)+(MOD([.E12];100)/24/60)" office:value-type="float" office:value="0.0416666666666667">
            <text:p>1:00</text:p>
          </table:table-cell>
          <table:table-cell table:style-name="ce12" table:formula="of:=((([.F12]-MOD([.F12];100))/100)/24)+(MOD([.F12];100)/24/60)" office:value-type="float" office:value="0.233333333333333">
            <text:p>5:36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Tuesday</text:p>
          </table:table-cell>
          <table:table-cell table:style-name="ce6" office:value-type="float" office:value="856">
            <text:p>856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3">
            <text:p>533</text:p>
          </table:table-cell>
          <table:table-cell table:style-name="ce8" table:formula="of:=[.I13]-[.H13]" office:value-type="float" office:value="7.61666666666667">
            <text:p>7.62</text:p>
          </table:table-cell>
          <table:table-cell table:style-name="ce8" table:formula="of:=IF([.I13]&gt;8;[.I13]-8;0)" office:value-type="float" office:value="0">
            <text:p>0.00</text:p>
          </table:table-cell>
          <table:table-cell table:style-name="ce8" table:formula="of:=([.O13]-[.N13]+[.Q13]-[.P13])*24" office:value-type="float" office:value="7.61666666666667">
            <text:p>7.62</text:p>
          </table:table-cell>
          <table:table-cell table:style-name="ce5" table:formula="of:=[.I13]*[.$C$18]+[.H13]*[.$C$20]" office:value-type="float" office:value="214.21875">
            <text:p>214.22</text:p>
          </table:table-cell>
          <table:table-cell table:style-name="ce5" table:formula="of:=IF([.G13]&gt;0;[.$C$21];0)" office:value-type="float" office:value="52">
            <text:p>52.00</text:p>
          </table:table-cell>
          <table:table-cell table:number-columns-repeated="2"/>
          <table:table-cell table:style-name="ce12" table:formula="of:=((([.C13]-MOD([.C13];100))/100)/24)+(MOD([.C13];100)/24/60)" office:value-type="float" office:value="0.372222222222222">
            <text:p>8:56</text:p>
          </table:table-cell>
          <table:table-cell table:style-name="ce12" table:formula="of:=((([.D13]-MOD([.D13];100))/100)/24)+(MOD([.D13];100)/24/60)" office:value-type="float" office:value="0.5">
            <text:p>12:00</text:p>
          </table:table-cell>
          <table:table-cell table:style-name="ce12" table:formula="of:=((([.E13]-MOD([.E13];100))/100)/24)+(MOD([.E13];100)/24/60)" office:value-type="float" office:value="0.0416666666666667">
            <text:p>1:00</text:p>
          </table:table-cell>
          <table:table-cell table:style-name="ce12" table:formula="of:=((([.F13]-MOD([.F13];100))/100)/24)+(MOD([.F13];100)/24/60)" office:value-type="float" office:value="0.23125">
            <text:p>5:33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Wednesday</text:p>
          </table:table-cell>
          <table:table-cell table:style-name="ce6" office:value-type="float" office:value="907">
            <text:p>907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2">
            <text:p>532</text:p>
          </table:table-cell>
          <table:table-cell table:style-name="ce8" table:formula="of:=[.I14]-[.H14]" office:value-type="float" office:value="7.41666666666667">
            <text:p>7.42</text:p>
          </table:table-cell>
          <table:table-cell table:style-name="ce8" table:formula="of:=IF([.I14]&gt;8;[.I14]-8;0)" office:value-type="float" office:value="0">
            <text:p>0.00</text:p>
          </table:table-cell>
          <table:table-cell table:style-name="ce8" table:formula="of:=([.O14]-[.N14]+[.Q14]-[.P14])*24" office:value-type="float" office:value="7.41666666666667">
            <text:p>7.42</text:p>
          </table:table-cell>
          <table:table-cell table:style-name="ce5" table:formula="of:=[.I14]*[.$C$18]+[.H14]*[.$C$20]" office:value-type="float" office:value="208.59375">
            <text:p>208.59</text:p>
          </table:table-cell>
          <table:table-cell table:style-name="ce5" table:formula="of:=IF([.G14]&gt;0;[.$C$21];0)" office:value-type="float" office:value="52">
            <text:p>52.00</text:p>
          </table:table-cell>
          <table:table-cell table:number-columns-repeated="2"/>
          <table:table-cell table:style-name="ce12" table:formula="of:=((([.C14]-MOD([.C14];100))/100)/24)+(MOD([.C14];100)/24/60)" office:value-type="float" office:value="0.379861111111111">
            <text:p>9:07</text:p>
          </table:table-cell>
          <table:table-cell table:style-name="ce12" table:formula="of:=((([.D14]-MOD([.D14];100))/100)/24)+(MOD([.D14];100)/24/60)" office:value-type="float" office:value="0.5">
            <text:p>12:00</text:p>
          </table:table-cell>
          <table:table-cell table:style-name="ce12" table:formula="of:=((([.E14]-MOD([.E14];100))/100)/24)+(MOD([.E14];100)/24/60)" office:value-type="float" office:value="0.0416666666666667">
            <text:p>1:00</text:p>
          </table:table-cell>
          <table:table-cell table:style-name="ce12" table:formula="of:=((([.F14]-MOD([.F14];100))/100)/24)+(MOD([.F14];100)/24/60)" office:value-type="float" office:value="0.230555555555556">
            <text:p>5:32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Thursday</text:p>
          </table:table-cell>
          <table:table-cell table:style-name="ce6" office:value-type="float" office:value="904">
            <text:p>904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6">
            <text:p>536</text:p>
          </table:table-cell>
          <table:table-cell table:style-name="ce8" table:formula="of:=[.I15]-[.H15]" office:value-type="float" office:value="7.53333333333333">
            <text:p>7.53</text:p>
          </table:table-cell>
          <table:table-cell table:style-name="ce8" table:formula="of:=IF([.I15]&gt;8;[.I15]-8;0)" office:value-type="float" office:value="0">
            <text:p>0.00</text:p>
          </table:table-cell>
          <table:table-cell table:style-name="ce8" table:formula="of:=([.O15]-[.N15]+[.Q15]-[.P15])*24" office:value-type="float" office:value="7.53333333333333">
            <text:p>7.53</text:p>
          </table:table-cell>
          <table:table-cell table:style-name="ce5" table:formula="of:=[.I15]*[.$C$18]+[.H15]*[.$C$20]" office:value-type="float" office:value="211.875">
            <text:p>211.88</text:p>
          </table:table-cell>
          <table:table-cell table:style-name="ce5" table:formula="of:=IF([.G15]&gt;0;[.$C$21];0)" office:value-type="float" office:value="52">
            <text:p>52.00</text:p>
          </table:table-cell>
          <table:table-cell table:number-columns-repeated="2"/>
          <table:table-cell table:style-name="ce12" table:formula="of:=((([.C15]-MOD([.C15];100))/100)/24)+(MOD([.C15];100)/24/60)" office:value-type="float" office:value="0.377777777777778">
            <text:p>9:04</text:p>
          </table:table-cell>
          <table:table-cell table:style-name="ce12" table:formula="of:=((([.D15]-MOD([.D15];100))/100)/24)+(MOD([.D15];100)/24/60)" office:value-type="float" office:value="0.5">
            <text:p>12:00</text:p>
          </table:table-cell>
          <table:table-cell table:style-name="ce12" table:formula="of:=((([.E15]-MOD([.E15];100))/100)/24)+(MOD([.E15];100)/24/60)" office:value-type="float" office:value="0.0416666666666667">
            <text:p>1:00</text:p>
          </table:table-cell>
          <table:table-cell table:style-name="ce12" table:formula="of:=((([.F15]-MOD([.F15];100))/100)/24)+(MOD([.F15];100)/24/60)" office:value-type="float" office:value="0.233333333333333">
            <text:p>5:36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Friday</text:p>
          </table:table-cell>
          <table:table-cell table:style-name="ce6" office:value-type="float" office:value="848">
            <text:p>848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/>
          <table:table-cell table:style-name="ce8" table:formula="of:=[.I16]-[.H16]" office:value-type="float" office:value="2.2">
            <text:p>2.20</text:p>
          </table:table-cell>
          <table:table-cell table:style-name="ce8" table:formula="of:=IF([.I16]&gt;8;[.I16]-8;0)" office:value-type="float" office:value="0">
            <text:p>0.00</text:p>
          </table:table-cell>
          <table:table-cell table:style-name="ce8" table:formula="of:=([.O16]-[.N16]+[.Q16]-[.P16])*24" office:value-type="float" office:value="2.2">
            <text:p>2.20</text:p>
          </table:table-cell>
          <table:table-cell table:style-name="ce5" table:formula="of:=[.I16]*[.$C$18]+[.H16]*[.$C$20]" office:value-type="float" office:value="61.875">
            <text:p>61.88</text:p>
          </table:table-cell>
          <table:table-cell table:style-name="ce5" table:formula="of:=IF([.G16]&gt;0;[.$C$21];0)" office:value-type="float" office:value="52">
            <text:p>52.00</text:p>
          </table:table-cell>
          <table:table-cell table:number-columns-repeated="2"/>
          <table:table-cell table:style-name="ce12" table:formula="of:=((([.C16]-MOD([.C16];100))/100)/24)+(MOD([.C16];100)/24/60)" office:value-type="float" office:value="0.366666666666667">
            <text:p>8:48</text:p>
          </table:table-cell>
          <table:table-cell table:style-name="ce12" table:formula="of:=((([.D16]-MOD([.D16];100))/100)/24)+(MOD([.D16];100)/24/60)" office:value-type="float" office:value="0.5">
            <text:p>12:00</text:p>
          </table:table-cell>
          <table:table-cell table:style-name="ce12" table:formula="of:=((([.E16]-MOD([.E16];100))/100)/24)+(MOD([.E16];100)/24/60)" office:value-type="float" office:value="0.0416666666666667">
            <text:p>1:00</text:p>
          </table:table-cell>
          <table:table-cell table:style-name="ce12" table:formula="of:=((([.F16]-MOD([.F16];100))/100)/24)+(MOD([.F16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Default"/>
          <table:table-cell table:style-name="ce6" table:number-columns-repeated="4"/>
          <table:table-cell table:style-name="ce5" table:formula="of:=SUM([.G8:.G16])" office:value-type="float" office:value="40.2">
            <text:p>40.20</text:p>
          </table:table-cell>
          <table:table-cell table:style-name="ce5"/>
          <table:table-cell table:style-name="ce5" table:formula="of:=SUM([.I8:.I16])" office:value-type="float" office:value="40.2">
            <text:p>40.20</text:p>
          </table:table-cell>
          <table:table-cell table:style-name="ce5" table:formula="of:=SUM([.J8:.J16])" office:value-type="float" office:value="1130.625">
            <text:p>1,130.63</text:p>
          </table:table-cell>
          <table:table-cell table:style-name="ce5" table:formula="of:=SUM([.K8:.K16])" office:value-type="float" office:value="312">
            <text:p>312.00</text:p>
          </table:table-cell>
          <table:table-cell/>
          <table:table-cell table:style-name="ce5" table:formula="of:=SUM([.M8:.M16])" office:value-type="float" office:value="0">
            <text:p>0.00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5" table:formula="of:=VLOOKUP([.C3];[$Rate.B5:.D25];3)/8" office:value-type="float" office:value="28.125">
            <text:p>28.13</text:p>
          </table:table-cell>
          <table:table-cell table:number-columns-repeated="2"/>
          <table:table-cell table:style-name="ce7" office:value-type="string">
            <text:p>Regular salary</text:p>
          </table:table-cell>
          <table:table-cell table:style-name="ce8" table:formula="of:=[.G17]*[.C18]" office:value-type="float" office:value="1130.625">
            <text:p>1130.63</text:p>
          </table:table-cell>
          <table:table-cell table:style-name="ce9" table:formula="of:=[.H17]*[.C19]" office:value-type="float" office:value="0">
            <text:p>0.00</text:p>
          </table:table-cell>
          <table:table-cell table:style-name="ce5" table:formula="of:=[.H18]+[.G18]" office:value-type="float" office:value="1130.625">
            <text:p>1,130.63</text:p>
          </table:table-cell>
          <table:table-cell table:style-name="ce4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5" table:formula="of:=[.C18]*1.25" office:value-type="float" office:value="35.15625">
            <text:p>35.16</text:p>
          </table:table-cell>
          <table:table-cell table:number-columns-repeated="4"/>
          <table:table-cell table:style-name="ce7"/>
          <table:table-cell table:style-name="ce5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5" table:formula="of:=[.C19]-[.C18]" office:value-type="float" office:value="7.03125">
            <text:p>7.03</text:p>
          </table:table-cell>
          <table:table-cell table:number-columns-repeated="4"/>
          <table:table-cell table:style-name="ce7" office:value-type="string">
            <text:p>gross salary</text:p>
          </table:table-cell>
          <table:table-cell table:style-name="ce10" table:formula="of:=[.I18]+[.M17]" office:value-type="float" office:value="1130.625">
            <text:p>1,130.63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5" table:formula="of:=VLOOKUP([.C3];[$Rate.B5:.F25];5)" office:value-type="float" office:value="52">
            <text:p>52.00</text:p>
          </table:table-cell>
          <table:table-cell table:number-columns-repeated="4"/>
          <table:table-cell table:style-name="ce7" office:value-type="string">
            <text:p>COLA</text:p>
          </table:table-cell>
          <table:table-cell table:style-name="ce10" table:formula="of:=[.K17]" office:value-type="float" office:value="312">
            <text:p>312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225">
            <text:p>225</text:p>
          </table:table-cell>
          <table:table-cell table:number-columns-repeated="4"/>
          <table:table-cell office:value-type="string">
            <text:p>Sub Total</text:p>
          </table:table-cell>
          <table:table-cell table:style-name="ce5" table:formula="of:=[.I20]+[.I21]" office:value-type="float" office:value="1442.625">
            <text:p>1,442.63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7" office:value-type="string">
            <text:p>deduction</text:p>
          </table:table-cell>
          <table:table-cell table:style-name="ce11" office:value-type="float" office:value="500">
            <text:p>500.00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Sub Total</text:p>
          </table:table-cell>
          <table:table-cell table:style-name="ce10" table:formula="of:=[.I20]+[.I21]-[.I23]" office:value-type="float" office:value="942.625">
            <text:p>942.63</text:p>
          </table:table-cell>
          <table:table-cell table:number-columns-repeated="247"/>
        </table:table-row>
        <table:table-row table:style-name="ro1">
          <table:table-cell table:number-columns-repeated="8"/>
          <table:table-cell office:value-type="string">
            <text:p><text:s/></text:p>
          </table:table-cell>
          <table:table-cell table:number-columns-repeated="247"/>
        </table:table-row>
        <table:table-row table:style-name="ro1" table:number-rows-repeated="10485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rnesto" table:style-name="ta3" table:print="false"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43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4" office:value-type="string">
            <text:p>driver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table:formula="of:=VLOOKUP([.C3];[$Rate.B5:.D25];2)" office:value-type="string" office:string-value="Calahatian, Ernesto">
            <text:p>Calahatian, Ernesto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3"/>
        </table:table-row>
        <table:table-row table:style-name="ro1">
          <table:table-cell/>
          <table:table-cell table:style-name="ce2"/>
          <table:table-cell table:number-columns-repeated="4" table:style-name="ce6"/>
          <table:table-cell table:style-name="ce8" table:formula="of:=[.I8]-[.H8]" office:value-type="float" office:value="0">
            <text:p>0.00</text:p>
          </table:table-cell>
          <table:table-cell table:style-name="ce8" table:formula="of:=IF([.I8]&gt;8;[.I8]-8;0)" office:value-type="float" office:value="0">
            <text:p>0.00</text:p>
          </table:table-cell>
          <table:table-cell table:style-name="ce8" table:formula="of:=([.O8]-[.N8]+[.Q8]-[.P8])*24" office:value-type="float" office:value="0">
            <text:p>0.00</text:p>
          </table:table-cell>
          <table:table-cell table:style-name="ce5" table:formula="of:=[.I8]*[.$C$18]+[.H8]*[.$C$20]" office:value-type="float" office:value="0">
            <text:p>0.00</text:p>
          </table:table-cell>
          <table:table-cell table:style-name="ce5" table:formula="of:=IF([.G8]&gt;0;[.$C$21];0)" office:value-type="float" office:value="0">
            <text:p>0.00</text:p>
          </table:table-cell>
          <table:table-cell/>
          <table:table-cell table:style-name="Default"/>
          <table:table-cell table:style-name="ce12" table:formula="of:=((([.C8]-MOD([.C8];100))/100)/24)+(MOD([.C8];100)/24/60)" office:value-type="float" office:value="0">
            <text:p>0:00</text:p>
          </table:table-cell>
          <table:table-cell table:style-name="ce12" table:formula="of:=((([.D8]-MOD([.D8];100))/100)/24)+(MOD([.D8];100)/24/60)" office:value-type="float" office:value="0">
            <text:p>0:00</text:p>
          </table:table-cell>
          <table:table-cell table:style-name="ce12" table:formula="of:=((([.E8]-MOD([.E8];100))/100)/24)+(MOD([.E8];100)/24/60)" office:value-type="float" office:value="0">
            <text:p>0:00</text:p>
          </table:table-cell>
          <table:table-cell table:style-name="ce12" table:formula="of:=((([.F8]-MOD([.F8];100))/100)/24)+(MOD([.F8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6"/>
          <table:table-cell table:style-name="ce8" table:formula="of:=[.I9]-[.H9]" office:value-type="float" office:value="0">
            <text:p>0.00</text:p>
          </table:table-cell>
          <table:table-cell table:style-name="ce8" table:formula="of:=IF([.I9]&gt;8;[.I9]-8;0)" office:value-type="float" office:value="0">
            <text:p>0.00</text:p>
          </table:table-cell>
          <table:table-cell table:style-name="ce8" table:formula="of:=([.O9]-[.N9]+[.Q9]-[.P9])*24" office:value-type="float" office:value="0">
            <text:p>0.00</text:p>
          </table:table-cell>
          <table:table-cell table:style-name="ce5" table:formula="of:=[.I9]*[.$C$18]+[.H9]*[.$C$20]" office:value-type="float" office:value="0">
            <text:p>0.00</text:p>
          </table:table-cell>
          <table:table-cell table:style-name="ce5" table:formula="of:=IF([.G9]&gt;0;[.$C$21];0)" office:value-type="float" office:value="0">
            <text:p>0.00</text:p>
          </table:table-cell>
          <table:table-cell table:number-columns-repeated="2"/>
          <table:table-cell table:style-name="ce12" table:formula="of:=((([.C9]-MOD([.C9];100))/100)/24)+(MOD([.C9];100)/24/60)" office:value-type="float" office:value="0">
            <text:p>0:00</text:p>
          </table:table-cell>
          <table:table-cell table:style-name="ce12" table:formula="of:=((([.D9]-MOD([.D9];100))/100)/24)+(MOD([.D9];100)/24/60)" office:value-type="float" office:value="0">
            <text:p>0:00</text:p>
          </table:table-cell>
          <table:table-cell table:style-name="ce12" table:formula="of:=((([.E9]-MOD([.E9];100))/100)/24)+(MOD([.E9];100)/24/60)" office:value-type="float" office:value="0">
            <text:p>0:00</text:p>
          </table:table-cell>
          <table:table-cell table:style-name="ce12" table:formula="of:=((([.F9]-MOD([.F9];100))/100)/24)+(MOD([.F9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6"/>
          <table:table-cell table:style-name="ce8" table:formula="of:=[.I10]-[.H10]" office:value-type="float" office:value="0">
            <text:p>0.00</text:p>
          </table:table-cell>
          <table:table-cell table:style-name="ce8" table:formula="of:=IF([.I10]&gt;8;[.I10]-8;0)" office:value-type="float" office:value="0">
            <text:p>0.00</text:p>
          </table:table-cell>
          <table:table-cell table:style-name="ce8" table:formula="of:=([.O10]-[.N10]+[.Q10]-[.P10])*24" office:value-type="float" office:value="0">
            <text:p>0.00</text:p>
          </table:table-cell>
          <table:table-cell table:style-name="ce5" table:formula="of:=[.I10]*[.$C$18]+[.H10]*[.$C$20]" office:value-type="float" office:value="0">
            <text:p>0.00</text:p>
          </table:table-cell>
          <table:table-cell table:style-name="ce5" table:formula="of:=IF([.G10]&gt;0;[.$C$21];0)" office:value-type="float" office:value="0">
            <text:p>0.00</text:p>
          </table:table-cell>
          <table:table-cell table:number-columns-repeated="2"/>
          <table:table-cell table:style-name="ce12" table:formula="of:=((([.C10]-MOD([.C10];100))/100)/24)+(MOD([.C10];100)/24/60)" office:value-type="float" office:value="0">
            <text:p>0:00</text:p>
          </table:table-cell>
          <table:table-cell table:style-name="ce12" table:formula="of:=((([.D10]-MOD([.D10];100))/100)/24)+(MOD([.D10];100)/24/60)" office:value-type="float" office:value="0">
            <text:p>0:00</text:p>
          </table:table-cell>
          <table:table-cell table:style-name="ce12" table:formula="of:=((([.E10]-MOD([.E10];100))/100)/24)+(MOD([.E10];100)/24/60)" office:value-type="float" office:value="0">
            <text:p>0:00</text:p>
          </table:table-cell>
          <table:table-cell table:style-name="ce12" table:formula="of:=((([.F10]-MOD([.F10];100))/100)/24)+(MOD([.F10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 office:value-type="string">
            <text:p>Saturday</text:p>
          </table:table-cell>
          <table:table-cell table:number-columns-repeated="4" table:style-name="ce6" office:value-type="float" office:value="0">
            <text:p>0</text:p>
          </table:table-cell>
          <table:table-cell table:style-name="ce8" table:formula="of:=[.I11]-[.H11]" office:value-type="float" office:value="0">
            <text:p>0.00</text:p>
          </table:table-cell>
          <table:table-cell table:style-name="ce8" table:formula="of:=IF([.I11]&gt;8;[.I11]-8;0)" office:value-type="float" office:value="0">
            <text:p>0.00</text:p>
          </table:table-cell>
          <table:table-cell table:style-name="ce8" table:formula="of:=([.O11]-[.N11]+[.Q11]-[.P11])*24" office:value-type="float" office:value="0">
            <text:p>0.00</text:p>
          </table:table-cell>
          <table:table-cell table:style-name="ce5" table:formula="of:=[.I11]*[.$C$18]+[.H11]*[.$C$20]" office:value-type="float" office:value="0">
            <text:p>0.00</text:p>
          </table:table-cell>
          <table:table-cell table:style-name="ce5" table:formula="of:=IF([.G11]&gt;0;[.$C$21];0)" office:value-type="float" office:value="0">
            <text:p>0.00</text:p>
          </table:table-cell>
          <table:table-cell table:style-name="Default"/>
          <table:table-cell/>
          <table:table-cell table:style-name="ce12" table:formula="of:=((([.C11]-MOD([.C11];100))/100)/24)+(MOD([.C11];100)/24/60)" office:value-type="float" office:value="0">
            <text:p>0:00</text:p>
          </table:table-cell>
          <table:table-cell table:style-name="ce12" table:formula="of:=((([.D11]-MOD([.D11];100))/100)/24)+(MOD([.D11];100)/24/60)" office:value-type="float" office:value="0">
            <text:p>0:00</text:p>
          </table:table-cell>
          <table:table-cell table:style-name="ce12" table:formula="of:=((([.E11]-MOD([.E11];100))/100)/24)+(MOD([.E11];100)/24/60)" office:value-type="float" office:value="0">
            <text:p>0:00</text:p>
          </table:table-cell>
          <table:table-cell table:style-name="ce12" table:formula="of:=((([.F11]-MOD([.F11];100))/100)/24)+(MOD([.F11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Monday</text:p>
          </table:table-cell>
          <table:table-cell table:style-name="ce6" office:value-type="float" office:value="847">
            <text:p>847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2">
            <text:p>532</text:p>
          </table:table-cell>
          <table:table-cell table:style-name="ce8" table:formula="of:=[.I12]-[.H12]" office:value-type="float" office:value="7.75">
            <text:p>7.75</text:p>
          </table:table-cell>
          <table:table-cell table:style-name="ce8" table:formula="of:=IF([.I12]&gt;8;[.I12]-8;0)" office:value-type="float" office:value="0">
            <text:p>0.00</text:p>
          </table:table-cell>
          <table:table-cell table:style-name="ce8" table:formula="of:=([.O12]-[.N12]+[.Q12]-[.P12])*24" office:value-type="float" office:value="7.75">
            <text:p>7.75</text:p>
          </table:table-cell>
          <table:table-cell table:style-name="ce5" table:formula="of:=[.I12]*[.$C$18]+[.H12]*[.$C$20]" office:value-type="float" office:value="339.0625">
            <text:p>339.06</text:p>
          </table:table-cell>
          <table:table-cell table:style-name="ce5" table:formula="of:=IF([.G12]&gt;0;[.$C$21];0)" office:value-type="float" office:value="52">
            <text:p>52.00</text:p>
          </table:table-cell>
          <table:table-cell/>
          <table:table-cell table:style-name="Default"/>
          <table:table-cell table:style-name="ce12" table:formula="of:=((([.C12]-MOD([.C12];100))/100)/24)+(MOD([.C12];100)/24/60)" office:value-type="float" office:value="0.365972222222222">
            <text:p>8:47</text:p>
          </table:table-cell>
          <table:table-cell table:style-name="ce12" table:formula="of:=((([.D12]-MOD([.D12];100))/100)/24)+(MOD([.D12];100)/24/60)" office:value-type="float" office:value="0.5">
            <text:p>12:00</text:p>
          </table:table-cell>
          <table:table-cell table:style-name="ce12" table:formula="of:=((([.E12]-MOD([.E12];100))/100)/24)+(MOD([.E12];100)/24/60)" office:value-type="float" office:value="0.0416666666666667">
            <text:p>1:00</text:p>
          </table:table-cell>
          <table:table-cell table:style-name="ce12" table:formula="of:=((([.F12]-MOD([.F12];100))/100)/24)+(MOD([.F12];100)/24/60)" office:value-type="float" office:value="0.230555555555556">
            <text:p>5:32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Tuesday</text:p>
          </table:table-cell>
          <table:table-cell table:number-columns-repeated="4" table:style-name="ce6" office:value-type="float" office:value="0">
            <text:p>0</text:p>
          </table:table-cell>
          <table:table-cell table:style-name="ce8" table:formula="of:=[.I13]-[.H13]" office:value-type="float" office:value="0">
            <text:p>0.00</text:p>
          </table:table-cell>
          <table:table-cell table:style-name="ce8" table:formula="of:=IF([.I13]&gt;8;[.I13]-8;0)" office:value-type="float" office:value="0">
            <text:p>0.00</text:p>
          </table:table-cell>
          <table:table-cell table:style-name="ce8" table:formula="of:=([.O13]-[.N13]+[.Q13]-[.P13])*24" office:value-type="float" office:value="0">
            <text:p>0.00</text:p>
          </table:table-cell>
          <table:table-cell table:style-name="ce5" table:formula="of:=[.I13]*[.$C$18]+[.H13]*[.$C$20]" office:value-type="float" office:value="0">
            <text:p>0.00</text:p>
          </table:table-cell>
          <table:table-cell table:style-name="ce5" table:formula="of:=IF([.G13]&gt;0;[.$C$21];0)" office:value-type="float" office:value="0">
            <text:p>0.00</text:p>
          </table:table-cell>
          <table:table-cell table:number-columns-repeated="2"/>
          <table:table-cell table:style-name="ce12" table:formula="of:=((([.C13]-MOD([.C13];100))/100)/24)+(MOD([.C13];100)/24/60)" office:value-type="float" office:value="0">
            <text:p>0:00</text:p>
          </table:table-cell>
          <table:table-cell table:style-name="ce12" table:formula="of:=((([.D13]-MOD([.D13];100))/100)/24)+(MOD([.D13];100)/24/60)" office:value-type="float" office:value="0">
            <text:p>0:00</text:p>
          </table:table-cell>
          <table:table-cell table:style-name="ce12" table:formula="of:=((([.E13]-MOD([.E13];100))/100)/24)+(MOD([.E13];100)/24/60)" office:value-type="float" office:value="0">
            <text:p>0:00</text:p>
          </table:table-cell>
          <table:table-cell table:style-name="ce12" table:formula="of:=((([.F13]-MOD([.F13];100))/100)/24)+(MOD([.F13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Wednesday</text:p>
          </table:table-cell>
          <table:table-cell table:style-name="ce6" office:value-type="float" office:value="842">
            <text:p>842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7">
            <text:p>537</text:p>
          </table:table-cell>
          <table:table-cell table:style-name="ce8" table:formula="of:=[.I14]-[.H14]" office:value-type="float" office:value="7.91666666666667">
            <text:p>7.92</text:p>
          </table:table-cell>
          <table:table-cell table:style-name="ce8" table:formula="of:=IF([.I14]&gt;8;[.I14]-8;0)" office:value-type="float" office:value="0">
            <text:p>0.00</text:p>
          </table:table-cell>
          <table:table-cell table:style-name="ce8" table:formula="of:=([.O14]-[.N14]+[.Q14]-[.P14])*24" office:value-type="float" office:value="7.91666666666667">
            <text:p>7.92</text:p>
          </table:table-cell>
          <table:table-cell table:style-name="ce5" table:formula="of:=[.I14]*[.$C$18]+[.H14]*[.$C$20]" office:value-type="float" office:value="346.354166666667">
            <text:p>346.35</text:p>
          </table:table-cell>
          <table:table-cell table:style-name="ce5" table:formula="of:=IF([.G14]&gt;0;[.$C$21];0)" office:value-type="float" office:value="52">
            <text:p>52.00</text:p>
          </table:table-cell>
          <table:table-cell table:number-columns-repeated="2"/>
          <table:table-cell table:style-name="ce12" table:formula="of:=((([.C14]-MOD([.C14];100))/100)/24)+(MOD([.C14];100)/24/60)" office:value-type="float" office:value="0.3625">
            <text:p>8:42</text:p>
          </table:table-cell>
          <table:table-cell table:style-name="ce12" table:formula="of:=((([.D14]-MOD([.D14];100))/100)/24)+(MOD([.D14];100)/24/60)" office:value-type="float" office:value="0.5">
            <text:p>12:00</text:p>
          </table:table-cell>
          <table:table-cell table:style-name="ce12" table:formula="of:=((([.E14]-MOD([.E14];100))/100)/24)+(MOD([.E14];100)/24/60)" office:value-type="float" office:value="0.0416666666666667">
            <text:p>1:00</text:p>
          </table:table-cell>
          <table:table-cell table:style-name="ce12" table:formula="of:=((([.F14]-MOD([.F14];100))/100)/24)+(MOD([.F14];100)/24/60)" office:value-type="float" office:value="0.234027777777778">
            <text:p>5:37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Thursday</text:p>
          </table:table-cell>
          <table:table-cell table:style-name="ce6" office:value-type="float" office:value="837">
            <text:p>837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1">
            <text:p>531</text:p>
          </table:table-cell>
          <table:table-cell table:style-name="ce8" table:formula="of:=[.I15]-[.H15]" office:value-type="float" office:value="7.9">
            <text:p>7.90</text:p>
          </table:table-cell>
          <table:table-cell table:style-name="ce8" office:value-type="float" office:value="0">
            <text:p>0.00</text:p>
          </table:table-cell>
          <table:table-cell table:style-name="ce8" table:formula="of:=([.O15]-[.N15]+[.Q15]-[.P15])*24" office:value-type="float" office:value="7.9">
            <text:p>7.90</text:p>
          </table:table-cell>
          <table:table-cell table:style-name="ce5" table:formula="of:=[.I15]*[.$C$18]+[.H15]*[.$C$20]" office:value-type="float" office:value="345.625">
            <text:p>345.63</text:p>
          </table:table-cell>
          <table:table-cell table:style-name="ce5" table:formula="of:=IF([.G15]&gt;0;[.$C$21];0)" office:value-type="float" office:value="52">
            <text:p>52.00</text:p>
          </table:table-cell>
          <table:table-cell table:number-columns-repeated="2"/>
          <table:table-cell table:style-name="ce12" table:formula="of:=((([.C15]-MOD([.C15];100))/100)/24)+(MOD([.C15];100)/24/60)" office:value-type="float" office:value="0.359027777777778">
            <text:p>8:37</text:p>
          </table:table-cell>
          <table:table-cell table:style-name="ce12" table:formula="of:=((([.D15]-MOD([.D15];100))/100)/24)+(MOD([.D15];100)/24/60)" office:value-type="float" office:value="0.5">
            <text:p>12:00</text:p>
          </table:table-cell>
          <table:table-cell table:style-name="ce12" table:formula="of:=((([.E15]-MOD([.E15];100))/100)/24)+(MOD([.E15];100)/24/60)" office:value-type="float" office:value="0.0416666666666667">
            <text:p>1:00</text:p>
          </table:table-cell>
          <table:table-cell table:style-name="ce12" table:formula="of:=((([.F15]-MOD([.F15];100))/100)/24)+(MOD([.F15];100)/24/60)" office:value-type="float" office:value="0.229861111111111">
            <text:p>5:31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Friday</text:p>
          </table:table-cell>
          <table:table-cell table:style-name="ce6" office:value-type="float" office:value="842">
            <text:p>842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/>
          <table:table-cell table:style-name="ce8" table:formula="of:=[.I16]-[.H16]" office:value-type="float" office:value="2.3">
            <text:p>2.30</text:p>
          </table:table-cell>
          <table:table-cell table:style-name="ce8" table:formula="of:=IF([.I16]&gt;8;[.I16]-8;0)" office:value-type="float" office:value="0">
            <text:p>0.00</text:p>
          </table:table-cell>
          <table:table-cell table:style-name="ce8" table:formula="of:=([.O16]-[.N16]+[.Q16]-[.P16])*24" office:value-type="float" office:value="2.3">
            <text:p>2.30</text:p>
          </table:table-cell>
          <table:table-cell table:style-name="ce5" table:formula="of:=[.I16]*[.$C$18]+[.H16]*[.$C$20]" office:value-type="float" office:value="100.625">
            <text:p>100.63</text:p>
          </table:table-cell>
          <table:table-cell table:style-name="ce5" table:formula="of:=IF([.G16]&gt;0;[.$C$21];0)" office:value-type="float" office:value="52">
            <text:p>52.00</text:p>
          </table:table-cell>
          <table:table-cell/>
          <table:table-cell office:value-type="string">
            <text:p>`</text:p>
          </table:table-cell>
          <table:table-cell table:style-name="ce12" table:formula="of:=((([.C16]-MOD([.C16];100))/100)/24)+(MOD([.C16];100)/24/60)" office:value-type="float" office:value="0.3625">
            <text:p>8:42</text:p>
          </table:table-cell>
          <table:table-cell table:style-name="ce12" table:formula="of:=((([.D16]-MOD([.D16];100))/100)/24)+(MOD([.D16];100)/24/60)" office:value-type="float" office:value="0.5">
            <text:p>12:00</text:p>
          </table:table-cell>
          <table:table-cell table:style-name="ce12" table:formula="of:=((([.E16]-MOD([.E16];100))/100)/24)+(MOD([.E16];100)/24/60)" office:value-type="float" office:value="0.0416666666666667">
            <text:p>1:00</text:p>
          </table:table-cell>
          <table:table-cell table:style-name="ce12" table:formula="of:=((([.F16]-MOD([.F16];100))/100)/24)+(MOD([.F16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Default"/>
          <table:table-cell table:style-name="ce6" table:number-columns-repeated="4"/>
          <table:table-cell table:style-name="ce5" table:formula="of:=SUM([.G8:.G16])" office:value-type="float" office:value="25.8666666666667">
            <text:p>25.87</text:p>
          </table:table-cell>
          <table:table-cell table:style-name="ce5" table:formula="of:=SUM([.H8:.H16])" office:value-type="float" office:value="0">
            <text:p>0.00</text:p>
          </table:table-cell>
          <table:table-cell table:style-name="ce5" table:formula="of:=SUM([.I8:.I16])" office:value-type="float" office:value="25.8666666666667">
            <text:p>25.87</text:p>
          </table:table-cell>
          <table:table-cell table:style-name="ce5" table:formula="of:=SUM([.J8:.J16])" office:value-type="float" office:value="1131.66666666667">
            <text:p>1,131.67</text:p>
          </table:table-cell>
          <table:table-cell table:style-name="ce5" table:formula="of:=SUM([.K8:.K16])" office:value-type="float" office:value="208">
            <text:p>208.00</text:p>
          </table:table-cell>
          <table:table-cell/>
          <table:table-cell table:style-name="ce5"/>
          <table:table-cell table:number-columns-repeated="243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5" table:formula="of:=VLOOKUP([.C3];[$Rate.B5:.D25];3)/8" office:value-type="float" office:value="43.75">
            <text:p>43.75</text:p>
          </table:table-cell>
          <table:table-cell table:number-columns-repeated="2"/>
          <table:table-cell table:style-name="ce7" office:value-type="string">
            <text:p>Regular salary</text:p>
          </table:table-cell>
          <table:table-cell table:style-name="ce8" table:formula="of:=[.G17]*[.C18]" office:value-type="float" office:value="1131.66666666667">
            <text:p>1131.67</text:p>
          </table:table-cell>
          <table:table-cell table:style-name="ce9" table:formula="of:=[.H17]*[.C19]" office:value-type="float" office:value="0">
            <text:p>0.00</text:p>
          </table:table-cell>
          <table:table-cell table:style-name="ce5" table:formula="of:=[.H18]+[.G18]" office:value-type="float" office:value="1131.66666666667">
            <text:p>1,131.67</text:p>
          </table:table-cell>
          <table:table-cell table:style-name="ce4" table:number-columns-repeated="2"/>
          <table:table-cell/>
          <table:table-cell/>
          <table:table-cell table:number-columns-repeated="243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5" table:formula="of:=[.C18]*1.25" office:value-type="float" office:value="54.6875">
            <text:p>54.69</text:p>
          </table:table-cell>
          <table:table-cell table:number-columns-repeated="4"/>
          <table:table-cell table:style-name="ce7"/>
          <table:table-cell table:style-name="ce5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5" table:formula="of:=[.C19]-[.C18]" office:value-type="float" office:value="10.9375">
            <text:p>10.94</text:p>
          </table:table-cell>
          <table:table-cell table:number-columns-repeated="4"/>
          <table:table-cell table:style-name="ce7" office:value-type="string">
            <text:p>gross salary</text:p>
          </table:table-cell>
          <table:table-cell table:style-name="ce10" table:formula="of:=[.I18]+[.M18]" office:value-type="float" office:value="1131.66666666667">
            <text:p>1,131.67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5" table:formula="of:=VLOOKUP([.C3];[$Rate.B5:.F25];5)" office:value-type="float" office:value="52">
            <text:p>52.00</text:p>
          </table:table-cell>
          <table:table-cell table:number-columns-repeated="4"/>
          <table:table-cell table:style-name="ce7" office:value-type="string">
            <text:p>COLA</text:p>
          </table:table-cell>
          <table:table-cell table:style-name="ce10" table:formula="of:=[.K17]" office:value-type="float" office:value="208">
            <text:p>208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350">
            <text:p>350</text:p>
          </table:table-cell>
          <table:table-cell table:number-columns-repeated="4"/>
          <table:table-cell office:value-type="string">
            <text:p>Sub Total</text:p>
          </table:table-cell>
          <table:table-cell table:style-name="ce5" table:formula="of:=[.I20]+[.I21]" office:value-type="float" office:value="1339.66666666667">
            <text:p>1,339.67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7" office:value-type="string">
            <text:p>deduction</text:p>
          </table:table-cell>
          <table:table-cell table:style-name="ce11" office:value-type="float" office:value="700">
            <text:p>700.00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net salary</text:p>
          </table:table-cell>
          <table:table-cell table:style-name="ce10" table:formula="of:=[.I20]+[.I21]-[.I23]" office:value-type="float" office:value="639.666666666667">
            <text:p>639.67</text:p>
          </table:table-cell>
          <table:table-cell table:number-columns-repeated="247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ucio" table:style-name="ta4" table:print="false"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8" table:default-cell-style-name="ce1"/>
        <table:table-column table:style-name="co13" table:default-cell-style-name="Default"/>
        <table:table-column table:style-name="co17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3" table:visibility="collapse" table:default-cell-style-name="Default"/>
        <table:table-column table:style-name="co19" table:number-columns-repeated="2" table:default-cell-style-name="Default"/>
        <table:table-column table:style-name="co13" table:visibility="collapse" table:default-cell-style-name="Default"/>
        <table:table-column table:style-name="co19" table:number-columns-repeated="2" table:default-cell-style-name="Default"/>
        <table:table-column table:style-name="co13" table:visibility="collapse" table:default-cell-style-name="Default"/>
        <table:table-column table:style-name="co13" table:number-columns-repeated="230" table:default-cell-style-name="Default"/>
        <table:table-row table:style-name="ro1" table:number-rows-repeated="2">
          <table:table-cell table:style-name="ce1" table:number-columns-repeated="10"/>
          <table:table-cell/>
          <table:table-cell table:style-name="ce1" table:number-columns-repeated="7"/>
          <table:table-cell table:number-columns-repeated="238"/>
        </table:table-row>
        <table:table-row table:style-name="ro1">
          <table:table-cell table:style-name="ce1"/>
          <table:table-cell table:style-name="ce1" office:value-type="string">
            <text:p>Nickname</text:p>
          </table:table-cell>
          <table:table-cell table:style-name="ce4" office:value-type="string">
            <text:p>lucio</text:p>
          </table:table-cell>
          <table:table-cell table:style-name="ce1" table:number-columns-repeated="7"/>
          <table:table-cell/>
          <table:table-cell table:style-name="ce1" table:number-columns-repeated="7"/>
          <table:table-cell table:number-columns-repeated="238"/>
        </table:table-row>
        <table:table-row table:style-name="ro1">
          <table:table-cell table:style-name="ce1" table:number-columns-repeated="10"/>
          <table:table-cell/>
          <table:table-cell table:style-name="ce1" table:number-columns-repeated="7"/>
          <table:table-cell table:number-columns-repeated="238"/>
        </table:table-row>
        <table:table-row table:style-name="ro1">
          <table:table-cell table:style-name="ce1"/>
          <table:table-cell table:style-name="ce1" office:value-type="string">
            <text:p>Name</text:p>
          </table:table-cell>
          <table:table-cell table:style-name="ce5" table:formula="of:=VLOOKUP([.C3];[$Rate.B5:.D25];2)" office:value-type="string" office:string-value="Entero, Lucio">
            <text:p>Entero, Lucio</text:p>
          </table:table-cell>
          <table:table-cell table:style-name="ce1" table:number-columns-repeated="7"/>
          <table:table-cell/>
          <table:table-cell table:style-name="ce1" table:number-columns-repeated="7"/>
          <table:table-cell table:number-columns-repeated="238"/>
        </table:table-row>
        <table:table-row table:style-name="ro1">
          <table:table-cell table:style-name="ce1" table:number-columns-repeated="6"/>
          <table:table-cell table:style-name="ce1" office:value-type="string">
            <text:p>regular</text:p>
          </table:table-cell>
          <table:table-cell table:style-name="ce1" office:value-type="string">
            <text:p>overtim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ross</text:p>
          </table:table-cell>
          <table:table-cell office:value-type="string">
            <text:p>COLA</text:p>
          </table:table-cell>
          <table:table-cell table:number-columns-repeated="2" table:style-name="ce1" office:value-type="string">
            <text:p>Holiday</text:p>
          </table:table-cell>
          <table:table-cell table:style-name="ce1" table:number-columns-repeated="5"/>
          <table:table-cell table:number-columns-repeated="238"/>
        </table:table-row>
        <table:table-row table:style-name="ro1">
          <table:table-cell table:style-name="ce1" table:number-columns-repeated="2"/>
          <table:table-cell table:style-name="ce1" office:value-type="string">
            <text:p>in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out</text:p>
          </table:table-cell>
          <table:table-cell table:number-columns-repeated="3" table:style-name="ce1" office:value-type="string">
            <text:p>hours</text:p>
          </table:table-cell>
          <table:table-cell table:style-name="ce1" office:value-type="string">
            <text:p>Pay</text:p>
          </table:table-cell>
          <table:table-cell/>
          <table:table-cell table:style-name="ce1" office:value-type="string">
            <text:p>rate</text:p>
          </table:table-cell>
          <table:table-cell table:style-name="ce1" office:value-type="string">
            <text:p>additional</text:p>
          </table:table-cell>
          <table:table-cell table:style-name="ce1" table:number-columns-repeated="5"/>
          <table:table-cell table:number-columns-repeated="238"/>
        </table:table-row>
        <table:table-row table:style-name="ro1">
          <table:table-cell table:style-name="ce1"/>
          <table:table-cell table:style-name="ce2"/>
          <table:table-cell table:number-columns-repeated="4" table:style-name="ce6"/>
          <table:table-cell table:style-name="ce8" table:formula="of:=[.I8]-[.H8]" office:value-type="float" office:value="0">
            <text:p>0.00</text:p>
          </table:table-cell>
          <table:table-cell table:style-name="ce8" table:formula="of:=IF([.I8]&gt;8;[.I8]-8;0)" office:value-type="float" office:value="0">
            <text:p>0.00</text:p>
          </table:table-cell>
          <table:table-cell table:style-name="ce8" table:formula="of:=([.O8]-[.N8]+[.Q8]-[.P8])*24" office:value-type="float" office:value="0">
            <text:p>0.00</text:p>
          </table:table-cell>
          <table:table-cell table:style-name="ce5" table:formula="of:=[.I8]*[.$C$18]+[.H8]*[.$C$20]" office:value-type="float" office:value="0">
            <text:p>0.00</text:p>
          </table:table-cell>
          <table:table-cell table:style-name="ce5" table:formula="of:=IF([.G8]&gt;0;[.$C$21];0)" office:value-type="float" office:value="0">
            <text:p>0.00</text:p>
          </table:table-cell>
          <table:table-cell table:style-name="ce1"/>
          <table:table-cell/>
          <table:table-cell table:style-name="ce12" table:formula="of:=((([.C8]-MOD([.C8];100))/100)/24)+(MOD([.C8];100)/24/60)" office:value-type="float" office:value="0">
            <text:p>0:00</text:p>
          </table:table-cell>
          <table:table-cell table:style-name="ce12" table:formula="of:=((([.D8]-MOD([.D8];100))/100)/24)+(MOD([.D8];100)/24/60)" office:value-type="float" office:value="0">
            <text:p>0:00</text:p>
          </table:table-cell>
          <table:table-cell table:style-name="ce12" table:formula="of:=((([.E8]-MOD([.E8];100))/100)/24)+(MOD([.E8];100)/24/60)" office:value-type="float" office:value="0">
            <text:p>0:00</text:p>
          </table:table-cell>
          <table:table-cell table:style-name="ce12" table:formula="of:=((([.F8]-MOD([.F8];100))/100)/24)+(MOD([.F8];100)/24/60)" office:value-type="float" office:value="0">
            <text:p>0:00</text:p>
          </table:table-cell>
          <table:table-cell table:style-name="ce1"/>
          <table:table-cell table:style-name="ce17"/>
          <table:table-cell table:style-name="ce20"/>
          <table:table-cell table:style-name="ce21"/>
          <table:table-cell table:style-name="ce17"/>
          <table:table-cell table:style-name="ce20"/>
          <table:table-cell table:style-name="ce21"/>
          <table:table-cell table:style-name="ce17"/>
          <table:table-cell table:style-name="ce20" table:number-columns-repeated="3"/>
          <table:table-cell table:number-columns-repeated="228"/>
        </table:table-row>
        <table:table-row table:style-name="ro1">
          <table:table-cell table:style-name="ce1"/>
          <table:table-cell table:style-name="ce3"/>
          <table:table-cell table:number-columns-repeated="4" table:style-name="ce6"/>
          <table:table-cell table:style-name="ce8" table:formula="of:=[.I9]-[.H9]" office:value-type="float" office:value="0">
            <text:p>0.00</text:p>
          </table:table-cell>
          <table:table-cell table:style-name="ce8" table:formula="of:=IF([.I9]&gt;8;[.I9]-8;0)" office:value-type="float" office:value="0">
            <text:p>0.00</text:p>
          </table:table-cell>
          <table:table-cell table:style-name="ce8" table:formula="of:=([.O9]-[.N9]+[.Q9]-[.P9])*24" office:value-type="float" office:value="0">
            <text:p>0.00</text:p>
          </table:table-cell>
          <table:table-cell table:style-name="ce5" table:formula="of:=[.I9]*[.$C$18]+[.H9]*[.$C$20]" office:value-type="float" office:value="0">
            <text:p>0.00</text:p>
          </table:table-cell>
          <table:table-cell table:style-name="ce5" table:formula="of:=IF([.G9]&gt;0;[.$C$21];0)" office:value-type="float" office:value="0">
            <text:p>0.00</text:p>
          </table:table-cell>
          <table:table-cell table:style-name="ce1" table:number-columns-repeated="2"/>
          <table:table-cell table:style-name="ce12" table:formula="of:=((([.C9]-MOD([.C9];100))/100)/24)+(MOD([.C9];100)/24/60)" office:value-type="float" office:value="0">
            <text:p>0:00</text:p>
          </table:table-cell>
          <table:table-cell table:style-name="ce12" table:formula="of:=((([.D9]-MOD([.D9];100))/100)/24)+(MOD([.D9];100)/24/60)" office:value-type="float" office:value="0">
            <text:p>0:00</text:p>
          </table:table-cell>
          <table:table-cell table:style-name="ce12" table:formula="of:=((([.E9]-MOD([.E9];100))/100)/24)+(MOD([.E9];100)/24/60)" office:value-type="float" office:value="0">
            <text:p>0:00</text:p>
          </table:table-cell>
          <table:table-cell table:style-name="ce12" table:formula="of:=((([.F9]-MOD([.F9];100))/100)/24)+(MOD([.F9];100)/24/60)" office:value-type="float" office:value="0">
            <text:p>0:00</text:p>
          </table:table-cell>
          <table:table-cell table:style-name="ce1"/>
          <table:table-cell table:style-name="ce18"/>
          <table:table-cell/>
          <table:table-cell table:style-name="ce22"/>
          <table:table-cell table:style-name="ce18"/>
          <table:table-cell/>
          <table:table-cell table:style-name="ce22"/>
          <table:table-cell table:style-name="ce18"/>
          <table:table-cell table:number-columns-repeated="231"/>
        </table:table-row>
        <table:table-row table:style-name="ro1">
          <table:table-cell table:style-name="ce1"/>
          <table:table-cell table:style-name="ce3"/>
          <table:table-cell table:number-columns-repeated="4" table:style-name="ce6"/>
          <table:table-cell table:style-name="ce8" table:formula="of:=[.I10]-[.H10]" office:value-type="float" office:value="0">
            <text:p>0.00</text:p>
          </table:table-cell>
          <table:table-cell table:style-name="ce8" table:formula="of:=IF([.I10]&gt;8;[.I10]-8;0)" office:value-type="float" office:value="0">
            <text:p>0.00</text:p>
          </table:table-cell>
          <table:table-cell table:style-name="ce8" table:formula="of:=([.O10]-[.N10]+[.Q10]-[.P10])*24" office:value-type="float" office:value="0">
            <text:p>0.00</text:p>
          </table:table-cell>
          <table:table-cell table:style-name="ce5" table:formula="of:=[.I10]*[.$C$18]+[.H10]*[.$C$20]" office:value-type="float" office:value="0">
            <text:p>0.00</text:p>
          </table:table-cell>
          <table:table-cell table:style-name="ce5" table:formula="of:=IF([.G10]&gt;0;[.$C$21];0)" office:value-type="float" office:value="0">
            <text:p>0.00</text:p>
          </table:table-cell>
          <table:table-cell table:style-name="ce1" table:number-columns-repeated="2"/>
          <table:table-cell table:style-name="ce12" table:formula="of:=((([.C10]-MOD([.C10];100))/100)/24)+(MOD([.C10];100)/24/60)" office:value-type="float" office:value="0">
            <text:p>0:00</text:p>
          </table:table-cell>
          <table:table-cell table:style-name="ce12" table:formula="of:=((([.D10]-MOD([.D10];100))/100)/24)+(MOD([.D10];100)/24/60)" office:value-type="float" office:value="0">
            <text:p>0:00</text:p>
          </table:table-cell>
          <table:table-cell table:style-name="ce12" table:formula="of:=((([.E10]-MOD([.E10];100))/100)/24)+(MOD([.E10];100)/24/60)" office:value-type="float" office:value="0">
            <text:p>0:00</text:p>
          </table:table-cell>
          <table:table-cell table:style-name="ce12" table:formula="of:=((([.F10]-MOD([.F10];100))/100)/24)+(MOD([.F10];100)/24/60)" office:value-type="float" office:value="0">
            <text:p>0:00</text:p>
          </table:table-cell>
          <table:table-cell table:style-name="ce1"/>
          <table:table-cell table:style-name="ce18"/>
          <table:table-cell/>
          <table:table-cell table:style-name="ce22"/>
          <table:table-cell table:style-name="ce18"/>
          <table:table-cell/>
          <table:table-cell table:style-name="ce22"/>
          <table:table-cell table:style-name="ce18"/>
          <table:table-cell table:number-columns-repeated="231"/>
        </table:table-row>
        <table:table-row table:style-name="ro1">
          <table:table-cell table:style-name="ce1"/>
          <table:table-cell table:style-name="ce3" office:value-type="string">
            <text:p>Satur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7">
            <text:p>537</text:p>
          </table:table-cell>
          <table:table-cell table:style-name="ce8" table:formula="of:=[.I11]-[.H11]" office:value-type="float" office:value="8">
            <text:p>8.00</text:p>
          </table:table-cell>
          <table:table-cell table:style-name="ce8" table:formula="of:=IF([.I11]&gt;8;[.I11]-8;0)" office:value-type="float" office:value="0.116666666666667">
            <text:p>0.12</text:p>
          </table:table-cell>
          <table:table-cell table:style-name="ce8" table:formula="of:=([.O11]-[.N11]+[.Q11]-[.P11])*24" office:value-type="float" office:value="8.11666666666667">
            <text:p>8.12</text:p>
          </table:table-cell>
          <table:table-cell table:style-name="ce5" table:formula="of:=[.I11]*[.$C$18]+[.H11]*[.$C$20]" office:value-type="float" office:value="351.2890625">
            <text:p>351.29</text:p>
          </table:table-cell>
          <table:table-cell table:style-name="ce5" table:formula="of:=IF([.G11]&gt;0;[.$C$21];0)" office:value-type="float" office:value="52">
            <text:p>52.00</text:p>
          </table:table-cell>
          <table:table-cell/>
          <table:table-cell table:style-name="ce1"/>
          <table:table-cell table:style-name="ce12" table:formula="of:=((([.C11]-MOD([.C11];100))/100)/24)+(MOD([.C11];100)/24/60)" office:value-type="float" office:value="0.354166666666667">
            <text:p>8:30</text:p>
          </table:table-cell>
          <table:table-cell table:style-name="ce12" table:formula="of:=((([.D11]-MOD([.D11];100))/100)/24)+(MOD([.D11];100)/24/60)" office:value-type="float" office:value="0.5">
            <text:p>12:00</text:p>
          </table:table-cell>
          <table:table-cell table:style-name="ce12" table:formula="of:=((([.E11]-MOD([.E11];100))/100)/24)+(MOD([.E11];100)/24/60)" office:value-type="float" office:value="0.0416666666666667">
            <text:p>1:00</text:p>
          </table:table-cell>
          <table:table-cell table:style-name="ce12" table:formula="of:=((([.F11]-MOD([.F11];100))/100)/24)+(MOD([.F11];100)/24/60)" office:value-type="float" office:value="0.234027777777778">
            <text:p>5:37</text:p>
          </table:table-cell>
          <table:table-cell table:style-name="ce1"/>
          <table:table-cell table:style-name="ce18"/>
          <table:table-cell/>
          <table:table-cell table:style-name="ce22"/>
          <table:table-cell table:style-name="ce18"/>
          <table:table-cell/>
          <table:table-cell table:style-name="ce22"/>
          <table:table-cell table:style-name="ce18"/>
          <table:table-cell table:number-columns-repeated="231"/>
        </table:table-row>
        <table:table-row table:style-name="ro1">
          <table:table-cell table:style-name="ce1"/>
          <table:table-cell table:style-name="ce1" office:value-type="string">
            <text:p>Mon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612">
            <text:p>612</text:p>
          </table:table-cell>
          <table:table-cell table:style-name="ce8" table:formula="of:=[.I12]-[.H12]" office:value-type="float" office:value="8">
            <text:p>8.00</text:p>
          </table:table-cell>
          <table:table-cell table:style-name="ce8" table:formula="of:=IF([.I12]&gt;8;[.I12]-8;0)" office:value-type="float" office:value="0.700000000000001">
            <text:p>0.70</text:p>
          </table:table-cell>
          <table:table-cell table:style-name="ce8" table:formula="of:=([.O12]-[.N12]+[.Q12]-[.P12])*24" office:value-type="float" office:value="8.7">
            <text:p>8.70</text:p>
          </table:table-cell>
          <table:table-cell table:style-name="ce5" table:formula="of:=[.I12]*[.$C$18]+[.H12]*[.$C$20]" office:value-type="float" office:value="382.734375">
            <text:p>382.73</text:p>
          </table:table-cell>
          <table:table-cell table:style-name="ce5" table:formula="of:=IF([.G12]&gt;0;[.$C$21];0)" office:value-type="float" office:value="52">
            <text:p>52.00</text:p>
          </table:table-cell>
          <table:table-cell table:style-name="ce1"/>
          <table:table-cell/>
          <table:table-cell table:style-name="ce12" table:formula="of:=((([.C12]-MOD([.C12];100))/100)/24)+(MOD([.C12];100)/24/60)" office:value-type="float" office:value="0.354166666666667">
            <text:p>8:30</text:p>
          </table:table-cell>
          <table:table-cell table:style-name="ce12" table:formula="of:=((([.D12]-MOD([.D12];100))/100)/24)+(MOD([.D12];100)/24/60)" office:value-type="float" office:value="0.5">
            <text:p>12:00</text:p>
          </table:table-cell>
          <table:table-cell table:style-name="ce12" table:formula="of:=((([.E12]-MOD([.E12];100))/100)/24)+(MOD([.E12];100)/24/60)" office:value-type="float" office:value="0.0416666666666667">
            <text:p>1:00</text:p>
          </table:table-cell>
          <table:table-cell table:style-name="ce12" table:formula="of:=((([.F12]-MOD([.F12];100))/100)/24)+(MOD([.F12];100)/24/60)" office:value-type="float" office:value="0.258333333333333">
            <text:p>6:12</text:p>
          </table:table-cell>
          <table:table-cell table:style-name="ce1"/>
          <table:table-cell table:style-name="ce18"/>
          <table:table-cell/>
          <table:table-cell table:style-name="ce22"/>
          <table:table-cell table:style-name="ce18"/>
          <table:table-cell/>
          <table:table-cell table:style-name="ce22"/>
          <table:table-cell table:style-name="ce18"/>
          <table:table-cell table:number-columns-repeated="231"/>
        </table:table-row>
        <table:table-row table:style-name="ro1">
          <table:table-cell table:style-name="ce1"/>
          <table:table-cell table:style-name="ce1" office:value-type="string">
            <text:p>Tues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608">
            <text:p>608</text:p>
          </table:table-cell>
          <table:table-cell table:style-name="ce8" table:formula="of:=[.I13]-[.H13]" office:value-type="float" office:value="8">
            <text:p>8.00</text:p>
          </table:table-cell>
          <table:table-cell table:style-name="ce8" table:formula="of:=IF([.I13]&gt;8;[.I13]-8;0)" office:value-type="float" office:value="0.633333333333333">
            <text:p>0.63</text:p>
          </table:table-cell>
          <table:table-cell table:style-name="ce8" table:formula="of:=([.O13]-[.N13]+[.Q13]-[.P13])*24" office:value-type="float" office:value="8.63333333333333">
            <text:p>8.63</text:p>
          </table:table-cell>
          <table:table-cell table:style-name="ce5" table:formula="of:=[.I13]*[.$C$18]+[.H13]*[.$C$20]" office:value-type="float" office:value="379.140625">
            <text:p>379.14</text:p>
          </table:table-cell>
          <table:table-cell table:style-name="ce5" table:formula="of:=IF([.G13]&gt;0;[.$C$21];0)" office:value-type="float" office:value="52">
            <text:p>52.00</text:p>
          </table:table-cell>
          <table:table-cell table:style-name="ce1" table:number-columns-repeated="2"/>
          <table:table-cell table:style-name="ce12" table:formula="of:=((([.C13]-MOD([.C13];100))/100)/24)+(MOD([.C13];100)/24/60)" office:value-type="float" office:value="0.354166666666667">
            <text:p>8:30</text:p>
          </table:table-cell>
          <table:table-cell table:style-name="ce12" table:formula="of:=((([.D13]-MOD([.D13];100))/100)/24)+(MOD([.D13];100)/24/60)" office:value-type="float" office:value="0.5">
            <text:p>12:00</text:p>
          </table:table-cell>
          <table:table-cell table:style-name="ce12" table:formula="of:=((([.E13]-MOD([.E13];100))/100)/24)+(MOD([.E13];100)/24/60)" office:value-type="float" office:value="0.0416666666666667">
            <text:p>1:00</text:p>
          </table:table-cell>
          <table:table-cell table:style-name="ce12" table:formula="of:=((([.F13]-MOD([.F13];100))/100)/24)+(MOD([.F13];100)/24/60)" office:value-type="float" office:value="0.255555555555556">
            <text:p>6:08</text:p>
          </table:table-cell>
          <table:table-cell table:style-name="ce1"/>
          <table:table-cell table:style-name="ce18"/>
          <table:table-cell/>
          <table:table-cell table:style-name="ce22"/>
          <table:table-cell table:style-name="ce18"/>
          <table:table-cell/>
          <table:table-cell table:style-name="ce22"/>
          <table:table-cell table:style-name="ce18"/>
          <table:table-cell table:number-columns-repeated="231"/>
        </table:table-row>
        <table:table-row table:style-name="ro1">
          <table:table-cell table:style-name="ce1"/>
          <table:table-cell table:style-name="ce1" office:value-type="string">
            <text:p>Wednes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51">
            <text:p>551</text:p>
          </table:table-cell>
          <table:table-cell table:style-name="ce8" table:formula="of:=[.I14]-[.H14]" office:value-type="float" office:value="8">
            <text:p>8.00</text:p>
          </table:table-cell>
          <table:table-cell table:style-name="ce8" table:formula="of:=IF([.I14]&gt;8;[.I14]-8;0)" office:value-type="float" office:value="0.350000000000001">
            <text:p>0.35</text:p>
          </table:table-cell>
          <table:table-cell table:style-name="ce8" table:formula="of:=([.O14]-[.N14]+[.Q14]-[.P14])*24" office:value-type="float" office:value="8.35">
            <text:p>8.35</text:p>
          </table:table-cell>
          <table:table-cell table:style-name="ce5" table:formula="of:=[.I14]*[.$C$18]+[.H14]*[.$C$20]" office:value-type="float" office:value="363.8671875">
            <text:p>363.87</text:p>
          </table:table-cell>
          <table:table-cell table:style-name="ce5" table:formula="of:=IF([.G14]&gt;0;[.$C$21];0)" office:value-type="float" office:value="52">
            <text:p>52.00</text:p>
          </table:table-cell>
          <table:table-cell table:style-name="ce1" table:number-columns-repeated="2"/>
          <table:table-cell table:style-name="ce12" table:formula="of:=((([.C14]-MOD([.C14];100))/100)/24)+(MOD([.C14];100)/24/60)" office:value-type="float" office:value="0.354166666666667">
            <text:p>8:30</text:p>
          </table:table-cell>
          <table:table-cell table:style-name="ce12" table:formula="of:=((([.D14]-MOD([.D14];100))/100)/24)+(MOD([.D14];100)/24/60)" office:value-type="float" office:value="0.5">
            <text:p>12:00</text:p>
          </table:table-cell>
          <table:table-cell table:style-name="ce12" table:formula="of:=((([.E14]-MOD([.E14];100))/100)/24)+(MOD([.E14];100)/24/60)" office:value-type="float" office:value="0.0416666666666667">
            <text:p>1:00</text:p>
          </table:table-cell>
          <table:table-cell table:style-name="ce12" table:formula="of:=((([.F14]-MOD([.F14];100))/100)/24)+(MOD([.F14];100)/24/60)" office:value-type="float" office:value="0.24375">
            <text:p>5:51</text:p>
          </table:table-cell>
          <table:table-cell table:style-name="ce1"/>
          <table:table-cell table:style-name="ce18"/>
          <table:table-cell/>
          <table:table-cell table:style-name="ce22"/>
          <table:table-cell table:style-name="ce18"/>
          <table:table-cell/>
          <table:table-cell table:style-name="ce22"/>
          <table:table-cell table:style-name="ce18"/>
          <table:table-cell table:number-columns-repeated="231"/>
        </table:table-row>
        <table:table-row table:style-name="ro1">
          <table:table-cell table:style-name="ce1"/>
          <table:table-cell table:style-name="ce1" office:value-type="string">
            <text:p>Thurs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59">
            <text:p>559</text:p>
          </table:table-cell>
          <table:table-cell table:style-name="ce8" table:formula="of:=[.I15]-[.H15]" office:value-type="float" office:value="8">
            <text:p>8.00</text:p>
          </table:table-cell>
          <table:table-cell table:style-name="ce8" table:formula="of:=IF([.I15]&gt;8;[.I15]-8;0)" office:value-type="float" office:value="0.483333333333334">
            <text:p>0.48</text:p>
          </table:table-cell>
          <table:table-cell table:style-name="ce8" table:formula="of:=([.O15]-[.N15]+[.Q15]-[.P15])*24" office:value-type="float" office:value="8.48333333333333">
            <text:p>8.48</text:p>
          </table:table-cell>
          <table:table-cell table:style-name="ce5" table:formula="of:=[.I15]*[.$C$18]+[.H15]*[.$C$20]" office:value-type="float" office:value="371.0546875">
            <text:p>371.05</text:p>
          </table:table-cell>
          <table:table-cell table:style-name="ce5" table:formula="of:=IF([.G15]&gt;0;[.$C$21];0)" office:value-type="float" office:value="52">
            <text:p>52.00</text:p>
          </table:table-cell>
          <table:table-cell table:style-name="ce1" table:number-columns-repeated="2"/>
          <table:table-cell table:style-name="ce12" table:formula="of:=((([.C15]-MOD([.C15];100))/100)/24)+(MOD([.C15];100)/24/60)" office:value-type="float" office:value="0.354166666666667">
            <text:p>8:30</text:p>
          </table:table-cell>
          <table:table-cell table:style-name="ce12" table:formula="of:=((([.D15]-MOD([.D15];100))/100)/24)+(MOD([.D15];100)/24/60)" office:value-type="float" office:value="0.5">
            <text:p>12:00</text:p>
          </table:table-cell>
          <table:table-cell table:style-name="ce12" table:formula="of:=((([.E15]-MOD([.E15];100))/100)/24)+(MOD([.E15];100)/24/60)" office:value-type="float" office:value="0.0416666666666667">
            <text:p>1:00</text:p>
          </table:table-cell>
          <table:table-cell table:style-name="ce12" table:formula="of:=((([.F15]-MOD([.F15];100))/100)/24)+(MOD([.F15];100)/24/60)" office:value-type="float" office:value="0.249305555555556">
            <text:p>5:59</text:p>
          </table:table-cell>
          <table:table-cell table:style-name="ce1"/>
          <table:table-cell table:style-name="ce18"/>
          <table:table-cell/>
          <table:table-cell table:style-name="ce22"/>
          <table:table-cell table:style-name="ce18"/>
          <table:table-cell/>
          <table:table-cell table:style-name="ce22"/>
          <table:table-cell table:style-name="ce18"/>
          <table:table-cell table:number-columns-repeated="231"/>
        </table:table-row>
        <table:table-row table:style-name="ro1">
          <table:table-cell table:style-name="ce1"/>
          <table:table-cell table:style-name="ce1" office:value-type="string">
            <text:p>Fri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/>
          <table:table-cell table:style-name="ce8" table:formula="of:=[.I16]-[.H16]" office:value-type="float" office:value="2.5">
            <text:p>2.50</text:p>
          </table:table-cell>
          <table:table-cell table:style-name="ce8" table:formula="of:=IF([.I16]&gt;8;[.I16]-8;0)" office:value-type="float" office:value="0">
            <text:p>0.00</text:p>
          </table:table-cell>
          <table:table-cell table:style-name="ce8" table:formula="of:=([.O16]-[.N16]+[.Q16]-[.P16])*24" office:value-type="float" office:value="2.5">
            <text:p>2.50</text:p>
          </table:table-cell>
          <table:table-cell table:style-name="ce5" table:formula="of:=[.I16]*[.$C$18]+[.H16]*[.$C$20]" office:value-type="float" office:value="107.8125">
            <text:p>107.81</text:p>
          </table:table-cell>
          <table:table-cell table:style-name="ce5" table:formula="of:=IF([.G16]&gt;0;[.$C$21];0)" office:value-type="float" office:value="52">
            <text:p>52.00</text:p>
          </table:table-cell>
          <table:table-cell table:style-name="ce1" table:number-columns-repeated="2"/>
          <table:table-cell table:style-name="ce12" table:formula="of:=((([.C16]-MOD([.C16];100))/100)/24)+(MOD([.C16];100)/24/60)" office:value-type="float" office:value="0.354166666666667">
            <text:p>8:30</text:p>
          </table:table-cell>
          <table:table-cell table:style-name="ce12" table:formula="of:=((([.D16]-MOD([.D16];100))/100)/24)+(MOD([.D16];100)/24/60)" office:value-type="float" office:value="0.5">
            <text:p>12:00</text:p>
          </table:table-cell>
          <table:table-cell table:style-name="ce12" table:formula="of:=((([.E16]-MOD([.E16];100))/100)/24)+(MOD([.E16];100)/24/60)" office:value-type="float" office:value="0.0416666666666667">
            <text:p>1:00</text:p>
          </table:table-cell>
          <table:table-cell table:style-name="ce12" table:formula="of:=((([.F16]-MOD([.F16];100))/100)/24)+(MOD([.F16];100)/24/60)" office:value-type="float" office:value="0">
            <text:p>0:00</text:p>
          </table:table-cell>
          <table:table-cell table:style-name="ce1"/>
          <table:table-cell table:style-name="ce18"/>
          <table:table-cell/>
          <table:table-cell table:style-name="ce22"/>
          <table:table-cell table:style-name="ce18"/>
          <table:table-cell/>
          <table:table-cell table:style-name="ce22"/>
          <table:table-cell table:style-name="ce18"/>
          <table:table-cell table:number-columns-repeated="231"/>
        </table:table-row>
        <table:table-row table:style-name="ro1">
          <table:table-cell table:style-name="ce1"/>
          <table:table-cell/>
          <table:table-cell table:style-name="ce6" table:number-columns-repeated="4"/>
          <table:table-cell table:style-name="ce5" table:formula="of:=SUM([.G8:.G16])" office:value-type="float" office:value="42.5">
            <text:p>42.50</text:p>
          </table:table-cell>
          <table:table-cell table:style-name="ce5" table:formula="of:=SUM([.H8:.H16])" office:value-type="float" office:value="2.28333333333334">
            <text:p>2.28</text:p>
          </table:table-cell>
          <table:table-cell table:style-name="ce5" table:formula="of:=SUM([.I8:.I16])" office:value-type="float" office:value="44.7833333333333">
            <text:p>44.78</text:p>
          </table:table-cell>
          <table:table-cell table:style-name="ce5" table:formula="of:=SUM([.J8:.J16])" office:value-type="float" office:value="1955.8984375">
            <text:p>1,955.90</text:p>
          </table:table-cell>
          <table:table-cell table:style-name="ce5" table:formula="of:=SUM([.K8:.K16])" office:value-type="float" office:value="312">
            <text:p>312.00</text:p>
          </table:table-cell>
          <table:table-cell table:style-name="ce1"/>
          <table:table-cell table:style-name="ce5" table:formula="of:=SUM([.M8:.M16])" office:value-type="float" office:value="0">
            <text:p>0.00</text:p>
          </table:table-cell>
          <table:table-cell table:style-name="ce1" table:number-columns-repeated="5"/>
          <table:table-cell table:style-name="ce19"/>
          <table:table-cell/>
          <table:table-cell table:style-name="ce23"/>
          <table:table-cell table:style-name="ce19"/>
          <table:table-cell/>
          <table:table-cell table:style-name="ce23"/>
          <table:table-cell table:style-name="ce19"/>
          <table:table-cell table:number-columns-repeated="231"/>
        </table:table-row>
        <table:table-row table:style-name="ro1">
          <table:table-cell table:style-name="ce1"/>
          <table:table-cell table:style-name="ce1" office:value-type="string">
            <text:p>rate/hour</text:p>
          </table:table-cell>
          <table:table-cell table:style-name="ce5" table:formula="of:=VLOOKUP([.C3];[$Rate.B5:.D25];3)/8" office:value-type="float" office:value="43.125">
            <text:p>43.13</text:p>
          </table:table-cell>
          <table:table-cell table:style-name="ce1" table:number-columns-repeated="2"/>
          <table:table-cell table:style-name="ce7" office:value-type="string">
            <text:p>Regular salary</text:p>
          </table:table-cell>
          <table:table-cell table:style-name="ce8" table:formula="of:=[.G17]*[.C18]" office:value-type="float" office:value="1832.8125">
            <text:p>1832.81</text:p>
          </table:table-cell>
          <table:table-cell table:style-name="ce9" table:formula="of:=[.H17]*[.C19]" office:value-type="float" office:value="123.0859375">
            <text:p>123.09</text:p>
          </table:table-cell>
          <table:table-cell table:style-name="ce5" table:formula="of:=[.H18]+[.G18]" office:value-type="float" office:value="1955.8984375">
            <text:p>1,955.90</text:p>
          </table:table-cell>
          <table:table-cell table:style-name="ce4" table:number-columns-repeated="2"/>
          <table:table-cell table:style-name="ce1" table:number-columns-repeated="7"/>
          <table:table-cell table:number-columns-repeated="238"/>
        </table:table-row>
        <table:table-row table:style-name="ro1">
          <table:table-cell table:style-name="ce1"/>
          <table:table-cell table:style-name="ce1" office:value-type="string">
            <text:p>overtime rate</text:p>
          </table:table-cell>
          <table:table-cell table:style-name="ce5" table:formula="of:=[.C18]*1.25" office:value-type="float" office:value="53.90625">
            <text:p>53.91</text:p>
          </table:table-cell>
          <table:table-cell table:style-name="ce1" table:number-columns-repeated="4"/>
          <table:table-cell table:style-name="ce7"/>
          <table:table-cell table:style-name="ce5" table:number-columns-repeated="3"/>
          <table:table-cell table:style-name="ce1" table:number-columns-repeated="7"/>
          <table:table-cell table:number-columns-repeated="238"/>
        </table:table-row>
        <table:table-row table:style-name="ro1">
          <table:table-cell table:style-name="ce1"/>
          <table:table-cell table:style-name="ce1" office:value-type="string">
            <text:p>overtime add'l</text:p>
          </table:table-cell>
          <table:table-cell table:style-name="ce5" table:formula="of:=[.C19]-[.C18]" office:value-type="float" office:value="10.78125">
            <text:p>10.78</text:p>
          </table:table-cell>
          <table:table-cell table:style-name="ce1" table:number-columns-repeated="4"/>
          <table:table-cell table:style-name="ce13" office:value-type="string">
            <text:p>gross salary</text:p>
          </table:table-cell>
          <table:table-cell table:style-name="ce14" table:formula="of:=[.I18]+[.M17]" office:value-type="float" office:value="1955.8984375">
            <text:p>1,955.90</text:p>
          </table:table-cell>
          <table:table-cell table:style-name="ce1"/>
          <table:table-cell/>
          <table:table-cell table:style-name="ce1" table:number-columns-repeated="7"/>
          <table:table-cell table:number-columns-repeated="238"/>
        </table:table-row>
        <table:table-row table:style-name="ro1">
          <table:table-cell table:style-name="ce1"/>
          <table:table-cell table:style-name="ce1" office:value-type="string">
            <text:p>COLA/day</text:p>
          </table:table-cell>
          <table:table-cell table:style-name="ce5" table:formula="of:=VLOOKUP([.C3];[$Rate.B5:.F25];5)" office:value-type="float" office:value="52">
            <text:p>52.00</text:p>
          </table:table-cell>
          <table:table-cell table:style-name="ce1" table:number-columns-repeated="4"/>
          <table:table-cell table:style-name="ce13" office:value-type="string">
            <text:p>COLA</text:p>
          </table:table-cell>
          <table:table-cell table:style-name="ce15" table:formula="of:=[.K17]" office:value-type="float" office:value="312">
            <text:p>312.00</text:p>
          </table:table-cell>
          <table:table-cell table:style-name="ce1"/>
          <table:table-cell/>
          <table:table-cell table:style-name="ce1" table:number-columns-repeated="7"/>
          <table:table-cell table:number-columns-repeated="238"/>
        </table:table-row>
        <table:table-row table:style-name="ro1">
          <table:table-cell table:style-name="ce1"/>
          <table:table-cell table:style-name="ce1" office:value-type="string">
            <text:p>rate/day</text:p>
          </table:table-cell>
          <table:table-cell table:style-name="ce1" table:formula="of:=[.C18]*8" office:value-type="float" office:value="345">
            <text:p>345</text:p>
          </table:table-cell>
          <table:table-cell table:style-name="ce1" table:number-columns-repeated="4"/>
          <table:table-cell table:style-name="ce13" office:value-type="string">
            <text:p>Sub Total</text:p>
          </table:table-cell>
          <table:table-cell table:style-name="ce13" table:formula="of:=[.I20]+[.I21]" office:value-type="float" office:value="2267.8984375">
            <text:p>2267.8984375</text:p>
          </table:table-cell>
          <table:table-cell table:style-name="ce1"/>
          <table:table-cell/>
          <table:table-cell table:style-name="ce1" table:number-columns-repeated="7"/>
          <table:table-cell table:number-columns-repeated="238"/>
        </table:table-row>
        <table:table-row table:style-name="ro1">
          <table:table-cell table:number-columns-repeated="7"/>
          <table:table-cell table:style-name="ce13" office:value-type="string">
            <text:p>deduction</text:p>
          </table:table-cell>
          <table:table-cell table:style-name="ce16" office:value-type="float" office:value="1120.8">
            <text:p>1,120.80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13" office:value-type="string">
            <text:p>net salary</text:p>
          </table:table-cell>
          <table:table-cell table:style-name="ce14" table:formula="of:=[.I20]+[.I21]-[.I23]" office:value-type="float" office:value="1147.0984375">
            <text:p>1,147.10</text:p>
          </table:table-cell>
          <table:table-cell table:number-columns-repeated="247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tinao" table:style-name="ta5" table:print="false">
        <table:table-column table:style-name="co1" table:default-cell-style-name="ce1"/>
        <table:table-column table:style-name="co2" table:default-cell-style-name="ce1"/>
        <table:table-column table:style-name="co20" table:default-cell-style-name="ce1"/>
        <table:table-column table:style-name="co4" table:default-cell-style-name="ce1"/>
        <table:table-column table:style-name="co5" table:default-cell-style-name="ce1"/>
        <table:table-column table:style-name="co21" table:default-cell-style-name="ce1"/>
        <table:table-column table:style-name="co6" table:default-cell-style-name="ce1"/>
        <table:table-column table:style-name="co11" table:default-cell-style-name="ce1"/>
        <table:table-column table:style-name="co8" table:number-columns-repeated="4" table:default-cell-style-name="ce1"/>
        <table:table-column table:style-name="co1" table:default-cell-style-name="ce1"/>
        <table:table-column table:style-name="co22" table:default-cell-style-name="ce1"/>
        <table:table-column table:style-name="co1" table:number-columns-repeated="242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4" office:value-type="string">
            <text:p>tata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table:formula="of:=VLOOKUP([.C3];[$Rate.B5:.D25];2)" office:value-type="string" office:string-value="Matinao, Gener ">
            <text:p>Matinao, Gener 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table:number-columns-repeated="2"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2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 table:number-columns-repeated="2"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2"/>
        </table:table-row>
        <table:table-row table:style-name="ro1">
          <table:table-cell/>
          <table:table-cell table:style-name="ce2"/>
          <table:table-cell table:number-columns-repeated="4" table:style-name="ce6"/>
          <table:table-cell table:style-name="ce8" table:formula="of:=[.I8]-[.H8]" office:value-type="float" office:value="0">
            <text:p>0.00</text:p>
          </table:table-cell>
          <table:table-cell table:style-name="ce8" table:formula="of:=IF([.I8]&gt;8;[.I8]-8;0)" office:value-type="float" office:value="0">
            <text:p>0.00</text:p>
          </table:table-cell>
          <table:table-cell table:style-name="ce8" table:formula="of:=([.P8]-[.O8]+[.R8]-[.Q8])*24" office:value-type="float" office:value="0">
            <text:p>0.00</text:p>
          </table:table-cell>
          <table:table-cell table:style-name="ce5" table:formula="of:=[.I8]*[.$C$18]+[.H8]*[.$C$20]" office:value-type="float" office:value="0">
            <text:p>0.00</text:p>
          </table:table-cell>
          <table:table-cell table:style-name="ce5" table:formula="of:=IF([.G8]&gt;0;[.$C$21];0)" office:value-type="float" office:value="0">
            <text:p>0.00</text:p>
          </table:table-cell>
          <table:table-cell table:style-name="ce5" table:formula="of:=IF([.G8]&gt;0;[.C18];0)" office:value-type="float" office:value="0">
            <text:p>0.00</text:p>
          </table:table-cell>
          <table:table-cell/>
          <table:table-cell table:style-name="Default"/>
          <table:table-cell table:style-name="ce12" table:formula="of:=((([.C8]-MOD([.C8];100))/100)/24)+(MOD([.C8];100)/24/60)" office:value-type="float" office:value="0">
            <text:p>0:00</text:p>
          </table:table-cell>
          <table:table-cell table:style-name="ce12" table:formula="of:=((([.D8]-MOD([.D8];100))/100)/24)+(MOD([.D8];100)/24/60)" office:value-type="float" office:value="0">
            <text:p>0:00</text:p>
          </table:table-cell>
          <table:table-cell table:style-name="ce12" table:formula="of:=((([.E8]-MOD([.E8];100))/100)/24)+(MOD([.E8];100)/24/60)" office:value-type="float" office:value="0">
            <text:p>0:00</text:p>
          </table:table-cell>
          <table:table-cell table:style-name="ce12" table:formula="of:=((([.F8]-MOD([.F8];100))/100)/24)+(MOD([.F8];100)/24/60)" office:value-type="float" office:value="0">
            <text:p>0:00</text:p>
          </table:table-cell>
          <table:table-cell table:number-columns-repeated="238"/>
        </table:table-row>
        <table:table-row table:style-name="ro1">
          <table:table-cell/>
          <table:table-cell table:style-name="ce3"/>
          <table:table-cell table:number-columns-repeated="4" table:style-name="ce6"/>
          <table:table-cell table:style-name="ce8" table:formula="of:=[.I9]-[.H9]" office:value-type="float" office:value="0">
            <text:p>0.00</text:p>
          </table:table-cell>
          <table:table-cell table:style-name="ce8" table:formula="of:=IF([.I9]&gt;8;[.I9]-8;0)" office:value-type="float" office:value="0">
            <text:p>0.00</text:p>
          </table:table-cell>
          <table:table-cell table:style-name="ce8" table:formula="of:=([.P9]-[.O9]+[.R9]-[.Q9])*24" office:value-type="float" office:value="0">
            <text:p>0.00</text:p>
          </table:table-cell>
          <table:table-cell table:style-name="ce5" table:formula="of:=[.I9]*[.$C$18]+[.H9]*[.$C$20]" office:value-type="float" office:value="0">
            <text:p>0.00</text:p>
          </table:table-cell>
          <table:table-cell table:style-name="ce5" table:formula="of:=IF([.G9]&gt;0;[.$C$21];0)" office:value-type="float" office:value="0">
            <text:p>0.00</text:p>
          </table:table-cell>
          <table:table-cell table:style-name="ce5" table:formula="of:=IF([.G9]&gt;0;[.C19];0)" office:value-type="float" office:value="0">
            <text:p>0.00</text:p>
          </table:table-cell>
          <table:table-cell table:number-columns-repeated="2"/>
          <table:table-cell table:style-name="ce12" table:formula="of:=((([.C9]-MOD([.C9];100))/100)/24)+(MOD([.C9];100)/24/60)" office:value-type="float" office:value="0">
            <text:p>0:00</text:p>
          </table:table-cell>
          <table:table-cell table:style-name="ce12" table:formula="of:=((([.D9]-MOD([.D9];100))/100)/24)+(MOD([.D9];100)/24/60)" office:value-type="float" office:value="0">
            <text:p>0:00</text:p>
          </table:table-cell>
          <table:table-cell table:style-name="ce12" table:formula="of:=((([.E9]-MOD([.E9];100))/100)/24)+(MOD([.E9];100)/24/60)" office:value-type="float" office:value="0">
            <text:p>0:00</text:p>
          </table:table-cell>
          <table:table-cell table:style-name="ce12" table:formula="of:=((([.F9]-MOD([.F9];100))/100)/24)+(MOD([.F9];100)/24/60)" office:value-type="float" office:value="0">
            <text:p>0:00</text:p>
          </table:table-cell>
          <table:table-cell table:number-columns-repeated="238"/>
        </table:table-row>
        <table:table-row table:style-name="ro1">
          <table:table-cell/>
          <table:table-cell table:style-name="ce3" office:value-type="string">
            <text:p>Satur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1">
            <text:p>531</text:p>
          </table:table-cell>
          <table:table-cell table:style-name="ce8" table:formula="of:=[.I10]-[.H10]" office:value-type="float" office:value="8">
            <text:p>8.00</text:p>
          </table:table-cell>
          <table:table-cell table:style-name="ce8" table:formula="of:=IF([.I10]&gt;8;[.I10]-8;0)" office:value-type="float" office:value="0.0166666666666675">
            <text:p>0.02</text:p>
          </table:table-cell>
          <table:table-cell table:style-name="ce8" table:formula="of:=([.P10]-[.O10]+[.R10]-[.Q10])*24" office:value-type="float" office:value="8.01666666666667">
            <text:p>8.02</text:p>
          </table:table-cell>
          <table:table-cell table:style-name="ce5" table:formula="of:=[.I10]*[.$C$18]+[.H10]*[.$C$20]" office:value-type="float" office:value="225.5859375">
            <text:p>225.59</text:p>
          </table:table-cell>
          <table:table-cell table:style-name="ce5" table:formula="of:=IF([.G10]&gt;0;[.$C$21];0)" office:value-type="float" office:value="52">
            <text:p>52.00</text:p>
          </table:table-cell>
          <table:table-cell table:style-name="ce5" table:formula="of:=IF([.G10]&gt;0;[.C20];0)" office:value-type="float" office:value="7.03125">
            <text:p>7.03</text:p>
          </table:table-cell>
          <table:table-cell table:number-columns-repeated="2"/>
          <table:table-cell table:style-name="ce12" table:formula="of:=((([.C10]-MOD([.C10];100))/100)/24)+(MOD([.C10];100)/24/60)" office:value-type="float" office:value="0.354166666666667">
            <text:p>8:30</text:p>
          </table:table-cell>
          <table:table-cell table:style-name="ce12" table:formula="of:=((([.D10]-MOD([.D10];100))/100)/24)+(MOD([.D10];100)/24/60)" office:value-type="float" office:value="0.5">
            <text:p>12:00</text:p>
          </table:table-cell>
          <table:table-cell table:style-name="ce12" table:formula="of:=((([.E10]-MOD([.E10];100))/100)/24)+(MOD([.E10];100)/24/60)" office:value-type="float" office:value="0.0416666666666667">
            <text:p>1:00</text:p>
          </table:table-cell>
          <table:table-cell table:style-name="ce12" table:formula="of:=((([.F10]-MOD([.F10];100))/100)/24)+(MOD([.F10];100)/24/60)" office:value-type="float" office:value="0.229861111111111">
            <text:p>5:31</text:p>
          </table:table-cell>
          <table:table-cell table:number-columns-repeated="238"/>
        </table:table-row>
        <table:table-row table:style-name="ro1">
          <table:table-cell/>
          <table:table-cell office:value-type="string">
            <text:p>Mon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5">
            <text:p>535</text:p>
          </table:table-cell>
          <table:table-cell table:style-name="ce8" table:formula="of:=[.I11]-[.H11]" office:value-type="float" office:value="8">
            <text:p>8.00</text:p>
          </table:table-cell>
          <table:table-cell table:style-name="ce8" table:formula="of:=IF([.I11]&gt;8;[.I11]-8;0)" office:value-type="float" office:value="0.0833333333333339">
            <text:p>0.08</text:p>
          </table:table-cell>
          <table:table-cell table:style-name="ce8" table:formula="of:=([.P11]-[.O11]+[.R11]-[.Q11])*24" office:value-type="float" office:value="8.08333333333333">
            <text:p>8.08</text:p>
          </table:table-cell>
          <table:table-cell table:style-name="ce5" table:formula="of:=[.I11]*[.$C$18]+[.H11]*[.$C$20]" office:value-type="float" office:value="227.9296875">
            <text:p>227.93</text:p>
          </table:table-cell>
          <table:table-cell table:style-name="ce5" table:formula="of:=IF([.G11]&gt;0;[.$C$21];0)" office:value-type="float" office:value="52">
            <text:p>52.00</text:p>
          </table:table-cell>
          <table:table-cell table:style-name="ce5" table:formula="of:=IF([.G11]&gt;0;[.C21];0)" office:value-type="float" office:value="52">
            <text:p>52.00</text:p>
          </table:table-cell>
          <table:table-cell table:style-name="Default" table:number-columns-repeated="2"/>
          <table:table-cell table:style-name="ce12" table:formula="of:=((([.C11]-MOD([.C11];100))/100)/24)+(MOD([.C11];100)/24/60)" office:value-type="float" office:value="0.354166666666667">
            <text:p>8:30</text:p>
          </table:table-cell>
          <table:table-cell table:style-name="ce12" table:formula="of:=((([.D11]-MOD([.D11];100))/100)/24)+(MOD([.D11];100)/24/60)" office:value-type="float" office:value="0.5">
            <text:p>12:00</text:p>
          </table:table-cell>
          <table:table-cell table:style-name="ce12" table:formula="of:=((([.E11]-MOD([.E11];100))/100)/24)+(MOD([.E11];100)/24/60)" office:value-type="float" office:value="0.0416666666666667">
            <text:p>1:00</text:p>
          </table:table-cell>
          <table:table-cell table:style-name="ce12" table:formula="of:=((([.F11]-MOD([.F11];100))/100)/24)+(MOD([.F11];100)/24/60)" office:value-type="float" office:value="0.232638888888889">
            <text:p>5:35</text:p>
          </table:table-cell>
          <table:table-cell table:number-columns-repeated="238"/>
        </table:table-row>
        <table:table-row table:style-name="ro1">
          <table:table-cell/>
          <table:table-cell office:value-type="string">
            <text:p>Tues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2">
            <text:p>532</text:p>
          </table:table-cell>
          <table:table-cell table:style-name="ce8" table:formula="of:=[.I12]-[.H12]" office:value-type="float" office:value="8">
            <text:p>8.00</text:p>
          </table:table-cell>
          <table:table-cell table:style-name="ce8" table:formula="of:=IF([.I12]&gt;8;[.I12]-8;0)" office:value-type="float" office:value="0.033333333333335">
            <text:p>0.03</text:p>
          </table:table-cell>
          <table:table-cell table:style-name="ce8" table:formula="of:=([.P12]-[.O12]+[.R12]-[.Q12])*24" office:value-type="float" office:value="8.03333333333334">
            <text:p>8.03</text:p>
          </table:table-cell>
          <table:table-cell table:style-name="ce5" table:formula="of:=[.I12]*[.$C$18]+[.H12]*[.$C$20]" office:value-type="float" office:value="226.171875">
            <text:p>226.17</text:p>
          </table:table-cell>
          <table:table-cell table:style-name="ce5" table:formula="of:=IF([.G12]&gt;0;[.$C$21];0)" office:value-type="float" office:value="52">
            <text:p>52.00</text:p>
          </table:table-cell>
          <table:table-cell table:style-name="ce5" table:formula="of:=IF([.G12]&gt;0;[.C22];0)" office:value-type="float" office:value="225">
            <text:p>225.00</text:p>
          </table:table-cell>
          <table:table-cell/>
          <table:table-cell table:style-name="Default"/>
          <table:table-cell table:style-name="ce12" table:formula="of:=((([.C12]-MOD([.C12];100))/100)/24)+(MOD([.C12];100)/24/60)" office:value-type="float" office:value="0.354166666666667">
            <text:p>8:30</text:p>
          </table:table-cell>
          <table:table-cell table:style-name="ce12" table:formula="of:=((([.D12]-MOD([.D12];100))/100)/24)+(MOD([.D12];100)/24/60)" office:value-type="float" office:value="0.5">
            <text:p>12:00</text:p>
          </table:table-cell>
          <table:table-cell table:style-name="ce12" table:formula="of:=((([.E12]-MOD([.E12];100))/100)/24)+(MOD([.E12];100)/24/60)" office:value-type="float" office:value="0.0416666666666667">
            <text:p>1:00</text:p>
          </table:table-cell>
          <table:table-cell table:style-name="ce12" table:formula="of:=((([.F12]-MOD([.F12];100))/100)/24)+(MOD([.F12];100)/24/60)" office:value-type="float" office:value="0.230555555555556">
            <text:p>5:32</text:p>
          </table:table-cell>
          <table:table-cell table:number-columns-repeated="238"/>
        </table:table-row>
        <table:table-row table:style-name="ro1">
          <table:table-cell/>
          <table:table-cell office:value-type="string">
            <text:p>Wednes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2">
            <text:p>532</text:p>
          </table:table-cell>
          <table:table-cell table:style-name="ce8" table:formula="of:=[.I13]-[.H13]" office:value-type="float" office:value="8">
            <text:p>8.00</text:p>
          </table:table-cell>
          <table:table-cell table:style-name="ce8" table:formula="of:=IF([.I13]&gt;8;[.I13]-8;0)" office:value-type="float" office:value="0.033333333333335">
            <text:p>0.03</text:p>
          </table:table-cell>
          <table:table-cell table:style-name="ce8" table:formula="of:=([.P13]-[.O13]+[.R13]-[.Q13])*24" office:value-type="float" office:value="8.03333333333334">
            <text:p>8.03</text:p>
          </table:table-cell>
          <table:table-cell table:style-name="ce5" table:formula="of:=[.I13]*[.$C$18]+[.H13]*[.$C$20]" office:value-type="float" office:value="226.171875">
            <text:p>226.17</text:p>
          </table:table-cell>
          <table:table-cell table:style-name="ce5" table:formula="of:=IF([.G13]&gt;0;[.$C$21];0)" office:value-type="float" office:value="52">
            <text:p>52.00</text:p>
          </table:table-cell>
          <table:table-cell table:style-name="ce5" table:formula="of:=IF([.G13]&gt;0;[.C23];0)" office:value-type="float" office:value="0">
            <text:p>0.00</text:p>
          </table:table-cell>
          <table:table-cell table:number-columns-repeated="2"/>
          <table:table-cell table:style-name="ce12" table:formula="of:=((([.C13]-MOD([.C13];100))/100)/24)+(MOD([.C13];100)/24/60)" office:value-type="float" office:value="0.354166666666667">
            <text:p>8:30</text:p>
          </table:table-cell>
          <table:table-cell table:style-name="ce12" table:formula="of:=((([.D13]-MOD([.D13];100))/100)/24)+(MOD([.D13];100)/24/60)" office:value-type="float" office:value="0.5">
            <text:p>12:00</text:p>
          </table:table-cell>
          <table:table-cell table:style-name="ce12" table:formula="of:=((([.E13]-MOD([.E13];100))/100)/24)+(MOD([.E13];100)/24/60)" office:value-type="float" office:value="0.0416666666666667">
            <text:p>1:00</text:p>
          </table:table-cell>
          <table:table-cell table:style-name="ce12" table:formula="of:=((([.F13]-MOD([.F13];100))/100)/24)+(MOD([.F13];100)/24/60)" office:value-type="float" office:value="0.230555555555556">
            <text:p>5:32</text:p>
          </table:table-cell>
          <table:table-cell table:number-columns-repeated="238"/>
        </table:table-row>
        <table:table-row table:style-name="ro1">
          <table:table-cell/>
          <table:table-cell office:value-type="string">
            <text:p>Thurs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2">
            <text:p>532</text:p>
          </table:table-cell>
          <table:table-cell table:style-name="ce8" table:formula="of:=[.I14]-[.H14]" office:value-type="float" office:value="8">
            <text:p>8.00</text:p>
          </table:table-cell>
          <table:table-cell table:style-name="ce8" table:formula="of:=IF([.I14]&gt;8;[.I14]-8;0)" office:value-type="float" office:value="0.033333333333335">
            <text:p>0.03</text:p>
          </table:table-cell>
          <table:table-cell table:style-name="ce8" table:formula="of:=([.P14]-[.O14]+[.R14]-[.Q14])*24" office:value-type="float" office:value="8.03333333333334">
            <text:p>8.03</text:p>
          </table:table-cell>
          <table:table-cell table:style-name="ce5" table:formula="of:=[.I14]*[.$C$18]+[.H14]*[.$C$20]" office:value-type="float" office:value="226.171875">
            <text:p>226.17</text:p>
          </table:table-cell>
          <table:table-cell table:style-name="ce5" table:formula="of:=IF([.G14]&gt;0;[.$C$21];0)" office:value-type="float" office:value="52">
            <text:p>52.00</text:p>
          </table:table-cell>
          <table:table-cell table:style-name="ce5" table:formula="of:=IF([.G14]&gt;0;[.C24];0)" office:value-type="float" office:value="0">
            <text:p>0.00</text:p>
          </table:table-cell>
          <table:table-cell table:number-columns-repeated="2"/>
          <table:table-cell table:style-name="ce12" table:formula="of:=((([.C14]-MOD([.C14];100))/100)/24)+(MOD([.C14];100)/24/60)" office:value-type="float" office:value="0.354166666666667">
            <text:p>8:30</text:p>
          </table:table-cell>
          <table:table-cell table:style-name="ce12" table:formula="of:=((([.D14]-MOD([.D14];100))/100)/24)+(MOD([.D14];100)/24/60)" office:value-type="float" office:value="0.5">
            <text:p>12:00</text:p>
          </table:table-cell>
          <table:table-cell table:style-name="ce12" table:formula="of:=((([.E14]-MOD([.E14];100))/100)/24)+(MOD([.E14];100)/24/60)" office:value-type="float" office:value="0.0416666666666667">
            <text:p>1:00</text:p>
          </table:table-cell>
          <table:table-cell table:style-name="ce12" table:formula="of:=((([.F14]-MOD([.F14];100))/100)/24)+(MOD([.F14];100)/24/60)" office:value-type="float" office:value="0.230555555555556">
            <text:p>5:32</text:p>
          </table:table-cell>
          <table:table-cell table:number-columns-repeated="238"/>
        </table:table-row>
        <table:table-row table:style-name="ro1">
          <table:table-cell/>
          <table:table-cell office:value-type="string">
            <text:p>Fri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/>
          <table:table-cell table:style-name="ce8" table:formula="of:=[.I15]-[.H15]" office:value-type="float" office:value="2.5">
            <text:p>2.50</text:p>
          </table:table-cell>
          <table:table-cell table:style-name="ce8" table:formula="of:=IF([.I15]&gt;8;[.I15]-8;0)" office:value-type="float" office:value="0">
            <text:p>0.00</text:p>
          </table:table-cell>
          <table:table-cell table:style-name="ce8" table:formula="of:=([.P15]-[.O15]+[.R15]-[.Q15])*24" office:value-type="float" office:value="2.5">
            <text:p>2.50</text:p>
          </table:table-cell>
          <table:table-cell table:style-name="ce5" table:formula="of:=[.I15]*[.$C$18]+[.H15]*[.$C$20]" office:value-type="float" office:value="70.3125">
            <text:p>70.31</text:p>
          </table:table-cell>
          <table:table-cell table:style-name="ce5" table:formula="of:=IF([.G15]&gt;0;[.$C$21];0)" office:value-type="float" office:value="52">
            <text:p>52.00</text:p>
          </table:table-cell>
          <table:table-cell table:style-name="ce5" table:formula="of:=IF([.G15]&gt;0;[.C25];0)" office:value-type="float" office:value="0">
            <text:p>0.00</text:p>
          </table:table-cell>
          <table:table-cell table:number-columns-repeated="2"/>
          <table:table-cell table:style-name="ce12" table:formula="of:=((([.C15]-MOD([.C15];100))/100)/24)+(MOD([.C15];100)/24/60)" office:value-type="float" office:value="0.354166666666667">
            <text:p>8:30</text:p>
          </table:table-cell>
          <table:table-cell table:style-name="ce12" table:formula="of:=((([.D15]-MOD([.D15];100))/100)/24)+(MOD([.D15];100)/24/60)" office:value-type="float" office:value="0.5">
            <text:p>12:00</text:p>
          </table:table-cell>
          <table:table-cell table:style-name="ce12" table:formula="of:=((([.E15]-MOD([.E15];100))/100)/24)+(MOD([.E15];100)/24/60)" office:value-type="float" office:value="0.0416666666666667">
            <text:p>1:00</text:p>
          </table:table-cell>
          <table:table-cell table:style-name="ce12" table:formula="of:=((([.F15]-MOD([.F15];100))/100)/24)+(MOD([.F15];100)/24/60)" office:value-type="float" office:value="0">
            <text:p>0:00</text:p>
          </table:table-cell>
          <table:table-cell table:number-columns-repeated="238"/>
        </table:table-row>
        <table:table-row table:style-name="ro1">
          <table:table-cell table:number-columns-repeated="2"/>
          <table:table-cell table:number-columns-repeated="4" table:style-name="ce6"/>
          <table:table-cell table:style-name="ce8" table:formula="of:=[.I16]-[.H16]" office:value-type="float" office:value="0">
            <text:p>0.00</text:p>
          </table:table-cell>
          <table:table-cell table:style-name="ce8" table:formula="of:=IF([.I16]&gt;8;[.I16]-8;0)" office:value-type="float" office:value="0">
            <text:p>0.00</text:p>
          </table:table-cell>
          <table:table-cell table:style-name="ce8" table:formula="of:=([.P16]-[.O16]+[.R16]-[.Q16])*24" office:value-type="float" office:value="0">
            <text:p>0.00</text:p>
          </table:table-cell>
          <table:table-cell table:style-name="ce5" table:formula="of:=[.I16]*[.$C$18]+[.H16]*[.$C$20]" office:value-type="float" office:value="0">
            <text:p>0.00</text:p>
          </table:table-cell>
          <table:table-cell table:style-name="ce5" table:formula="of:=IF([.G16]&gt;0;[.$C$21];0)" office:value-type="float" office:value="0">
            <text:p>0.00</text:p>
          </table:table-cell>
          <table:table-cell table:style-name="ce5" table:formula="of:=IF([.G16]&gt;0;[.C26];0)" office:value-type="float" office:value="0">
            <text:p>0.00</text:p>
          </table:table-cell>
          <table:table-cell table:number-columns-repeated="2"/>
          <table:table-cell table:style-name="ce12" table:formula="of:=((([.C16]-MOD([.C16];100))/100)/24)+(MOD([.C16];100)/24/60)" office:value-type="float" office:value="0">
            <text:p>0:00</text:p>
          </table:table-cell>
          <table:table-cell table:style-name="ce12" table:formula="of:=((([.D16]-MOD([.D16];100))/100)/24)+(MOD([.D16];100)/24/60)" office:value-type="float" office:value="0">
            <text:p>0:00</text:p>
          </table:table-cell>
          <table:table-cell table:style-name="ce12" table:formula="of:=((([.E16]-MOD([.E16];100))/100)/24)+(MOD([.E16];100)/24/60)" office:value-type="float" office:value="0">
            <text:p>0:00</text:p>
          </table:table-cell>
          <table:table-cell table:style-name="ce12" table:formula="of:=((([.F16]-MOD([.F16];100))/100)/24)+(MOD([.F16];100)/24/60)" office:value-type="float" office:value="0">
            <text:p>0:00</text:p>
          </table:table-cell>
          <table:table-cell table:number-columns-repeated="238"/>
        </table:table-row>
        <table:table-row table:style-name="ro1">
          <table:table-cell/>
          <table:table-cell table:style-name="Default"/>
          <table:table-cell table:style-name="ce6" table:number-columns-repeated="4"/>
          <table:table-cell table:style-name="ce5" table:formula="of:=SUM([.G8:.G16])" office:value-type="float" office:value="42.5">
            <text:p>42.50</text:p>
          </table:table-cell>
          <table:table-cell table:style-name="ce5" table:formula="of:=SUM([.H8:.H16])" office:value-type="float" office:value="0.200000000000006">
            <text:p>0.20</text:p>
          </table:table-cell>
          <table:table-cell table:style-name="ce5" table:formula="of:=SUM([.I8:.I16])" office:value-type="float" office:value="42.7">
            <text:p>42.70</text:p>
          </table:table-cell>
          <table:table-cell table:style-name="ce5" table:formula="of:=SUM([.J8:.J16])" office:value-type="float" office:value="1202.34375">
            <text:p>1,202.34</text:p>
          </table:table-cell>
          <table:table-cell table:style-name="ce5" table:formula="of:=SUM([.K8:.K16])" office:value-type="float" office:value="312">
            <text:p>312.00</text:p>
          </table:table-cell>
          <table:table-cell table:style-name="ce5" table:formula="of:=SUM([.L8:.L16])" office:value-type="float" office:value="284.03125">
            <text:p>284.03</text:p>
          </table:table-cell>
          <table:table-cell/>
          <table:table-cell table:style-name="ce5" table:formula="of:=SUM([.N8:.N16])" office:value-type="float" office:value="0">
            <text:p>0.00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5" table:formula="of:=VLOOKUP([.C3];[$Rate.B5:.D25];3)/8" office:value-type="float" office:value="28.125">
            <text:p>28.13</text:p>
          </table:table-cell>
          <table:table-cell table:number-columns-repeated="2"/>
          <table:table-cell table:style-name="ce7" office:value-type="string">
            <text:p>Regular salary</text:p>
          </table:table-cell>
          <table:table-cell table:style-name="ce8" table:formula="of:=[.G17]*[.C18]" office:value-type="float" office:value="1195.3125">
            <text:p>1195.31</text:p>
          </table:table-cell>
          <table:table-cell table:style-name="ce9" table:formula="of:=[.H17]*[.C19]" office:value-type="float" office:value="7.03125000000023">
            <text:p>7.03</text:p>
          </table:table-cell>
          <table:table-cell table:style-name="ce5" table:formula="of:=[.H18]+[.G18]" office:value-type="float" office:value="1202.34375">
            <text:p>1,202.34</text:p>
          </table:table-cell>
          <table:table-cell table:style-name="ce4" table:number-columns-repeated="3"/>
          <table:table-cell table:number-columns-repeated="244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5" table:formula="of:=[.C18]*1.25" office:value-type="float" office:value="35.15625">
            <text:p>35.16</text:p>
          </table:table-cell>
          <table:table-cell table:number-columns-repeated="2"/>
          <table:table-cell table:style-name="ce7" office:value-type="string">
            <text:p>COLA</text:p>
          </table:table-cell>
          <table:table-cell table:formula="of:=[.G17]*2.75" office:value-type="float" office:value="116.875">
            <text:p>116.875</text:p>
          </table:table-cell>
          <table:table-cell table:style-name="ce7"/>
          <table:table-cell table:style-name="ce5" table:number-columns-repeated="4"/>
          <table:table-cell table:number-columns-repeated="244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5" table:formula="of:=[.C19]-[.C18]" office:value-type="float" office:value="7.03125">
            <text:p>7.03</text:p>
          </table:table-cell>
          <table:table-cell table:number-columns-repeated="4"/>
          <table:table-cell table:style-name="ce7" office:value-type="string">
            <text:p>gross salary</text:p>
          </table:table-cell>
          <table:table-cell table:style-name="ce10" table:formula="of:=[.I18]+[.N17]" office:value-type="float" office:value="1202.34375">
            <text:p>1,202.34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5" table:formula="of:=VLOOKUP([.C3];[$Rate.B5:.F25];5)" office:value-type="float" office:value="52">
            <text:p>52.00</text:p>
          </table:table-cell>
          <table:table-cell table:number-columns-repeated="4"/>
          <table:table-cell table:style-name="ce7" office:value-type="string">
            <text:p>COLA</text:p>
          </table:table-cell>
          <table:table-cell table:style-name="ce10" table:formula="of:=[.K17]" office:value-type="float" office:value="312">
            <text:p>312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225">
            <text:p>225</text:p>
          </table:table-cell>
          <table:table-cell table:number-columns-repeated="4"/>
          <table:table-cell office:value-type="string">
            <text:p>Sub Total</text:p>
          </table:table-cell>
          <table:table-cell table:formula="of:=[.I20]+[.I21]" office:value-type="float" office:value="1514.34375">
            <text:p>1514.34375</text:p>
          </table:table-cell>
          <table:table-cell table:number-columns-repeated="247"/>
        </table:table-row>
        <table:table-row table:style-name="ro1">
          <table:table-cell table:number-columns-repeated="2"/>
          <table:table-cell/>
          <table:table-cell table:number-columns-repeated="4"/>
          <table:table-cell table:style-name="ce7" office:value-type="string">
            <text:p>deduction</text:p>
          </table:table-cell>
          <table:table-cell table:style-name="ce11" office:value-type="float" office:value="500">
            <text:p>500.00</text:p>
          </table:table-cell>
          <table:table-cell table:number-columns-repeated="247"/>
        </table:table-row>
        <table:table-row table:style-name="ro1">
          <table:table-cell table:number-columns-repeated="2"/>
          <table:table-cell/>
          <table:table-cell table:number-columns-repeated="4"/>
          <table:table-cell office:value-type="string">
            <text:p>net salary</text:p>
          </table:table-cell>
          <table:table-cell table:style-name="ce10" table:formula="of:=[.I20]+[.I21]-[.I23]" office:value-type="float" office:value="1014.34375">
            <text:p>1,014.34</text:p>
          </table:table-cell>
          <table:table-cell table:number-columns-repeated="247"/>
        </table:table-row>
        <table:table-row table:style-name="ro1">
          <table:table-cell table:number-columns-repeated="2"/>
          <table:table-cell/>
          <table:table-cell table:number-columns-repeated="253"/>
        </table:table-row>
        <table:table-row table:style-name="ro1">
          <table:table-cell table:number-columns-repeated="2"/>
          <table:table-cell/>
          <table:table-cell table:number-columns-repeated="253"/>
        </table:table-row>
        <table:table-row table:style-name="ro1" table:number-rows-repeated="10485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uel" table:style-name="ta6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3" table:default-cell-style-name="ce1"/>
        <table:table-column table:style-name="co4" table:default-cell-style-name="ce1"/>
        <table:table-column table:style-name="co24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43" table:default-cell-style-name="ce1"/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24" office:value-type="time" office:time-value="PT06H00M00S">
            <text:p>06:00:00 AM</text:p>
          </table:table-cell>
          <table:table-cell/>
          <table:table-cell table:style-name="ce24" office:value-type="time" office:time-value="PT13H00M00S">
            <text:p>01:00:00 PM</text:p>
          </table:table-cell>
          <table:table-cell/>
          <table:table-cell table:formula="of:=[.E2]-[.C2]" office:value-type="time" office:time-value="PT07H00M00S">
            <text:p>07:00:00 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4" office:value-type="string">
            <text:p>ruel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table:formula="of:=VLOOKUP([.C3];[$Rate.B5:.D25];2)" office:value-type="string" office:string-value="Marabe, Ruel">
            <text:p>Marabe, Ruel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3"/>
        </table:table-row>
        <table:table-row table:style-name="ro1">
          <table:table-cell/>
          <table:table-cell table:style-name="ce2"/>
          <table:table-cell table:number-columns-repeated="4" table:style-name="ce6"/>
          <table:table-cell table:style-name="ce8" table:formula="of:=[.I8]-[.H8]" office:value-type="float" office:value="0">
            <text:p>0.00</text:p>
          </table:table-cell>
          <table:table-cell table:style-name="ce8" table:formula="of:=IF([.I8]&gt;8;[.I8]-8;0)" office:value-type="float" office:value="0">
            <text:p>0.00</text:p>
          </table:table-cell>
          <table:table-cell table:style-name="ce8" table:formula="of:=([.O8]-[.N8]+[.Q8]-[.P8])*24" office:value-type="float" office:value="0">
            <text:p>0.00</text:p>
          </table:table-cell>
          <table:table-cell table:style-name="ce5" table:formula="of:=[.I8]*[.$C$18]+[.H8]*[.$C$20]" office:value-type="float" office:value="0">
            <text:p>0.00</text:p>
          </table:table-cell>
          <table:table-cell table:style-name="ce5" table:formula="of:=IF([.G8]&gt;0;[.$C$21];0)" office:value-type="float" office:value="0">
            <text:p>0.00</text:p>
          </table:table-cell>
          <table:table-cell/>
          <table:table-cell table:style-name="Default"/>
          <table:table-cell table:style-name="ce12" table:formula="of:=((([.C8]-MOD([.C8];100))/100)/24)+(MOD([.C8];100)/24/60)" office:value-type="float" office:value="0">
            <text:p>0:00</text:p>
          </table:table-cell>
          <table:table-cell table:style-name="ce12" table:formula="of:=((([.D8]-MOD([.D8];100))/100)/24)+(MOD([.D8];100)/24/60)" office:value-type="float" office:value="0">
            <text:p>0:00</text:p>
          </table:table-cell>
          <table:table-cell table:style-name="ce12" table:formula="of:=((([.E8]-MOD([.E8];100))/100)/24)+(MOD([.E8];100)/24/60)" office:value-type="float" office:value="0">
            <text:p>0:00</text:p>
          </table:table-cell>
          <table:table-cell table:style-name="ce12" table:formula="of:=((([.F8]-MOD([.F8];100))/100)/24)+(MOD([.F8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6"/>
          <table:table-cell table:style-name="ce8" table:formula="of:=[.I9]-[.H9]" office:value-type="float" office:value="0">
            <text:p>0.00</text:p>
          </table:table-cell>
          <table:table-cell table:style-name="ce8" table:formula="of:=IF([.I9]&gt;8;[.I9]-8;0)" office:value-type="float" office:value="0">
            <text:p>0.00</text:p>
          </table:table-cell>
          <table:table-cell table:style-name="ce8" table:formula="of:=([.O9]-[.N9]+[.Q9]-[.P9])*24" office:value-type="float" office:value="0">
            <text:p>0.00</text:p>
          </table:table-cell>
          <table:table-cell table:style-name="ce5" table:formula="of:=[.I9]*[.$C$18]+[.H9]*[.$C$20]" office:value-type="float" office:value="0">
            <text:p>0.00</text:p>
          </table:table-cell>
          <table:table-cell table:style-name="ce5" table:formula="of:=IF([.G9]&gt;0;[.$C$21];0)" office:value-type="float" office:value="0">
            <text:p>0.00</text:p>
          </table:table-cell>
          <table:table-cell table:number-columns-repeated="2"/>
          <table:table-cell table:style-name="ce12" table:formula="of:=((([.C9]-MOD([.C9];100))/100)/24)+(MOD([.C9];100)/24/60)" office:value-type="float" office:value="0">
            <text:p>0:00</text:p>
          </table:table-cell>
          <table:table-cell table:style-name="ce12" table:formula="of:=((([.D9]-MOD([.D9];100))/100)/24)+(MOD([.D9];100)/24/60)" office:value-type="float" office:value="0">
            <text:p>0:00</text:p>
          </table:table-cell>
          <table:table-cell table:style-name="ce12" table:formula="of:=((([.E9]-MOD([.E9];100))/100)/24)+(MOD([.E9];100)/24/60)" office:value-type="float" office:value="0">
            <text:p>0:00</text:p>
          </table:table-cell>
          <table:table-cell table:style-name="ce12" table:formula="of:=((([.F9]-MOD([.F9];100))/100)/24)+(MOD([.F9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6"/>
          <table:table-cell table:style-name="ce8" table:formula="of:=[.I10]-[.H10]" office:value-type="float" office:value="0">
            <text:p>0.00</text:p>
          </table:table-cell>
          <table:table-cell table:style-name="ce8" table:formula="of:=IF([.I10]&gt;8;[.I10]-8;0)" office:value-type="float" office:value="0">
            <text:p>0.00</text:p>
          </table:table-cell>
          <table:table-cell table:style-name="ce8" table:formula="of:=([.O10]-[.N10]+[.Q10]-[.P10])*24" office:value-type="float" office:value="0">
            <text:p>0.00</text:p>
          </table:table-cell>
          <table:table-cell table:style-name="ce5" table:formula="of:=[.I10]*[.$C$18]+[.H10]*[.$C$20]" office:value-type="float" office:value="0">
            <text:p>0.00</text:p>
          </table:table-cell>
          <table:table-cell table:style-name="ce5" table:formula="of:=IF([.G10]&gt;0;[.$C$21];0)" office:value-type="float" office:value="0">
            <text:p>0.00</text:p>
          </table:table-cell>
          <table:table-cell table:number-columns-repeated="2"/>
          <table:table-cell table:style-name="ce12" table:formula="of:=((([.C10]-MOD([.C10];100))/100)/24)+(MOD([.C10];100)/24/60)" office:value-type="float" office:value="0">
            <text:p>0:00</text:p>
          </table:table-cell>
          <table:table-cell table:style-name="ce12" table:formula="of:=((([.D10]-MOD([.D10];100))/100)/24)+(MOD([.D10];100)/24/60)" office:value-type="float" office:value="0">
            <text:p>0:00</text:p>
          </table:table-cell>
          <table:table-cell table:style-name="ce12" table:formula="of:=((([.E10]-MOD([.E10];100))/100)/24)+(MOD([.E10];100)/24/60)" office:value-type="float" office:value="0">
            <text:p>0:00</text:p>
          </table:table-cell>
          <table:table-cell table:style-name="ce12" table:formula="of:=((([.F10]-MOD([.F10];100))/100)/24)+(MOD([.F10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 office:value-type="string">
            <text:p>RUEL <text:s text:c="7"/></text:p>
          </table:table-cell>
          <table:table-cell table:style-name="ce3" office:value-type="string">
            <text:p>2013/11/09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300">
            <text:p>1300</text:p>
          </table:table-cell>
          <table:table-cell table:style-name="ce6" office:value-type="float" office:value="1756">
            <text:p>1756</text:p>
          </table:table-cell>
          <table:table-cell table:style-name="ce8" table:formula="of:=[.I11]-[.H11]" office:value-type="float" office:value="8">
            <text:p>8.00</text:p>
          </table:table-cell>
          <table:table-cell table:style-name="ce8" table:formula="of:=IF([.I11]&gt;8;[.I11]-8;0)" office:value-type="float" office:value="0.433333333333335">
            <text:p>0.43</text:p>
          </table:table-cell>
          <table:table-cell table:style-name="ce8" table:formula="of:=([.O11]-[.N11]+[.Q11]-[.P11])*24" office:value-type="float" office:value="8.43333333333334">
            <text:p>8.43</text:p>
          </table:table-cell>
          <table:table-cell table:style-name="ce5" table:formula="of:=[.I11]*[.$C$18]+[.H11]*[.$C$20]" office:value-type="float" office:value="341.666666666667">
            <text:p>341.67</text:p>
          </table:table-cell>
          <table:table-cell table:style-name="ce5" table:formula="of:=IF([.G11]&gt;0;[.$C$21];0)" office:value-type="float" office:value="32">
            <text:p>32.00</text:p>
          </table:table-cell>
          <table:table-cell table:style-name="Default"/>
          <table:table-cell/>
          <table:table-cell table:style-name="ce12" table:formula="of:=((([.C11]-MOD([.C11];100))/100)/24)+(MOD([.C11];100)/24/60)" office:value-type="float" office:value="0.354166666666667">
            <text:p>8:30</text:p>
          </table:table-cell>
          <table:table-cell table:style-name="ce12" table:formula="of:=((([.D11]-MOD([.D11];100))/100)/24)+(MOD([.D11];100)/24/60)" office:value-type="float" office:value="0.5">
            <text:p>12:00</text:p>
          </table:table-cell>
          <table:table-cell table:style-name="ce12" table:formula="of:=((([.E11]-MOD([.E11];100))/100)/24)+(MOD([.E11];100)/24/60)" office:value-type="float" office:value="0.541666666666667">
            <text:p>13:00</text:p>
          </table:table-cell>
          <table:table-cell table:style-name="ce12" table:formula="of:=((([.F11]-MOD([.F11];100))/100)/24)+(MOD([.F11];100)/24/60)" office:value-type="float" office:value="0.747222222222222">
            <text:p>17:56</text:p>
          </table:table-cell>
          <table:table-cell table:number-columns-repeated="239"/>
        </table:table-row>
        <table:table-row table:style-name="ro1">
          <table:table-cell office:value-type="string">
            <text:p>RUEL <text:s text:c="7"/></text:p>
          </table:table-cell>
          <table:table-cell office:value-type="string">
            <text:p>2013/11/11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300">
            <text:p>1300</text:p>
          </table:table-cell>
          <table:table-cell table:style-name="ce6" office:value-type="float" office:value="1755">
            <text:p>1755</text:p>
          </table:table-cell>
          <table:table-cell table:style-name="ce8" table:formula="of:=[.I12]-[.H12]" office:value-type="float" office:value="8">
            <text:p>8.00</text:p>
          </table:table-cell>
          <table:table-cell table:style-name="ce8" table:formula="of:=IF([.I12]&gt;8;[.I12]-8;0)" office:value-type="float" office:value="0.416666666666668">
            <text:p>0.42</text:p>
          </table:table-cell>
          <table:table-cell table:style-name="ce8" table:formula="of:=([.O12]-[.N12]+[.Q12]-[.P12])*24" office:value-type="float" office:value="8.41666666666667">
            <text:p>8.42</text:p>
          </table:table-cell>
          <table:table-cell table:style-name="ce5" table:formula="of:=[.I12]*[.$C$18]+[.H12]*[.$C$20]" office:value-type="float" office:value="340.833333333333">
            <text:p>340.83</text:p>
          </table:table-cell>
          <table:table-cell table:style-name="ce5" table:formula="of:=IF([.G12]&gt;0;[.$C$21];0)" office:value-type="float" office:value="32">
            <text:p>32.00</text:p>
          </table:table-cell>
          <table:table-cell/>
          <table:table-cell table:style-name="Default"/>
          <table:table-cell table:style-name="ce12" table:formula="of:=((([.C12]-MOD([.C12];100))/100)/24)+(MOD([.C12];100)/24/60)" office:value-type="float" office:value="0.354166666666667">
            <text:p>8:30</text:p>
          </table:table-cell>
          <table:table-cell table:style-name="ce12" table:formula="of:=((([.D12]-MOD([.D12];100))/100)/24)+(MOD([.D12];100)/24/60)" office:value-type="float" office:value="0.5">
            <text:p>12:00</text:p>
          </table:table-cell>
          <table:table-cell table:style-name="ce12" table:formula="of:=((([.E12]-MOD([.E12];100))/100)/24)+(MOD([.E12];100)/24/60)" office:value-type="float" office:value="0.541666666666667">
            <text:p>13:00</text:p>
          </table:table-cell>
          <table:table-cell table:style-name="ce12" table:formula="of:=((([.F12]-MOD([.F12];100))/100)/24)+(MOD([.F12];100)/24/60)" office:value-type="float" office:value="0.746527777777778">
            <text:p>17:55</text:p>
          </table:table-cell>
          <table:table-cell table:number-columns-repeated="239"/>
        </table:table-row>
        <table:table-row table:style-name="ro1">
          <table:table-cell office:value-type="string">
            <text:p>RUEL <text:s text:c="7"/></text:p>
          </table:table-cell>
          <table:table-cell office:value-type="string">
            <text:p>2013/11/12</text:p>
          </table:table-cell>
          <table:table-cell table:style-name="ce6" office:value-type="float" office:value="0.25">
            <text:p>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1">
            <text:p>531</text:p>
          </table:table-cell>
          <table:table-cell table:style-name="ce8" table:formula="of:=[.I13]-[.H13]" office:value-type="float" office:value="8">
            <text:p>8.00</text:p>
          </table:table-cell>
          <table:table-cell table:style-name="ce8" table:formula="of:=IF([.I13]&gt;8;[.I13]-8;0)" office:value-type="float" office:value="8.5125">
            <text:p>8.51</text:p>
          </table:table-cell>
          <table:table-cell table:style-name="ce8" table:formula="of:=([.O13]-[.N13]+[.Q13]-[.P13])*24" office:value-type="float" office:value="16.5125">
            <text:p>16.51</text:p>
          </table:table-cell>
          <table:table-cell table:style-name="ce5" table:formula="of:=[.I13]*[.$C$18]+[.H13]*[.$C$20]" office:value-type="float" office:value="745.625">
            <text:p>745.63</text:p>
          </table:table-cell>
          <table:table-cell table:style-name="ce5" table:formula="of:=IF([.G13]&gt;0;[.$C$21];0)" office:value-type="float" office:value="32">
            <text:p>32.00</text:p>
          </table:table-cell>
          <table:table-cell table:number-columns-repeated="2"/>
          <table:table-cell table:style-name="ce12" table:formula="of:=((([.C13]-MOD([.C13];100))/100)/24)+(MOD([.C13];100)/24/60)" office:value-type="float" office:value="0.000173611111111111">
            <text:p>0:00</text:p>
          </table:table-cell>
          <table:table-cell table:style-name="ce12" table:formula="of:=((([.D13]-MOD([.D13];100))/100)/24)+(MOD([.D13];100)/24/60)" office:value-type="float" office:value="0.5">
            <text:p>12:00</text:p>
          </table:table-cell>
          <table:table-cell table:style-name="ce12" table:formula="of:=((([.E13]-MOD([.E13];100))/100)/24)+(MOD([.E13];100)/24/60)" office:value-type="float" office:value="0.0416666666666667">
            <text:p>1:00</text:p>
          </table:table-cell>
          <table:table-cell table:style-name="ce12" table:formula="of:=((([.F13]-MOD([.F13];100))/100)/24)+(MOD([.F13];100)/24/60)" office:value-type="float" office:value="0.229861111111111">
            <text:p>5:31</text:p>
          </table:table-cell>
          <table:table-cell table:number-columns-repeated="239"/>
        </table:table-row>
        <table:table-row table:style-name="ro1">
          <table:table-cell office:value-type="string">
            <text:p>RUEL <text:s text:c="7"/></text:p>
          </table:table-cell>
          <table:table-cell office:value-type="string">
            <text:p>2013/11/13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300">
            <text:p>1300</text:p>
          </table:table-cell>
          <table:table-cell table:style-name="ce6" office:value-type="float" office:value="1805">
            <text:p>1805</text:p>
          </table:table-cell>
          <table:table-cell table:style-name="ce8" table:formula="of:=[.I14]-[.H14]" office:value-type="float" office:value="8">
            <text:p>8.00</text:p>
          </table:table-cell>
          <table:table-cell table:style-name="ce8" table:formula="of:=IF([.I14]&gt;8;[.I14]-8;0)" office:value-type="float" office:value="0.583333333333336">
            <text:p>0.58</text:p>
          </table:table-cell>
          <table:table-cell table:style-name="ce8" table:formula="of:=([.O14]-[.N14]+[.Q14]-[.P14])*24" office:value-type="float" office:value="8.58333333333334">
            <text:p>8.58</text:p>
          </table:table-cell>
          <table:table-cell table:style-name="ce5" table:formula="of:=[.I14]*[.$C$18]+[.H14]*[.$C$20]" office:value-type="float" office:value="349.166666666667">
            <text:p>349.17</text:p>
          </table:table-cell>
          <table:table-cell table:style-name="ce5" table:formula="of:=IF([.G14]&gt;0;[.$C$21];0)" office:value-type="float" office:value="32">
            <text:p>32.00</text:p>
          </table:table-cell>
          <table:table-cell table:number-columns-repeated="2"/>
          <table:table-cell table:style-name="ce12" table:formula="of:=((([.C14]-MOD([.C14];100))/100)/24)+(MOD([.C14];100)/24/60)" office:value-type="float" office:value="0.354166666666667">
            <text:p>8:30</text:p>
          </table:table-cell>
          <table:table-cell table:style-name="ce12" table:formula="of:=((([.D14]-MOD([.D14];100))/100)/24)+(MOD([.D14];100)/24/60)" office:value-type="float" office:value="0.5">
            <text:p>12:00</text:p>
          </table:table-cell>
          <table:table-cell table:style-name="ce12" table:formula="of:=((([.E14]-MOD([.E14];100))/100)/24)+(MOD([.E14];100)/24/60)" office:value-type="float" office:value="0.541666666666667">
            <text:p>13:00</text:p>
          </table:table-cell>
          <table:table-cell table:style-name="ce12" table:formula="of:=((([.F14]-MOD([.F14];100))/100)/24)+(MOD([.F14];100)/24/60)" office:value-type="float" office:value="0.753472222222222">
            <text:p>18:05</text:p>
          </table:table-cell>
          <table:table-cell table:number-columns-repeated="239"/>
        </table:table-row>
        <table:table-row table:style-name="ro1">
          <table:table-cell office:value-type="string">
            <text:p>RUEL <text:s text:c="7"/></text:p>
          </table:table-cell>
          <table:table-cell office:value-type="string">
            <text:p>2013/11/14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300">
            <text:p>1300</text:p>
          </table:table-cell>
          <table:table-cell table:style-name="ce6" office:value-type="float" office:value="1800">
            <text:p>1800</text:p>
          </table:table-cell>
          <table:table-cell table:style-name="ce8" table:formula="of:=[.I15]-[.H15]" office:value-type="float" office:value="8">
            <text:p>8.00</text:p>
          </table:table-cell>
          <table:table-cell table:style-name="ce8" table:formula="of:=IF([.I15]&gt;8;[.I15]-8;0)" office:value-type="float" office:value="0.500000000000002">
            <text:p>0.50</text:p>
          </table:table-cell>
          <table:table-cell table:style-name="ce8" table:formula="of:=([.O15]-[.N15]+[.Q15]-[.P15])*24" office:value-type="float" office:value="8.5">
            <text:p>8.50</text:p>
          </table:table-cell>
          <table:table-cell table:style-name="ce5" table:formula="of:=[.I15]*[.$C$18]+[.H15]*[.$C$20]" office:value-type="float" office:value="345">
            <text:p>345.00</text:p>
          </table:table-cell>
          <table:table-cell table:style-name="ce5" table:formula="of:=IF([.G15]&gt;0;[.$C$21];0)" office:value-type="float" office:value="32">
            <text:p>32.00</text:p>
          </table:table-cell>
          <table:table-cell table:number-columns-repeated="2"/>
          <table:table-cell table:style-name="ce12" table:formula="of:=((([.C15]-MOD([.C15];100))/100)/24)+(MOD([.C15];100)/24/60)" office:value-type="float" office:value="0.354166666666667">
            <text:p>8:30</text:p>
          </table:table-cell>
          <table:table-cell table:style-name="ce12" table:formula="of:=((([.D15]-MOD([.D15];100))/100)/24)+(MOD([.D15];100)/24/60)" office:value-type="float" office:value="0.5">
            <text:p>12:00</text:p>
          </table:table-cell>
          <table:table-cell table:style-name="ce12" table:formula="of:=((([.E15]-MOD([.E15];100))/100)/24)+(MOD([.E15];100)/24/60)" office:value-type="float" office:value="0.541666666666667">
            <text:p>13:00</text:p>
          </table:table-cell>
          <table:table-cell table:style-name="ce12" table:formula="of:=((([.F15]-MOD([.F15];100))/100)/24)+(MOD([.F15];100)/24/60)" office:value-type="float" office:value="0.75">
            <text:p>18:00</text:p>
          </table:table-cell>
          <table:table-cell table:number-columns-repeated="239"/>
        </table:table-row>
        <table:table-row table:style-name="ro1">
          <table:table-cell office:value-type="string">
            <text:p>RUEL <text:s text:c="7"/></text:p>
          </table:table-cell>
          <table:table-cell office:value-type="string">
            <text:p>2013/11/15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300">
            <text:p>1300</text:p>
          </table:table-cell>
          <table:table-cell table:style-name="ce6" office:value-type="float" office:value="1800">
            <text:p>1800</text:p>
          </table:table-cell>
          <table:table-cell table:style-name="ce8" table:formula="of:=[.I16]-[.H16]" office:value-type="float" office:value="8">
            <text:p>8.00</text:p>
          </table:table-cell>
          <table:table-cell table:style-name="ce8" table:formula="of:=IF([.I16]&gt;8;[.I16]-8;0)" office:value-type="float" office:value="0.500000000000002">
            <text:p>0.50</text:p>
          </table:table-cell>
          <table:table-cell table:style-name="ce8" table:formula="of:=([.O16]-[.N16]+[.Q16]-[.P16])*24" office:value-type="float" office:value="8.5">
            <text:p>8.50</text:p>
          </table:table-cell>
          <table:table-cell table:style-name="ce5" table:formula="of:=[.I16]*[.$C$18]+[.H16]*[.$C$20]" office:value-type="float" office:value="345">
            <text:p>345.00</text:p>
          </table:table-cell>
          <table:table-cell table:style-name="ce5" table:formula="of:=IF([.G16]&gt;0;[.$C$21];0)" office:value-type="float" office:value="32">
            <text:p>32.00</text:p>
          </table:table-cell>
          <table:table-cell table:number-columns-repeated="2"/>
          <table:table-cell table:style-name="ce12" table:formula="of:=((([.C16]-MOD([.C16];100))/100)/24)+(MOD([.C16];100)/24/60)" office:value-type="float" office:value="0.354166666666667">
            <text:p>8:30</text:p>
          </table:table-cell>
          <table:table-cell table:style-name="ce12" table:formula="of:=((([.D16]-MOD([.D16];100))/100)/24)+(MOD([.D16];100)/24/60)" office:value-type="float" office:value="0.5">
            <text:p>12:00</text:p>
          </table:table-cell>
          <table:table-cell table:style-name="ce12" table:formula="of:=((([.E16]-MOD([.E16];100))/100)/24)+(MOD([.E16];100)/24/60)" office:value-type="float" office:value="0.541666666666667">
            <text:p>13:00</text:p>
          </table:table-cell>
          <table:table-cell table:style-name="ce12" table:formula="of:=((([.F16]-MOD([.F16];100))/100)/24)+(MOD([.F16];100)/24/60)" office:value-type="float" office:value="0.75">
            <text:p>18:00</text:p>
          </table:table-cell>
          <table:table-cell table:number-columns-repeated="239"/>
        </table:table-row>
        <table:table-row table:style-name="ro1">
          <table:table-cell/>
          <table:table-cell table:style-name="Default"/>
          <table:table-cell table:style-name="ce6" table:number-columns-repeated="4"/>
          <table:table-cell table:style-name="ce5" table:formula="of:=SUM([.G8:.G16])" office:value-type="float" office:value="48">
            <text:p>48.00</text:p>
          </table:table-cell>
          <table:table-cell table:style-name="ce5" table:formula="of:=SUM([.H8:.H16])" office:value-type="float" office:value="10.9458333333333">
            <text:p>10.95</text:p>
          </table:table-cell>
          <table:table-cell table:style-name="ce5" table:formula="of:=SUM([.I8:.I16])" office:value-type="float" office:value="58.9458333333333">
            <text:p>58.95</text:p>
          </table:table-cell>
          <table:table-cell table:style-name="ce5" table:formula="of:=SUM([.J8:.J16])" office:value-type="float" office:value="2467.29166666667">
            <text:p>2,467.29</text:p>
          </table:table-cell>
          <table:table-cell table:style-name="ce5" table:formula="of:=SUM([.K8:.K16])" office:value-type="float" office:value="192">
            <text:p>192.00</text:p>
          </table:table-cell>
          <table:table-cell/>
          <table:table-cell table:style-name="ce5"/>
          <table:table-cell table:number-columns-repeated="243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5" table:formula="of:=VLOOKUP([.C3];[$Rate.B5:.D25];3)/8" office:value-type="float" office:value="40">
            <text:p>40.00</text:p>
          </table:table-cell>
          <table:table-cell table:number-columns-repeated="2"/>
          <table:table-cell table:style-name="ce7" office:value-type="string">
            <text:p>Regular salary</text:p>
          </table:table-cell>
          <table:table-cell table:style-name="ce8" table:formula="of:=[.G17]*[.C18]" office:value-type="float" office:value="1920">
            <text:p>1920.00</text:p>
          </table:table-cell>
          <table:table-cell table:style-name="ce9" table:formula="of:=[.H17]*[.C19]" office:value-type="float" office:value="547.291666666667">
            <text:p>547.29</text:p>
          </table:table-cell>
          <table:table-cell table:style-name="ce5" table:formula="of:=[.H18]+[.G18]" office:value-type="float" office:value="2467.29166666667">
            <text:p>2,467.29</text:p>
          </table:table-cell>
          <table:table-cell table:style-name="ce4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5" table:formula="of:=[.C18]*1.25" office:value-type="float" office:value="50">
            <text:p>50.00</text:p>
          </table:table-cell>
          <table:table-cell table:number-columns-repeated="2"/>
          <table:table-cell table:style-name="ce25" office:value-type="string">
            <text:p>Holiday additional</text:p>
          </table:table-cell>
          <table:table-cell/>
          <table:table-cell table:style-name="ce7"/>
          <table:table-cell table:style-name="ce5" table:formula="of:=[.M17]" office:value-type="float" office:value="0">
            <text:p>0.00</text:p>
          </table:table-cell>
          <table:table-cell table:style-name="ce5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5" table:formula="of:=[.C19]-[.C18]" office:value-type="float" office:value="10">
            <text:p>10.00</text:p>
          </table:table-cell>
          <table:table-cell table:number-columns-repeated="4"/>
          <table:table-cell table:style-name="ce7" office:value-type="string">
            <text:p>gross salary</text:p>
          </table:table-cell>
          <table:table-cell table:style-name="ce10" table:formula="of:=[.I18]+[.M17]" office:value-type="float" office:value="2467.29166666667">
            <text:p>2,467.29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5" table:formula="of:=VLOOKUP([.C3];[$Rate.B5:.F25];5)" office:value-type="float" office:value="32">
            <text:p>32.00</text:p>
          </table:table-cell>
          <table:table-cell table:number-columns-repeated="4"/>
          <table:table-cell table:style-name="ce7" office:value-type="string">
            <text:p>COLA</text:p>
          </table:table-cell>
          <table:table-cell table:style-name="ce10" office:value-type="float" office:value="132">
            <text:p>132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320">
            <text:p>320</text:p>
          </table:table-cell>
          <table:table-cell table:number-columns-repeated="4"/>
          <table:table-cell office:value-type="string">
            <text:p>Sub Total</text:p>
          </table:table-cell>
          <table:table-cell table:formula="of:=[.I20]+[.I21]" office:value-type="float" office:value="2599.29166666667">
            <text:p>2599.2916666667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7" office:value-type="string">
            <text:p>deduction</text:p>
          </table:table-cell>
          <table:table-cell table:style-name="ce11" office:value-type="float" office:value="300">
            <text:p>300.00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net salary</text:p>
          </table:table-cell>
          <table:table-cell table:style-name="ce10" table:formula="of:=[.I20]+[.I21]-[.I23]" office:value-type="float" office:value="2299.29166666667">
            <text:p>2,299.29</text:p>
          </table:table-cell>
          <table:table-cell table:number-columns-repeated="247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ann" table:style-name="ta7" table:print="false">
        <table:table-column table:style-name="co1" table:default-cell-style-name="ce1"/>
        <table:table-column table:style-name="co2" table:default-cell-style-name="ce1"/>
        <table:table-column table:style-name="co2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43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4" office:value-type="string">
            <text:p>meann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table:formula="of:=VLOOKUP([.C3];[$Rate.B5:.D25];2)" office:value-type="string" office:string-value="Madarang, Mary Ann">
            <text:p>Madarang, Mary Ann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3"/>
        </table:table-row>
        <table:table-row table:style-name="ro1">
          <table:table-cell/>
          <table:table-cell table:style-name="ce2"/>
          <table:table-cell table:number-columns-repeated="4" table:style-name="ce6"/>
          <table:table-cell table:style-name="ce8" table:formula="of:=[.I8]-[.H8]" office:value-type="float" office:value="0">
            <text:p>0.00</text:p>
          </table:table-cell>
          <table:table-cell table:style-name="ce8" table:formula="of:=IF([.I8]&gt;8;[.I8]-8;0)" office:value-type="float" office:value="0">
            <text:p>0.00</text:p>
          </table:table-cell>
          <table:table-cell table:style-name="ce8" table:formula="of:=([.O8]-[.N8]+[.Q8]-[.P8])*24" office:value-type="float" office:value="0">
            <text:p>0.00</text:p>
          </table:table-cell>
          <table:table-cell table:style-name="ce5" table:formula="of:=[.I8]*[.$C$18]+[.H8]*[.$C$20]" office:value-type="float" office:value="0">
            <text:p>0.00</text:p>
          </table:table-cell>
          <table:table-cell table:style-name="ce5" table:formula="of:=IF([.G8]&gt;0;[.$C$21];0)" office:value-type="float" office:value="0">
            <text:p>0.00</text:p>
          </table:table-cell>
          <table:table-cell/>
          <table:table-cell table:style-name="Default"/>
          <table:table-cell table:style-name="ce12" table:formula="of:=((([.C8]-MOD([.C8];100))/100)/24)+(MOD([.C8];100)/24/60)" office:value-type="float" office:value="0">
            <text:p>0:00</text:p>
          </table:table-cell>
          <table:table-cell table:style-name="ce12" table:formula="of:=((([.D8]-MOD([.D8];100))/100)/24)+(MOD([.D8];100)/24/60)" office:value-type="float" office:value="0">
            <text:p>0:00</text:p>
          </table:table-cell>
          <table:table-cell table:style-name="ce12" table:formula="of:=((([.E8]-MOD([.E8];100))/100)/24)+(MOD([.E8];100)/24/60)" office:value-type="float" office:value="0">
            <text:p>0:00</text:p>
          </table:table-cell>
          <table:table-cell table:style-name="ce12" table:formula="of:=((([.F8]-MOD([.F8];100))/100)/24)+(MOD([.F8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6"/>
          <table:table-cell table:style-name="ce8" table:formula="of:=[.I9]-[.H9]" office:value-type="float" office:value="0">
            <text:p>0.00</text:p>
          </table:table-cell>
          <table:table-cell table:style-name="ce8" table:formula="of:=IF([.I9]&gt;8;[.I9]-8;0)" office:value-type="float" office:value="0">
            <text:p>0.00</text:p>
          </table:table-cell>
          <table:table-cell table:style-name="ce8" table:formula="of:=([.O9]-[.N9]+[.Q9]-[.P9])*24" office:value-type="float" office:value="0">
            <text:p>0.00</text:p>
          </table:table-cell>
          <table:table-cell table:style-name="ce5" table:formula="of:=[.I9]*[.$C$18]+[.H9]*[.$C$20]" office:value-type="float" office:value="0">
            <text:p>0.00</text:p>
          </table:table-cell>
          <table:table-cell table:style-name="ce5" table:formula="of:=IF([.G9]&gt;0;[.$C$21];0)" office:value-type="float" office:value="0">
            <text:p>0.00</text:p>
          </table:table-cell>
          <table:table-cell table:number-columns-repeated="2"/>
          <table:table-cell table:style-name="ce12" table:formula="of:=((([.C9]-MOD([.C9];100))/100)/24)+(MOD([.C9];100)/24/60)" office:value-type="float" office:value="0">
            <text:p>0:00</text:p>
          </table:table-cell>
          <table:table-cell table:style-name="ce12" table:formula="of:=((([.D9]-MOD([.D9];100))/100)/24)+(MOD([.D9];100)/24/60)" office:value-type="float" office:value="0">
            <text:p>0:00</text:p>
          </table:table-cell>
          <table:table-cell table:style-name="ce12" table:formula="of:=((([.E9]-MOD([.E9];100))/100)/24)+(MOD([.E9];100)/24/60)" office:value-type="float" office:value="0">
            <text:p>0:00</text:p>
          </table:table-cell>
          <table:table-cell table:style-name="ce12" table:formula="of:=((([.F9]-MOD([.F9];100))/100)/24)+(MOD([.F9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style-name="ce6"/>
          <table:table-cell table:number-columns-repeated="2"/>
          <table:table-cell table:style-name="ce6"/>
          <table:table-cell table:style-name="ce8" table:formula="of:=[.I10]-[.H10]" office:value-type="float" office:value="0">
            <text:p>0.00</text:p>
          </table:table-cell>
          <table:table-cell table:style-name="ce8" table:formula="of:=IF([.I10]&gt;8;[.I10]-8;0)" office:value-type="float" office:value="0">
            <text:p>0.00</text:p>
          </table:table-cell>
          <table:table-cell table:style-name="ce8" table:formula="of:=([.O10]-[.N10]+[.Q10]-[.P10])*24" office:value-type="float" office:value="0">
            <text:p>0.00</text:p>
          </table:table-cell>
          <table:table-cell table:style-name="ce5" table:formula="of:=[.I10]*[.$C$18]+[.H10]*[.$C$20]" office:value-type="float" office:value="0">
            <text:p>0.00</text:p>
          </table:table-cell>
          <table:table-cell table:style-name="ce5" table:formula="of:=IF([.G10]&gt;0;[.$C$21];0)" office:value-type="float" office:value="0">
            <text:p>0.00</text:p>
          </table:table-cell>
          <table:table-cell table:number-columns-repeated="2"/>
          <table:table-cell table:style-name="ce12" table:formula="of:=((([.C10]-MOD([.C10];100))/100)/24)+(MOD([.C10];100)/24/60)" office:value-type="float" office:value="0">
            <text:p>0:00</text:p>
          </table:table-cell>
          <table:table-cell table:style-name="ce12" table:formula="of:=((([.D10]-MOD([.D10];100))/100)/24)+(MOD([.D10];100)/24/60)" office:value-type="float" office:value="0">
            <text:p>0:00</text:p>
          </table:table-cell>
          <table:table-cell table:style-name="ce12" table:formula="of:=((([.E10]-MOD([.E10];100))/100)/24)+(MOD([.E10];100)/24/60)" office:value-type="float" office:value="0">
            <text:p>0:00</text:p>
          </table:table-cell>
          <table:table-cell table:style-name="ce12" table:formula="of:=((([.F10]-MOD([.F10];100))/100)/24)+(MOD([.F10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 office:value-type="string">
            <text:p>Saturday</text:p>
          </table:table-cell>
          <table:table-cell office:value-type="float" office:value="830">
            <text:p>830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float" office:value="537">
            <text:p>537</text:p>
          </table:table-cell>
          <table:table-cell table:style-name="ce8" table:formula="of:=[.I11]-[.H11]" office:value-type="float" office:value="8">
            <text:p>8.00</text:p>
          </table:table-cell>
          <table:table-cell table:style-name="ce8" table:formula="of:=IF([.I11]&gt;8;[.I11]-8;0)" office:value-type="float" office:value="0.116666666666667">
            <text:p>0.12</text:p>
          </table:table-cell>
          <table:table-cell table:style-name="ce8" table:formula="of:=([.O11]-[.N11]+[.Q11]-[.P11])*24" office:value-type="float" office:value="8.11666666666667">
            <text:p>8.12</text:p>
          </table:table-cell>
          <table:table-cell table:style-name="ce5" table:formula="of:=[.I11]*[.$C$18]+[.H11]*[.$C$20]" office:value-type="float" office:value="407.291666666667">
            <text:p>407.29</text:p>
          </table:table-cell>
          <table:table-cell table:style-name="ce5" table:formula="of:=IF([.G11]&gt;0;[.$C$21];0)" office:value-type="float" office:value="52">
            <text:p>52.00</text:p>
          </table:table-cell>
          <table:table-cell table:style-name="Default"/>
          <table:table-cell/>
          <table:table-cell table:style-name="ce12" table:formula="of:=((([.C11]-MOD([.C11];100))/100)/24)+(MOD([.C11];100)/24/60)" office:value-type="float" office:value="0.354166666666667">
            <text:p>8:30</text:p>
          </table:table-cell>
          <table:table-cell table:style-name="ce12" table:formula="of:=((([.D11]-MOD([.D11];100))/100)/24)+(MOD([.D11];100)/24/60)" office:value-type="float" office:value="0.5">
            <text:p>12:00</text:p>
          </table:table-cell>
          <table:table-cell table:style-name="ce12" table:formula="of:=((([.E11]-MOD([.E11];100))/100)/24)+(MOD([.E11];100)/24/60)" office:value-type="float" office:value="0.0416666666666667">
            <text:p>1:00</text:p>
          </table:table-cell>
          <table:table-cell table:style-name="ce12" table:formula="of:=((([.F11]-MOD([.F11];100))/100)/24)+(MOD([.F11];100)/24/60)" office:value-type="float" office:value="0.234027777777778">
            <text:p>5:37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Monday</text:p>
          </table:table-cell>
          <table:table-cell office:value-type="float" office:value="842">
            <text:p>842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float" office:value="612">
            <text:p>612</text:p>
          </table:table-cell>
          <table:table-cell table:style-name="ce8" table:formula="of:=[.I12]-[.H12]" office:value-type="float" office:value="8">
            <text:p>8.00</text:p>
          </table:table-cell>
          <table:table-cell table:style-name="ce8" table:formula="of:=IF([.I12]&gt;8;[.I12]-8;0)" office:value-type="float" office:value="0.5">
            <text:p>0.50</text:p>
          </table:table-cell>
          <table:table-cell table:style-name="ce8" table:formula="of:=([.O12]-[.N12]+[.Q12]-[.P12])*24" office:value-type="float" office:value="8.5">
            <text:p>8.50</text:p>
          </table:table-cell>
          <table:table-cell table:style-name="ce5" table:formula="of:=[.I12]*[.$C$18]+[.H12]*[.$C$20]" office:value-type="float" office:value="431.25">
            <text:p>431.25</text:p>
          </table:table-cell>
          <table:table-cell table:style-name="ce5" table:formula="of:=IF([.G12]&gt;0;[.$C$21];0)" office:value-type="float" office:value="52">
            <text:p>52.00</text:p>
          </table:table-cell>
          <table:table-cell/>
          <table:table-cell table:style-name="Default"/>
          <table:table-cell table:style-name="ce12" table:formula="of:=((([.C12]-MOD([.C12];100))/100)/24)+(MOD([.C12];100)/24/60)" office:value-type="float" office:value="0.3625">
            <text:p>8:42</text:p>
          </table:table-cell>
          <table:table-cell table:style-name="ce12" table:formula="of:=((([.D12]-MOD([.D12];100))/100)/24)+(MOD([.D12];100)/24/60)" office:value-type="float" office:value="0.5">
            <text:p>12:00</text:p>
          </table:table-cell>
          <table:table-cell table:style-name="ce12" table:formula="of:=((([.E12]-MOD([.E12];100))/100)/24)+(MOD([.E12];100)/24/60)" office:value-type="float" office:value="0.0416666666666667">
            <text:p>1:00</text:p>
          </table:table-cell>
          <table:table-cell table:style-name="ce12" table:formula="of:=((([.F12]-MOD([.F12];100))/100)/24)+(MOD([.F12];100)/24/60)" office:value-type="float" office:value="0.258333333333333">
            <text:p>6:12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Tuesday</text:p>
          </table:table-cell>
          <table:table-cell office:value-type="float" office:value="841">
            <text:p>841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float" office:value="608">
            <text:p>608</text:p>
          </table:table-cell>
          <table:table-cell table:style-name="ce8" table:formula="of:=[.I13]-[.H13]" office:value-type="float" office:value="8">
            <text:p>8.00</text:p>
          </table:table-cell>
          <table:table-cell table:style-name="ce8" table:formula="of:=IF([.I13]&gt;8;[.I13]-8;0)" office:value-type="float" office:value="0.449999999999999">
            <text:p>0.45</text:p>
          </table:table-cell>
          <table:table-cell table:style-name="ce8" table:formula="of:=([.O13]-[.N13]+[.Q13]-[.P13])*24" office:value-type="float" office:value="8.45">
            <text:p>8.45</text:p>
          </table:table-cell>
          <table:table-cell table:style-name="ce5" table:formula="of:=[.I13]*[.$C$18]+[.H13]*[.$C$20]" office:value-type="float" office:value="428.125">
            <text:p>428.13</text:p>
          </table:table-cell>
          <table:table-cell table:style-name="ce5" table:formula="of:=IF([.G13]&gt;0;[.$C$21];0)" office:value-type="float" office:value="52">
            <text:p>52.00</text:p>
          </table:table-cell>
          <table:table-cell table:number-columns-repeated="2"/>
          <table:table-cell table:style-name="ce12" table:formula="of:=((([.C13]-MOD([.C13];100))/100)/24)+(MOD([.C13];100)/24/60)" office:value-type="float" office:value="0.361805555555556">
            <text:p>8:41</text:p>
          </table:table-cell>
          <table:table-cell table:style-name="ce12" table:formula="of:=((([.D13]-MOD([.D13];100))/100)/24)+(MOD([.D13];100)/24/60)" office:value-type="float" office:value="0.5">
            <text:p>12:00</text:p>
          </table:table-cell>
          <table:table-cell table:style-name="ce12" table:formula="of:=((([.E13]-MOD([.E13];100))/100)/24)+(MOD([.E13];100)/24/60)" office:value-type="float" office:value="0.0416666666666667">
            <text:p>1:00</text:p>
          </table:table-cell>
          <table:table-cell table:style-name="ce12" table:formula="of:=((([.F13]-MOD([.F13];100))/100)/24)+(MOD([.F13];100)/24/60)" office:value-type="float" office:value="0.255555555555556">
            <text:p>6:08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Wednesday</text:p>
          </table:table-cell>
          <table:table-cell office:value-type="float" office:value="843">
            <text:p>843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float" office:value="551">
            <text:p>551</text:p>
          </table:table-cell>
          <table:table-cell table:style-name="ce8" table:formula="of:=[.I14]-[.H14]" office:value-type="float" office:value="8">
            <text:p>8.00</text:p>
          </table:table-cell>
          <table:table-cell table:style-name="ce8" table:formula="of:=IF([.I14]&gt;8;[.I14]-8;0)" office:value-type="float" office:value="0.133333333333333">
            <text:p>0.13</text:p>
          </table:table-cell>
          <table:table-cell table:style-name="ce8" table:formula="of:=([.O14]-[.N14]+[.Q14]-[.P14])*24" office:value-type="float" office:value="8.13333333333333">
            <text:p>8.13</text:p>
          </table:table-cell>
          <table:table-cell table:style-name="ce5" table:formula="of:=[.I14]*[.$C$18]+[.H14]*[.$C$20]" office:value-type="float" office:value="408.333333333333">
            <text:p>408.33</text:p>
          </table:table-cell>
          <table:table-cell table:style-name="ce5" table:formula="of:=IF([.G14]&gt;0;[.$C$21];0)" office:value-type="float" office:value="52">
            <text:p>52.00</text:p>
          </table:table-cell>
          <table:table-cell table:number-columns-repeated="2"/>
          <table:table-cell table:style-name="ce12" table:formula="of:=((([.C14]-MOD([.C14];100))/100)/24)+(MOD([.C14];100)/24/60)" office:value-type="float" office:value="0.363194444444444">
            <text:p>8:43</text:p>
          </table:table-cell>
          <table:table-cell table:style-name="ce12" table:formula="of:=((([.D14]-MOD([.D14];100))/100)/24)+(MOD([.D14];100)/24/60)" office:value-type="float" office:value="0.5">
            <text:p>12:00</text:p>
          </table:table-cell>
          <table:table-cell table:style-name="ce12" table:formula="of:=((([.E14]-MOD([.E14];100))/100)/24)+(MOD([.E14];100)/24/60)" office:value-type="float" office:value="0.0416666666666667">
            <text:p>1:00</text:p>
          </table:table-cell>
          <table:table-cell table:style-name="ce12" table:formula="of:=((([.F14]-MOD([.F14];100))/100)/24)+(MOD([.F14];100)/24/60)" office:value-type="float" office:value="0.24375">
            <text:p>5:51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Thursday</text:p>
          </table:table-cell>
          <table:table-cell office:value-type="float" office:value="843">
            <text:p>843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float" office:value="559">
            <text:p>559</text:p>
          </table:table-cell>
          <table:table-cell table:style-name="ce8" table:formula="of:=[.I15]-[.H15]" office:value-type="float" office:value="8">
            <text:p>8.00</text:p>
          </table:table-cell>
          <table:table-cell table:style-name="ce8" table:formula="of:=IF([.I15]&gt;8;[.I15]-8;0)" office:value-type="float" office:value="0.266666666666666">
            <text:p>0.27</text:p>
          </table:table-cell>
          <table:table-cell table:style-name="ce8" table:formula="of:=([.O15]-[.N15]+[.Q15]-[.P15])*24" office:value-type="float" office:value="8.26666666666667">
            <text:p>8.27</text:p>
          </table:table-cell>
          <table:table-cell table:style-name="ce5" table:formula="of:=[.I15]*[.$C$18]+[.H15]*[.$C$20]" office:value-type="float" office:value="416.666666666667">
            <text:p>416.67</text:p>
          </table:table-cell>
          <table:table-cell table:style-name="ce5" table:formula="of:=IF([.G15]&gt;0;[.$C$21];0)" office:value-type="float" office:value="52">
            <text:p>52.00</text:p>
          </table:table-cell>
          <table:table-cell table:number-columns-repeated="2"/>
          <table:table-cell table:style-name="ce12" table:formula="of:=((([.C15]-MOD([.C15];100))/100)/24)+(MOD([.C15];100)/24/60)" office:value-type="float" office:value="0.363194444444444">
            <text:p>8:43</text:p>
          </table:table-cell>
          <table:table-cell table:style-name="ce12" table:formula="of:=((([.D15]-MOD([.D15];100))/100)/24)+(MOD([.D15];100)/24/60)" office:value-type="float" office:value="0.5">
            <text:p>12:00</text:p>
          </table:table-cell>
          <table:table-cell table:style-name="ce12" table:formula="of:=((([.E15]-MOD([.E15];100))/100)/24)+(MOD([.E15];100)/24/60)" office:value-type="float" office:value="0.0416666666666667">
            <text:p>1:00</text:p>
          </table:table-cell>
          <table:table-cell table:style-name="ce12" table:formula="of:=((([.F15]-MOD([.F15];100))/100)/24)+(MOD([.F15];100)/24/60)" office:value-type="float" office:value="0.249305555555556">
            <text:p>5:59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Friday</text:p>
          </table:table-cell>
          <table:table-cell office:value-type="float" office:value="839">
            <text:p>839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/>
          <table:table-cell table:style-name="ce8" table:formula="of:=[.I16]-[.H16]" office:value-type="float" office:value="2.35">
            <text:p>2.35</text:p>
          </table:table-cell>
          <table:table-cell table:style-name="ce8" table:formula="of:=IF([.I16]&gt;8;[.I16]-8;0)" office:value-type="float" office:value="0">
            <text:p>0.00</text:p>
          </table:table-cell>
          <table:table-cell table:style-name="ce8" table:formula="of:=([.O16]-[.N16]+[.Q16]-[.P16])*24" office:value-type="float" office:value="2.35">
            <text:p>2.35</text:p>
          </table:table-cell>
          <table:table-cell table:style-name="ce5" table:formula="of:=[.I16]*[.$C$18]+[.H16]*[.$C$20]" office:value-type="float" office:value="117.5">
            <text:p>117.50</text:p>
          </table:table-cell>
          <table:table-cell table:style-name="ce5" table:formula="of:=IF([.G16]&gt;0;[.$C$21];0)" office:value-type="float" office:value="52">
            <text:p>52.00</text:p>
          </table:table-cell>
          <table:table-cell table:number-columns-repeated="2"/>
          <table:table-cell table:style-name="ce12" table:formula="of:=((([.C16]-MOD([.C16];100))/100)/24)+(MOD([.C16];100)/24/60)" office:value-type="float" office:value="0.360416666666667">
            <text:p>8:39</text:p>
          </table:table-cell>
          <table:table-cell table:style-name="ce12" table:formula="of:=((([.D16]-MOD([.D16];100))/100)/24)+(MOD([.D16];100)/24/60)" office:value-type="float" office:value="0.5">
            <text:p>12:00</text:p>
          </table:table-cell>
          <table:table-cell table:style-name="ce12" table:formula="of:=((([.E16]-MOD([.E16];100))/100)/24)+(MOD([.E16];100)/24/60)" office:value-type="float" office:value="0.0416666666666667">
            <text:p>1:00</text:p>
          </table:table-cell>
          <table:table-cell table:style-name="ce12" table:formula="of:=((([.F16]-MOD([.F16];100))/100)/24)+(MOD([.F16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Default"/>
          <table:table-cell table:style-name="ce6" table:number-columns-repeated="4"/>
          <table:table-cell table:style-name="ce5" table:formula="of:=SUM([.G8:.G16])" office:value-type="float" office:value="42.35">
            <text:p>42.35</text:p>
          </table:table-cell>
          <table:table-cell table:style-name="ce5" table:formula="of:=SUM([.H8:.H16])" office:value-type="float" office:value="1.46666666666667">
            <text:p>1.47</text:p>
          </table:table-cell>
          <table:table-cell table:style-name="ce5" table:formula="of:=SUM([.I8:.I16])" office:value-type="float" office:value="43.8166666666667">
            <text:p>43.82</text:p>
          </table:table-cell>
          <table:table-cell table:style-name="ce5" table:formula="of:=SUM([.J8:.J16])" office:value-type="float" office:value="2209.16666666667">
            <text:p>2,209.17</text:p>
          </table:table-cell>
          <table:table-cell table:style-name="ce5" table:formula="of:=SUM([.K8:.K16])" office:value-type="float" office:value="312">
            <text:p>312.00</text:p>
          </table:table-cell>
          <table:table-cell/>
          <table:table-cell table:style-name="ce5" table:formula="of:=SUM([.M8:.M16])" office:value-type="float" office:value="0">
            <text:p>0.00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5" table:formula="of:=VLOOKUP([.C3];[$Rate.B5:.D25];3)/8" office:value-type="float" office:value="50">
            <text:p>50.00</text:p>
          </table:table-cell>
          <table:table-cell table:number-columns-repeated="2"/>
          <table:table-cell table:style-name="ce7" office:value-type="string">
            <text:p>Regular salary</text:p>
          </table:table-cell>
          <table:table-cell table:style-name="ce8" table:formula="of:=[.G17]*[.C18]" office:value-type="float" office:value="2117.5">
            <text:p>2117.50</text:p>
          </table:table-cell>
          <table:table-cell table:style-name="ce9" table:formula="of:=[.H17]*[.C19]" office:value-type="float" office:value="91.6666666666666">
            <text:p>91.67</text:p>
          </table:table-cell>
          <table:table-cell table:style-name="ce5" table:formula="of:=[.H18]+[.G18]" office:value-type="float" office:value="2209.16666666667">
            <text:p>2,209.17</text:p>
          </table:table-cell>
          <table:table-cell table:style-name="ce4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5" table:formula="of:=[.C18]*1.25" office:value-type="float" office:value="62.5">
            <text:p>62.50</text:p>
          </table:table-cell>
          <table:table-cell table:number-columns-repeated="4"/>
          <table:table-cell table:style-name="ce7"/>
          <table:table-cell table:style-name="ce5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5" table:formula="of:=[.C19]-[.C18]" office:value-type="float" office:value="12.5">
            <text:p>12.50</text:p>
          </table:table-cell>
          <table:table-cell table:number-columns-repeated="4"/>
          <table:table-cell table:style-name="ce7" office:value-type="string">
            <text:p>gross salary</text:p>
          </table:table-cell>
          <table:table-cell table:style-name="ce10" table:formula="of:=[.I18]+[.M17]" office:value-type="float" office:value="2209.16666666667">
            <text:p>2,209.17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5" table:formula="of:=VLOOKUP([.C3];[$Rate.B5:.F25];5)" office:value-type="float" office:value="52">
            <text:p>52.00</text:p>
          </table:table-cell>
          <table:table-cell table:number-columns-repeated="4"/>
          <table:table-cell table:style-name="ce7" office:value-type="string">
            <text:p>COLA</text:p>
          </table:table-cell>
          <table:table-cell table:style-name="ce10" office:value-type="float" office:value="132">
            <text:p>132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400">
            <text:p>400</text:p>
          </table:table-cell>
          <table:table-cell table:number-columns-repeated="4"/>
          <table:table-cell office:value-type="string">
            <text:p>Sub Total</text:p>
          </table:table-cell>
          <table:table-cell table:formula="of:=[.I20]+[.I21]" office:value-type="float" office:value="2341.16666666667">
            <text:p>2341.1666666667</text:p>
          </table:table-cell>
          <table:table-cell table:number-columns-repeated="247"/>
        </table:table-row>
        <table:table-row table:style-name="ro1">
          <table:table-cell table:number-columns-repeated="5"/>
          <table:table-cell table:style-name="ce26"/>
          <table:table-cell table:style-name="ce27"/>
          <table:table-cell table:style-name="ce7" office:value-type="string">
            <text:p>deduction</text:p>
          </table:table-cell>
          <table:table-cell table:style-name="ce11" office:value-type="float" office:value="1120.88">
            <text:p>1,120.88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net salary</text:p>
          </table:table-cell>
          <table:table-cell table:style-name="ce10" table:formula="of:=[.I20]+[.I21]-[.I23]" office:value-type="float" office:value="1220.28666666667">
            <text:p>1,220.29</text:p>
          </table:table-cell>
          <table:table-cell table:number-columns-repeated="247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hilip" table:style-name="ta8" table:print="false">
        <table:table-column table:style-name="co1" table:default-cell-style-name="ce1"/>
        <table:table-column table:style-name="co2" table:default-cell-style-name="ce1"/>
        <table:table-column table:style-name="co26" table:default-cell-style-name="ce1"/>
        <table:table-column table:style-name="co27" table:number-columns-repeated="3" table:default-cell-style-name="ce1"/>
        <table:table-column table:style-name="co6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" table:default-cell-style-name="ce1"/>
        <table:table-column table:style-name="co28" table:default-cell-style-name="ce1"/>
        <table:table-column table:style-name="co1" table:number-columns-repeated="243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4" office:value-type="string">
            <text:p>phillip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table:formula="of:=VLOOKUP([.C3];[$Rate.B5:.D25];2)" office:value-type="string" office:string-value="Oriel, Felipe">
            <text:p>Oriel, Felipe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3"/>
        </table:table-row>
        <table:table-row table:style-name="ro1">
          <table:table-cell/>
          <table:table-cell table:style-name="ce3" office:value-type="string">
            <text:p>Saturday</text:p>
          </table:table-cell>
          <table:table-cell table:style-name="ce6" office:value-type="float" office:value="948">
            <text:p>948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1">
            <text:p>531</text:p>
          </table:table-cell>
          <table:table-cell table:style-name="ce8" table:formula="of:=[.I8]-[.H8]" office:value-type="float" office:value="6.71666666666667">
            <text:p>6.72</text:p>
          </table:table-cell>
          <table:table-cell table:style-name="ce8" table:formula="of:=IF([.I8]&gt;8;[.I8]-8;0)" office:value-type="float" office:value="0">
            <text:p>0.00</text:p>
          </table:table-cell>
          <table:table-cell table:style-name="ce8" table:formula="of:=([.O8]-[.N8]+[.Q8]-[.P8])*24" office:value-type="float" office:value="6.71666666666667">
            <text:p>6.72</text:p>
          </table:table-cell>
          <table:table-cell table:style-name="ce5" table:formula="of:=[.I8]*[.$C$18]+[.H8]*[.$C$20]" office:value-type="float" office:value="302.25">
            <text:p>302.25</text:p>
          </table:table-cell>
          <table:table-cell table:style-name="ce5" table:formula="of:=IF([.G8]&gt;0;[.$C$21];0)" office:value-type="float" office:value="52">
            <text:p>52.00</text:p>
          </table:table-cell>
          <table:table-cell/>
          <table:table-cell table:style-name="Default"/>
          <table:table-cell table:style-name="ce12" table:formula="of:=((([.C8]-MOD([.C8];100))/100)/24)+(MOD([.C8];100)/24/60)" office:value-type="float" office:value="0.408333333333333">
            <text:p>9:48</text:p>
          </table:table-cell>
          <table:table-cell table:style-name="ce12" table:formula="of:=((([.D8]-MOD([.D8];100))/100)/24)+(MOD([.D8];100)/24/60)" office:value-type="float" office:value="0.5">
            <text:p>12:00</text:p>
          </table:table-cell>
          <table:table-cell table:style-name="ce12" table:formula="of:=((([.E8]-MOD([.E8];100))/100)/24)+(MOD([.E8];100)/24/60)" office:value-type="float" office:value="0.0416666666666667">
            <text:p>1:00</text:p>
          </table:table-cell>
          <table:table-cell table:style-name="ce12" table:formula="of:=((([.F8]-MOD([.F8];100))/100)/24)+(MOD([.F8];100)/24/60)" office:value-type="float" office:value="0.229861111111111">
            <text:p>5:31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Monday</text:p>
          </table:table-cell>
          <table:table-cell table:style-name="ce6" office:value-type="float" office:value="849">
            <text:p>849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7">
            <text:p>537</text:p>
          </table:table-cell>
          <table:table-cell table:style-name="ce8" table:formula="of:=[.I9]-[.H9]" office:value-type="float" office:value="7.8">
            <text:p>7.80</text:p>
          </table:table-cell>
          <table:table-cell table:style-name="ce8" table:formula="of:=IF([.I9]&gt;8;[.I9]-8;0)" office:value-type="float" office:value="0">
            <text:p>0.00</text:p>
          </table:table-cell>
          <table:table-cell table:style-name="ce8" table:formula="of:=([.O9]-[.N9]+[.Q9]-[.P9])*24" office:value-type="float" office:value="7.8">
            <text:p>7.80</text:p>
          </table:table-cell>
          <table:table-cell table:style-name="ce5" table:formula="of:=[.I9]*[.$C$18]+[.H9]*[.$C$20]" office:value-type="float" office:value="351">
            <text:p>351.00</text:p>
          </table:table-cell>
          <table:table-cell table:style-name="ce5" table:formula="of:=IF([.G9]&gt;0;[.$C$21];0)" office:value-type="float" office:value="52">
            <text:p>52.00</text:p>
          </table:table-cell>
          <table:table-cell/>
          <table:table-cell table:style-name="Default"/>
          <table:table-cell table:style-name="ce12" table:formula="of:=((([.C9]-MOD([.C9];100))/100)/24)+(MOD([.C9];100)/24/60)" office:value-type="float" office:value="0.367361111111111">
            <text:p>8:49</text:p>
          </table:table-cell>
          <table:table-cell table:style-name="ce12" table:formula="of:=((([.D9]-MOD([.D9];100))/100)/24)+(MOD([.D9];100)/24/60)" office:value-type="float" office:value="0.5">
            <text:p>12:00</text:p>
          </table:table-cell>
          <table:table-cell table:style-name="ce12" table:formula="of:=((([.E9]-MOD([.E9];100))/100)/24)+(MOD([.E9];100)/24/60)" office:value-type="float" office:value="0.0416666666666667">
            <text:p>1:00</text:p>
          </table:table-cell>
          <table:table-cell table:style-name="ce12" table:formula="of:=((([.F9]-MOD([.F9];100))/100)/24)+(MOD([.F9];100)/24/60)" office:value-type="float" office:value="0.234027777777778">
            <text:p>5:37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Tuesday</text:p>
          </table:table-cell>
          <table:table-cell table:style-name="ce6" office:value-type="float" office:value="915">
            <text:p>915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3">
            <text:p>533</text:p>
          </table:table-cell>
          <table:table-cell table:style-name="ce8" table:formula="of:=[.I10]-[.H10]" office:value-type="float" office:value="7.3">
            <text:p>7.30</text:p>
          </table:table-cell>
          <table:table-cell table:style-name="ce8" table:formula="of:=IF([.I10]&gt;8;[.I10]-8;0)" office:value-type="float" office:value="0">
            <text:p>0.00</text:p>
          </table:table-cell>
          <table:table-cell table:style-name="ce8" table:formula="of:=([.O10]-[.N10]+[.Q10]-[.P10])*24" office:value-type="float" office:value="7.3">
            <text:p>7.30</text:p>
          </table:table-cell>
          <table:table-cell table:style-name="ce5" table:formula="of:=[.I10]*[.$C$18]+[.H10]*[.$C$20]" office:value-type="float" office:value="328.5">
            <text:p>328.50</text:p>
          </table:table-cell>
          <table:table-cell table:style-name="ce5" table:formula="of:=IF([.G10]&gt;0;[.$C$21];0)" office:value-type="float" office:value="52">
            <text:p>52.00</text:p>
          </table:table-cell>
          <table:table-cell table:number-columns-repeated="2"/>
          <table:table-cell table:style-name="ce12" table:formula="of:=((([.C10]-MOD([.C10];100))/100)/24)+(MOD([.C10];100)/24/60)" office:value-type="float" office:value="0.385416666666667">
            <text:p>9:15</text:p>
          </table:table-cell>
          <table:table-cell table:style-name="ce12" table:formula="of:=((([.D10]-MOD([.D10];100))/100)/24)+(MOD([.D10];100)/24/60)" office:value-type="float" office:value="0.5">
            <text:p>12:00</text:p>
          </table:table-cell>
          <table:table-cell table:style-name="ce12" table:formula="of:=((([.E10]-MOD([.E10];100))/100)/24)+(MOD([.E10];100)/24/60)" office:value-type="float" office:value="0.0416666666666667">
            <text:p>1:00</text:p>
          </table:table-cell>
          <table:table-cell table:style-name="ce12" table:formula="of:=((([.F10]-MOD([.F10];100))/100)/24)+(MOD([.F10];100)/24/60)" office:value-type="float" office:value="0.23125">
            <text:p>5:33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Wednesday</text:p>
          </table:table-cell>
          <table:table-cell table:style-name="ce6" office:value-type="float" office:value="909">
            <text:p>909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7">
            <text:p>537</text:p>
          </table:table-cell>
          <table:table-cell table:style-name="ce8" table:formula="of:=[.I11]-[.H11]" office:value-type="float" office:value="7.46666666666667">
            <text:p>7.47</text:p>
          </table:table-cell>
          <table:table-cell table:style-name="ce8" table:formula="of:=IF([.I11]&gt;8;[.I11]-8;0)" office:value-type="float" office:value="0">
            <text:p>0.00</text:p>
          </table:table-cell>
          <table:table-cell table:style-name="ce8" table:formula="of:=([.O11]-[.N11]+[.Q11]-[.P11])*24" office:value-type="float" office:value="7.46666666666667">
            <text:p>7.47</text:p>
          </table:table-cell>
          <table:table-cell table:style-name="ce5" table:formula="of:=[.I11]*[.$C$18]+[.H11]*[.$C$20]" office:value-type="float" office:value="336">
            <text:p>336.00</text:p>
          </table:table-cell>
          <table:table-cell table:style-name="ce5" table:formula="of:=IF([.G11]&gt;0;[.$C$21];0)" office:value-type="float" office:value="52">
            <text:p>52.00</text:p>
          </table:table-cell>
          <table:table-cell table:style-name="Default"/>
          <table:table-cell/>
          <table:table-cell table:style-name="ce12" table:formula="of:=((([.C11]-MOD([.C11];100))/100)/24)+(MOD([.C11];100)/24/60)" office:value-type="float" office:value="0.38125">
            <text:p>9:09</text:p>
          </table:table-cell>
          <table:table-cell table:style-name="ce12" table:formula="of:=((([.D11]-MOD([.D11];100))/100)/24)+(MOD([.D11];100)/24/60)" office:value-type="float" office:value="0.5">
            <text:p>12:00</text:p>
          </table:table-cell>
          <table:table-cell table:style-name="ce12" table:formula="of:=((([.E11]-MOD([.E11];100))/100)/24)+(MOD([.E11];100)/24/60)" office:value-type="float" office:value="0.0416666666666667">
            <text:p>1:00</text:p>
          </table:table-cell>
          <table:table-cell table:style-name="ce12" table:formula="of:=((([.F11]-MOD([.F11];100))/100)/24)+(MOD([.F11];100)/24/60)" office:value-type="float" office:value="0.234027777777778">
            <text:p>5:37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Thursday</text:p>
          </table:table-cell>
          <table:table-cell table:style-name="ce6" office:value-type="float" office:value="941">
            <text:p>941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3">
            <text:p>533</text:p>
          </table:table-cell>
          <table:table-cell table:style-name="ce8" table:formula="of:=[.I12]-[.H12]" office:value-type="float" office:value="6.86666666666667">
            <text:p>6.87</text:p>
          </table:table-cell>
          <table:table-cell table:style-name="ce8" table:formula="of:=IF([.I12]&gt;8;[.I12]-8;0)" office:value-type="float" office:value="0">
            <text:p>0.00</text:p>
          </table:table-cell>
          <table:table-cell table:style-name="ce8" table:formula="of:=([.O12]-[.N12]+[.Q12]-[.P12])*24" office:value-type="float" office:value="6.86666666666667">
            <text:p>6.87</text:p>
          </table:table-cell>
          <table:table-cell table:style-name="ce5" table:formula="of:=[.I12]*[.$C$18]+[.H12]*[.$C$20]" office:value-type="float" office:value="309">
            <text:p>309.00</text:p>
          </table:table-cell>
          <table:table-cell table:style-name="ce5" table:formula="of:=IF([.G12]&gt;0;[.$C$21];0)" office:value-type="float" office:value="52">
            <text:p>52.00</text:p>
          </table:table-cell>
          <table:table-cell/>
          <table:table-cell table:style-name="Default"/>
          <table:table-cell table:style-name="ce12" table:formula="of:=((([.C12]-MOD([.C12];100))/100)/24)+(MOD([.C12];100)/24/60)" office:value-type="float" office:value="0.403472222222222">
            <text:p>9:41</text:p>
          </table:table-cell>
          <table:table-cell table:style-name="ce12" table:formula="of:=((([.D12]-MOD([.D12];100))/100)/24)+(MOD([.D12];100)/24/60)" office:value-type="float" office:value="0.5">
            <text:p>12:00</text:p>
          </table:table-cell>
          <table:table-cell table:style-name="ce12" table:formula="of:=((([.E12]-MOD([.E12];100))/100)/24)+(MOD([.E12];100)/24/60)" office:value-type="float" office:value="0.0416666666666667">
            <text:p>1:00</text:p>
          </table:table-cell>
          <table:table-cell table:style-name="ce12" table:formula="of:=((([.F12]-MOD([.F12];100))/100)/24)+(MOD([.F12];100)/24/60)" office:value-type="float" office:value="0.23125">
            <text:p>5:33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Friday</text:p>
          </table:table-cell>
          <table:table-cell table:style-name="ce6" office:value-type="float" office:value="924">
            <text:p>924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/>
          <table:table-cell table:style-name="ce8" table:formula="of:=[.I13]-[.H13]" office:value-type="float" office:value="1.6">
            <text:p>1.60</text:p>
          </table:table-cell>
          <table:table-cell table:style-name="ce8" table:formula="of:=IF([.I13]&gt;8;[.I13]-8;0)" office:value-type="float" office:value="0">
            <text:p>0.00</text:p>
          </table:table-cell>
          <table:table-cell table:style-name="ce8" table:formula="of:=([.O13]-[.N13]+[.Q13]-[.P13])*24" office:value-type="float" office:value="1.6">
            <text:p>1.60</text:p>
          </table:table-cell>
          <table:table-cell table:style-name="ce5" table:formula="of:=[.I13]*[.$C$18]+[.H13]*[.$C$20]" office:value-type="float" office:value="72">
            <text:p>72.00</text:p>
          </table:table-cell>
          <table:table-cell table:style-name="ce5" table:formula="of:=IF([.G13]&gt;0;[.$C$21];0)" office:value-type="float" office:value="52">
            <text:p>52.00</text:p>
          </table:table-cell>
          <table:table-cell table:number-columns-repeated="2"/>
          <table:table-cell table:style-name="ce12" table:formula="of:=((([.C13]-MOD([.C13];100))/100)/24)+(MOD([.C13];100)/24/60)" office:value-type="float" office:value="0.391666666666667">
            <text:p>9:24</text:p>
          </table:table-cell>
          <table:table-cell table:style-name="ce12" table:formula="of:=((([.D13]-MOD([.D13];100))/100)/24)+(MOD([.D13];100)/24/60)" office:value-type="float" office:value="0.5">
            <text:p>12:00</text:p>
          </table:table-cell>
          <table:table-cell table:style-name="ce12" table:formula="of:=((([.E13]-MOD([.E13];100))/100)/24)+(MOD([.E13];100)/24/60)" office:value-type="float" office:value="0.0416666666666667">
            <text:p>1:00</text:p>
          </table:table-cell>
          <table:table-cell table:style-name="ce12" table:formula="of:=((([.F13]-MOD([.F13];100))/100)/24)+(MOD([.F13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 table:number-columns-repeated="2"/>
          <table:table-cell table:number-columns-repeated="4" table:style-name="ce6"/>
          <table:table-cell table:style-name="ce8" table:formula="of:=[.I14]-[.H14]" office:value-type="float" office:value="0">
            <text:p>0.00</text:p>
          </table:table-cell>
          <table:table-cell table:style-name="ce8" table:formula="of:=IF([.I14]&gt;8;[.I14]-8;0)" office:value-type="float" office:value="0">
            <text:p>0.00</text:p>
          </table:table-cell>
          <table:table-cell table:style-name="ce8" table:formula="of:=([.O14]-[.N14]+[.Q14]-[.P14])*24" office:value-type="float" office:value="0">
            <text:p>0.00</text:p>
          </table:table-cell>
          <table:table-cell table:style-name="ce5" table:formula="of:=[.I14]*[.$C$18]+[.H14]*[.$C$20]" office:value-type="float" office:value="0">
            <text:p>0.00</text:p>
          </table:table-cell>
          <table:table-cell table:style-name="ce5" table:formula="of:=IF([.G14]&gt;0;[.$C$21];0)" office:value-type="float" office:value="0">
            <text:p>0.00</text:p>
          </table:table-cell>
          <table:table-cell table:number-columns-repeated="2"/>
          <table:table-cell table:style-name="ce12" table:formula="of:=((([.C14]-MOD([.C14];100))/100)/24)+(MOD([.C14];100)/24/60)" office:value-type="float" office:value="0">
            <text:p>0:00</text:p>
          </table:table-cell>
          <table:table-cell table:style-name="ce12" table:formula="of:=((([.D14]-MOD([.D14];100))/100)/24)+(MOD([.D14];100)/24/60)" office:value-type="float" office:value="0">
            <text:p>0:00</text:p>
          </table:table-cell>
          <table:table-cell table:style-name="ce12" table:formula="of:=((([.E14]-MOD([.E14];100))/100)/24)+(MOD([.E14];100)/24/60)" office:value-type="float" office:value="0">
            <text:p>0:00</text:p>
          </table:table-cell>
          <table:table-cell table:style-name="ce12" table:formula="of:=((([.F14]-MOD([.F14];100))/100)/24)+(MOD([.F14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 table:number-columns-repeated="2"/>
          <table:table-cell table:number-columns-repeated="4" table:style-name="ce6"/>
          <table:table-cell table:style-name="ce8" table:formula="of:=[.I15]-[.H15]" office:value-type="float" office:value="0">
            <text:p>0.00</text:p>
          </table:table-cell>
          <table:table-cell table:style-name="ce8" table:formula="of:=IF([.I15]&gt;8;[.I15]-8;0)" office:value-type="float" office:value="0">
            <text:p>0.00</text:p>
          </table:table-cell>
          <table:table-cell table:style-name="ce8" table:formula="of:=([.O15]-[.N15]+[.Q15]-[.P15])*24" office:value-type="float" office:value="0">
            <text:p>0.00</text:p>
          </table:table-cell>
          <table:table-cell table:style-name="ce5" table:formula="of:=[.I15]*[.$C$18]+[.H15]*[.$C$20]" office:value-type="float" office:value="0">
            <text:p>0.00</text:p>
          </table:table-cell>
          <table:table-cell table:style-name="ce5" table:formula="of:=IF([.G15]&gt;0;[.$C$21];0)" office:value-type="float" office:value="0">
            <text:p>0.00</text:p>
          </table:table-cell>
          <table:table-cell table:number-columns-repeated="2"/>
          <table:table-cell table:style-name="ce12" table:formula="of:=((([.C15]-MOD([.C15];100))/100)/24)+(MOD([.C15];100)/24/60)" office:value-type="float" office:value="0">
            <text:p>0:00</text:p>
          </table:table-cell>
          <table:table-cell table:style-name="ce12" table:formula="of:=((([.D15]-MOD([.D15];100))/100)/24)+(MOD([.D15];100)/24/60)" office:value-type="float" office:value="0">
            <text:p>0:00</text:p>
          </table:table-cell>
          <table:table-cell table:style-name="ce12" table:formula="of:=((([.E15]-MOD([.E15];100))/100)/24)+(MOD([.E15];100)/24/60)" office:value-type="float" office:value="0">
            <text:p>0:00</text:p>
          </table:table-cell>
          <table:table-cell table:style-name="ce12" table:formula="of:=((([.F15]-MOD([.F15];100))/100)/24)+(MOD([.F15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 table:number-columns-repeated="2"/>
          <table:table-cell table:number-columns-repeated="4" table:style-name="ce6"/>
          <table:table-cell table:style-name="ce8" table:formula="of:=[.I16]-[.H16]" office:value-type="float" office:value="0">
            <text:p>0.00</text:p>
          </table:table-cell>
          <table:table-cell table:style-name="ce8" table:formula="of:=IF([.I16]&gt;8;[.I16]-8;0)" office:value-type="float" office:value="0">
            <text:p>0.00</text:p>
          </table:table-cell>
          <table:table-cell table:style-name="ce8" table:formula="of:=([.O16]-[.N16]+[.Q16]-[.P16])*24" office:value-type="float" office:value="0">
            <text:p>0.00</text:p>
          </table:table-cell>
          <table:table-cell table:style-name="ce5" table:formula="of:=[.I16]*[.$C$18]+[.H16]*[.$C$20]" office:value-type="float" office:value="0">
            <text:p>0.00</text:p>
          </table:table-cell>
          <table:table-cell table:style-name="ce5" table:formula="of:=IF([.G16]&gt;0;[.$C$21];0)" office:value-type="float" office:value="0">
            <text:p>0.00</text:p>
          </table:table-cell>
          <table:table-cell table:number-columns-repeated="2"/>
          <table:table-cell table:style-name="ce12" table:formula="of:=((([.C16]-MOD([.C16];100))/100)/24)+(MOD([.C16];100)/24/60)" office:value-type="float" office:value="0">
            <text:p>0:00</text:p>
          </table:table-cell>
          <table:table-cell table:style-name="ce12" table:formula="of:=((([.D16]-MOD([.D16];100))/100)/24)+(MOD([.D16];100)/24/60)" office:value-type="float" office:value="0">
            <text:p>0:00</text:p>
          </table:table-cell>
          <table:table-cell table:style-name="ce12" table:formula="of:=((([.E16]-MOD([.E16];100))/100)/24)+(MOD([.E16];100)/24/60)" office:value-type="float" office:value="0">
            <text:p>0:00</text:p>
          </table:table-cell>
          <table:table-cell table:style-name="ce12" table:formula="of:=((([.F16]-MOD([.F16];100))/100)/24)+(MOD([.F16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Default"/>
          <table:table-cell table:style-name="ce6" table:number-columns-repeated="4"/>
          <table:table-cell table:style-name="ce5" table:formula="of:=SUM([.G8:.G16])" office:value-type="float" office:value="37.75">
            <text:p>37.75</text:p>
          </table:table-cell>
          <table:table-cell table:style-name="ce5" table:formula="of:=SUM([.H8:.H16])" office:value-type="float" office:value="0">
            <text:p>0.00</text:p>
          </table:table-cell>
          <table:table-cell table:style-name="ce5" table:formula="of:=SUM([.I8:.I16])" office:value-type="float" office:value="37.75">
            <text:p>37.75</text:p>
          </table:table-cell>
          <table:table-cell table:style-name="ce5" table:formula="of:=SUM([.J8:.J16])" office:value-type="float" office:value="1698.75">
            <text:p>1,698.75</text:p>
          </table:table-cell>
          <table:table-cell table:style-name="ce5" table:formula="of:=SUM([.K8:.K16])" office:value-type="float" office:value="312">
            <text:p>312.00</text:p>
          </table:table-cell>
          <table:table-cell/>
          <table:table-cell table:style-name="ce5" table:formula="of:=SUM([.M8:.M16])" office:value-type="float" office:value="0">
            <text:p>0.00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5" table:formula="of:=VLOOKUP([.C3];[$Rate.B5:.D25];3)/8" office:value-type="float" office:value="45">
            <text:p>45.00</text:p>
          </table:table-cell>
          <table:table-cell table:number-columns-repeated="2"/>
          <table:table-cell table:style-name="ce7" office:value-type="string">
            <text:p>Regular salary</text:p>
          </table:table-cell>
          <table:table-cell table:style-name="ce8" table:formula="of:=[.G17]*[.C18]" office:value-type="float" office:value="1698.75">
            <text:p>1698.75</text:p>
          </table:table-cell>
          <table:table-cell table:style-name="ce9" table:formula="of:=[.H17]*[.C19]" office:value-type="float" office:value="0">
            <text:p>0.00</text:p>
          </table:table-cell>
          <table:table-cell table:style-name="ce5" table:formula="of:=[.H18]+[.G18]" office:value-type="float" office:value="1698.75">
            <text:p>1,698.75</text:p>
          </table:table-cell>
          <table:table-cell table:style-name="ce4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5" table:formula="of:=[.C18]*1.25" office:value-type="float" office:value="56.25">
            <text:p>56.25</text:p>
          </table:table-cell>
          <table:table-cell table:number-columns-repeated="4"/>
          <table:table-cell table:style-name="ce7"/>
          <table:table-cell table:style-name="ce5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5" table:formula="of:=[.C19]-[.C18]" office:value-type="float" office:value="11.25">
            <text:p>11.25</text:p>
          </table:table-cell>
          <table:table-cell table:number-columns-repeated="4"/>
          <table:table-cell table:style-name="ce7" office:value-type="string">
            <text:p>gross salary</text:p>
          </table:table-cell>
          <table:table-cell table:style-name="ce10" table:formula="of:=[.I18]+[.M17]" office:value-type="float" office:value="1698.75">
            <text:p>1,698.75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5" table:formula="of:=VLOOKUP([.C3];[$Rate.B5:.F25];5)" office:value-type="float" office:value="52">
            <text:p>52.00</text:p>
          </table:table-cell>
          <table:table-cell table:number-columns-repeated="4"/>
          <table:table-cell table:style-name="ce7" office:value-type="string">
            <text:p>COLA</text:p>
          </table:table-cell>
          <table:table-cell table:style-name="ce10" table:formula="of:=[.K17]" office:value-type="float" office:value="312">
            <text:p>312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360">
            <text:p>360</text:p>
          </table:table-cell>
          <table:table-cell table:number-columns-repeated="4"/>
          <table:table-cell office:value-type="string">
            <text:p>Sub Total</text:p>
          </table:table-cell>
          <table:table-cell table:formula="of:=[.I20]+[.I21]" office:value-type="float" office:value="2010.75">
            <text:p>2010.75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7" office:value-type="string">
            <text:p>deduction</text:p>
          </table:table-cell>
          <table:table-cell table:style-name="ce11" office:value-type="float" office:value="1075">
            <text:p>1,075.00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net salary</text:p>
          </table:table-cell>
          <table:table-cell table:style-name="ce10" table:formula="of:=[.I20]+[.I21]-[.I23]" office:value-type="float" office:value="935.75">
            <text:p>935.75</text:p>
          </table:table-cell>
          <table:table-cell table:number-columns-repeated="247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table:number-columns-repeated="248"/>
        </table:table-row>
        <table:table-row table:style-name="ro1" table:number-rows-repeated="104854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ra" table:style-name="ta9" table:print="false">
        <table:table-column table:style-name="co1" table:default-cell-style-name="ce1"/>
        <table:table-column table:style-name="co2" table:default-cell-style-name="ce1"/>
        <table:table-column table:style-name="co29" table:default-cell-style-name="ce1"/>
        <table:table-column table:style-name="co1" table:number-columns-repeated="2" table:default-cell-style-name="ce1"/>
        <table:table-column table:style-name="co23" table:default-cell-style-name="ce1"/>
        <table:table-column table:style-name="co30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8" table:default-cell-style-name="ce1"/>
        <table:table-column table:style-name="co1" table:default-cell-style-name="ce1"/>
        <table:table-column table:style-name="co32" table:default-cell-style-name="ce1"/>
        <table:table-column table:style-name="co1" table:number-columns-repeated="243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4" office:value-type="string">
            <text:p>cora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table:formula="of:=VLOOKUP([.C3];[$Rate.B5:.D25];2)" office:value-type="string" office:string-value="Oriel, Maria Socorro">
            <text:p>Oriel, Maria Socorro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3"/>
        </table:table-row>
        <table:table-row table:style-name="ro1">
          <table:table-cell/>
          <table:table-cell table:style-name="ce3" office:value-type="string">
            <text:p>Saturday</text:p>
          </table:table-cell>
          <table:table-cell table:style-name="ce6" office:value-type="float" office:value="948">
            <text:p>948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1">
            <text:p>531</text:p>
          </table:table-cell>
          <table:table-cell table:style-name="ce8" table:formula="of:=[.I8]-[.H8]" office:value-type="float" office:value="6.71666666666667">
            <text:p>6.72</text:p>
          </table:table-cell>
          <table:table-cell table:style-name="ce8" table:formula="of:=IF([.I8]&gt;8;[.I8]-8;0)" office:value-type="float" office:value="0">
            <text:p>0.00</text:p>
          </table:table-cell>
          <table:table-cell table:style-name="ce8" table:formula="of:=([.O8]-[.N8]+[.Q8]-[.P8])*24" office:value-type="float" office:value="6.71666666666667">
            <text:p>6.72</text:p>
          </table:table-cell>
          <table:table-cell table:style-name="ce5" table:formula="of:=[.I8]*[.$C$18]+[.H8]*[.$C$20]" office:value-type="float" office:value="361.020833333333">
            <text:p>361.02</text:p>
          </table:table-cell>
          <table:table-cell table:style-name="ce5" table:formula="of:=IF([.G8]&gt;0;[.$C$21];0)" office:value-type="float" office:value="52">
            <text:p>52.00</text:p>
          </table:table-cell>
          <table:table-cell/>
          <table:table-cell table:style-name="Default"/>
          <table:table-cell table:style-name="ce12" table:formula="of:=((([.C8]-MOD([.C8];100))/100)/24)+(MOD([.C8];100)/24/60)" office:value-type="float" office:value="0.408333333333333">
            <text:p>9:48</text:p>
          </table:table-cell>
          <table:table-cell table:style-name="ce12" table:formula="of:=((([.D8]-MOD([.D8];100))/100)/24)+(MOD([.D8];100)/24/60)" office:value-type="float" office:value="0.5">
            <text:p>12:00</text:p>
          </table:table-cell>
          <table:table-cell table:style-name="ce12" table:formula="of:=((([.E8]-MOD([.E8];100))/100)/24)+(MOD([.E8];100)/24/60)" office:value-type="float" office:value="0.0416666666666667">
            <text:p>1:00</text:p>
          </table:table-cell>
          <table:table-cell table:style-name="ce12" table:formula="of:=((([.F8]-MOD([.F8];100))/100)/24)+(MOD([.F8];100)/24/60)" office:value-type="float" office:value="0.229861111111111">
            <text:p>5:31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Monday</text:p>
          </table:table-cell>
          <table:table-cell table:style-name="ce6" office:value-type="float" office:value="849">
            <text:p>849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7">
            <text:p>537</text:p>
          </table:table-cell>
          <table:table-cell table:style-name="ce8" table:formula="of:=[.I9]-[.H9]" office:value-type="float" office:value="7.8">
            <text:p>7.80</text:p>
          </table:table-cell>
          <table:table-cell table:style-name="ce8" table:formula="of:=IF([.I9]&gt;8;[.I9]-8;0)" office:value-type="float" office:value="0">
            <text:p>0.00</text:p>
          </table:table-cell>
          <table:table-cell table:style-name="ce8" table:formula="of:=([.O9]-[.N9]+[.Q9]-[.P9])*24" office:value-type="float" office:value="7.8">
            <text:p>7.80</text:p>
          </table:table-cell>
          <table:table-cell table:style-name="ce5" table:formula="of:=[.I9]*[.$C$18]+[.H9]*[.$C$20]" office:value-type="float" office:value="419.25">
            <text:p>419.25</text:p>
          </table:table-cell>
          <table:table-cell table:style-name="ce5" table:formula="of:=IF([.G9]&gt;0;[.$C$21];0)" office:value-type="float" office:value="52">
            <text:p>52.00</text:p>
          </table:table-cell>
          <table:table-cell/>
          <table:table-cell table:style-name="Default"/>
          <table:table-cell table:style-name="ce12" table:formula="of:=((([.C9]-MOD([.C9];100))/100)/24)+(MOD([.C9];100)/24/60)" office:value-type="float" office:value="0.367361111111111">
            <text:p>8:49</text:p>
          </table:table-cell>
          <table:table-cell table:style-name="ce12" table:formula="of:=((([.D9]-MOD([.D9];100))/100)/24)+(MOD([.D9];100)/24/60)" office:value-type="float" office:value="0.5">
            <text:p>12:00</text:p>
          </table:table-cell>
          <table:table-cell table:style-name="ce12" table:formula="of:=((([.E9]-MOD([.E9];100))/100)/24)+(MOD([.E9];100)/24/60)" office:value-type="float" office:value="0.0416666666666667">
            <text:p>1:00</text:p>
          </table:table-cell>
          <table:table-cell table:style-name="ce12" table:formula="of:=((([.F9]-MOD([.F9];100))/100)/24)+(MOD([.F9];100)/24/60)" office:value-type="float" office:value="0.234027777777778">
            <text:p>5:37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Tuesday</text:p>
          </table:table-cell>
          <table:table-cell table:style-name="ce6" office:value-type="float" office:value="915">
            <text:p>915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3">
            <text:p>533</text:p>
          </table:table-cell>
          <table:table-cell table:style-name="ce8" table:formula="of:=[.I10]-[.H10]" office:value-type="float" office:value="7.3">
            <text:p>7.30</text:p>
          </table:table-cell>
          <table:table-cell table:style-name="ce8" table:formula="of:=IF([.I10]&gt;8;[.I10]-8;0)" office:value-type="float" office:value="0">
            <text:p>0.00</text:p>
          </table:table-cell>
          <table:table-cell table:style-name="ce8" table:formula="of:=([.O10]-[.N10]+[.Q10]-[.P10])*24" office:value-type="float" office:value="7.3">
            <text:p>7.30</text:p>
          </table:table-cell>
          <table:table-cell table:style-name="ce5" table:formula="of:=[.I10]*[.$C$18]+[.H10]*[.$C$20]" office:value-type="float" office:value="392.375">
            <text:p>392.38</text:p>
          </table:table-cell>
          <table:table-cell table:style-name="ce5" table:formula="of:=IF([.G10]&gt;0;[.$C$21];0)" office:value-type="float" office:value="52">
            <text:p>52.00</text:p>
          </table:table-cell>
          <table:table-cell table:number-columns-repeated="2"/>
          <table:table-cell table:style-name="ce12" table:formula="of:=((([.C10]-MOD([.C10];100))/100)/24)+(MOD([.C10];100)/24/60)" office:value-type="float" office:value="0.385416666666667">
            <text:p>9:15</text:p>
          </table:table-cell>
          <table:table-cell table:style-name="ce12" table:formula="of:=((([.D10]-MOD([.D10];100))/100)/24)+(MOD([.D10];100)/24/60)" office:value-type="float" office:value="0.5">
            <text:p>12:00</text:p>
          </table:table-cell>
          <table:table-cell table:style-name="ce12" table:formula="of:=((([.E10]-MOD([.E10];100))/100)/24)+(MOD([.E10];100)/24/60)" office:value-type="float" office:value="0.0416666666666667">
            <text:p>1:00</text:p>
          </table:table-cell>
          <table:table-cell table:style-name="ce12" table:formula="of:=((([.F10]-MOD([.F10];100))/100)/24)+(MOD([.F10];100)/24/60)" office:value-type="float" office:value="0.23125">
            <text:p>5:33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Wednesday</text:p>
          </table:table-cell>
          <table:table-cell table:style-name="ce6" office:value-type="float" office:value="909">
            <text:p>909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7">
            <text:p>537</text:p>
          </table:table-cell>
          <table:table-cell table:style-name="ce8" table:formula="of:=[.I11]-[.H11]" office:value-type="float" office:value="7.46666666666667">
            <text:p>7.47</text:p>
          </table:table-cell>
          <table:table-cell table:style-name="ce8" table:formula="of:=IF([.I11]&gt;8;[.I11]-8;0)" office:value-type="float" office:value="0">
            <text:p>0.00</text:p>
          </table:table-cell>
          <table:table-cell table:style-name="ce8" table:formula="of:=([.O11]-[.N11]+[.Q11]-[.P11])*24" office:value-type="float" office:value="7.46666666666667">
            <text:p>7.47</text:p>
          </table:table-cell>
          <table:table-cell table:style-name="ce5" table:formula="of:=[.I11]*[.$C$18]+[.H11]*[.$C$20]" office:value-type="float" office:value="401.333333333333">
            <text:p>401.33</text:p>
          </table:table-cell>
          <table:table-cell table:style-name="ce5" table:formula="of:=IF([.G11]&gt;0;[.$C$21];0)" office:value-type="float" office:value="52">
            <text:p>52.00</text:p>
          </table:table-cell>
          <table:table-cell table:style-name="Default"/>
          <table:table-cell/>
          <table:table-cell table:style-name="ce12" table:formula="of:=((([.C11]-MOD([.C11];100))/100)/24)+(MOD([.C11];100)/24/60)" office:value-type="float" office:value="0.38125">
            <text:p>9:09</text:p>
          </table:table-cell>
          <table:table-cell table:style-name="ce12" table:formula="of:=((([.D11]-MOD([.D11];100))/100)/24)+(MOD([.D11];100)/24/60)" office:value-type="float" office:value="0.5">
            <text:p>12:00</text:p>
          </table:table-cell>
          <table:table-cell table:style-name="ce12" table:formula="of:=((([.E11]-MOD([.E11];100))/100)/24)+(MOD([.E11];100)/24/60)" office:value-type="float" office:value="0.0416666666666667">
            <text:p>1:00</text:p>
          </table:table-cell>
          <table:table-cell table:style-name="ce12" table:formula="of:=((([.F11]-MOD([.F11];100))/100)/24)+(MOD([.F11];100)/24/60)" office:value-type="float" office:value="0.234027777777778">
            <text:p>5:37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Thursday</text:p>
          </table:table-cell>
          <table:table-cell table:style-name="ce6" office:value-type="float" office:value="941">
            <text:p>941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3">
            <text:p>533</text:p>
          </table:table-cell>
          <table:table-cell table:style-name="ce8" table:formula="of:=[.I12]-[.H12]" office:value-type="float" office:value="6.86666666666667">
            <text:p>6.87</text:p>
          </table:table-cell>
          <table:table-cell table:style-name="ce8" table:formula="of:=IF([.I12]&gt;8;[.I12]-8;0)" office:value-type="float" office:value="0">
            <text:p>0.00</text:p>
          </table:table-cell>
          <table:table-cell table:style-name="ce8" table:formula="of:=([.O12]-[.N12]+[.Q12]-[.P12])*24" office:value-type="float" office:value="6.86666666666667">
            <text:p>6.87</text:p>
          </table:table-cell>
          <table:table-cell table:style-name="ce5" table:formula="of:=[.I12]*[.$C$18]+[.H12]*[.$C$20]" office:value-type="float" office:value="369.083333333333">
            <text:p>369.08</text:p>
          </table:table-cell>
          <table:table-cell table:style-name="ce5" table:formula="of:=IF([.G12]&gt;0;[.$C$21];0)" office:value-type="float" office:value="52">
            <text:p>52.00</text:p>
          </table:table-cell>
          <table:table-cell/>
          <table:table-cell table:style-name="Default"/>
          <table:table-cell table:style-name="ce12" table:formula="of:=((([.C12]-MOD([.C12];100))/100)/24)+(MOD([.C12];100)/24/60)" office:value-type="float" office:value="0.403472222222222">
            <text:p>9:41</text:p>
          </table:table-cell>
          <table:table-cell table:style-name="ce12" table:formula="of:=((([.D12]-MOD([.D12];100))/100)/24)+(MOD([.D12];100)/24/60)" office:value-type="float" office:value="0.5">
            <text:p>12:00</text:p>
          </table:table-cell>
          <table:table-cell table:style-name="ce12" table:formula="of:=((([.E12]-MOD([.E12];100))/100)/24)+(MOD([.E12];100)/24/60)" office:value-type="float" office:value="0.0416666666666667">
            <text:p>1:00</text:p>
          </table:table-cell>
          <table:table-cell table:style-name="ce12" table:formula="of:=((([.F12]-MOD([.F12];100))/100)/24)+(MOD([.F12];100)/24/60)" office:value-type="float" office:value="0.23125">
            <text:p>5:33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Friday</text:p>
          </table:table-cell>
          <table:table-cell table:style-name="ce6" office:value-type="float" office:value="924">
            <text:p>924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/>
          <table:table-cell table:style-name="ce8" table:formula="of:=[.I13]-[.H13]" office:value-type="float" office:value="1.6">
            <text:p>1.60</text:p>
          </table:table-cell>
          <table:table-cell table:style-name="ce8" table:formula="of:=IF([.I13]&gt;8;[.I13]-8;0)" office:value-type="float" office:value="0">
            <text:p>0.00</text:p>
          </table:table-cell>
          <table:table-cell table:style-name="ce8" table:formula="of:=([.O13]-[.N13]+[.Q13]-[.P13])*24" office:value-type="float" office:value="1.6">
            <text:p>1.60</text:p>
          </table:table-cell>
          <table:table-cell table:style-name="ce5" table:formula="of:=[.I13]*[.$C$18]+[.H13]*[.$C$20]" office:value-type="float" office:value="86">
            <text:p>86.00</text:p>
          </table:table-cell>
          <table:table-cell table:style-name="ce5" table:formula="of:=IF([.G13]&gt;0;[.$C$21];0)" office:value-type="float" office:value="52">
            <text:p>52.00</text:p>
          </table:table-cell>
          <table:table-cell table:number-columns-repeated="2"/>
          <table:table-cell table:style-name="ce12" table:formula="of:=((([.C13]-MOD([.C13];100))/100)/24)+(MOD([.C13];100)/24/60)" office:value-type="float" office:value="0.391666666666667">
            <text:p>9:24</text:p>
          </table:table-cell>
          <table:table-cell table:style-name="ce12" table:formula="of:=((([.D13]-MOD([.D13];100))/100)/24)+(MOD([.D13];100)/24/60)" office:value-type="float" office:value="0.5">
            <text:p>12:00</text:p>
          </table:table-cell>
          <table:table-cell table:style-name="ce12" table:formula="of:=((([.E13]-MOD([.E13];100))/100)/24)+(MOD([.E13];100)/24/60)" office:value-type="float" office:value="0.0416666666666667">
            <text:p>1:00</text:p>
          </table:table-cell>
          <table:table-cell table:style-name="ce12" table:formula="of:=((([.F13]-MOD([.F13];100))/100)/24)+(MOD([.F13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 table:number-columns-repeated="2"/>
          <table:table-cell table:number-columns-repeated="4" table:style-name="ce6"/>
          <table:table-cell table:style-name="ce8" table:formula="of:=[.I14]-[.H14]" office:value-type="float" office:value="0">
            <text:p>0.00</text:p>
          </table:table-cell>
          <table:table-cell table:style-name="ce8" table:formula="of:=IF([.I14]&gt;8;[.I14]-8;0)" office:value-type="float" office:value="0">
            <text:p>0.00</text:p>
          </table:table-cell>
          <table:table-cell table:style-name="ce8" table:formula="of:=([.O14]-[.N14]+[.Q14]-[.P14])*24" office:value-type="float" office:value="0">
            <text:p>0.00</text:p>
          </table:table-cell>
          <table:table-cell table:style-name="ce5" table:formula="of:=[.I14]*[.$C$18]+[.H14]*[.$C$20]" office:value-type="float" office:value="0">
            <text:p>0.00</text:p>
          </table:table-cell>
          <table:table-cell table:style-name="ce5" table:formula="of:=IF([.G14]&gt;0;[.$C$21];0)" office:value-type="float" office:value="0">
            <text:p>0.00</text:p>
          </table:table-cell>
          <table:table-cell table:number-columns-repeated="2"/>
          <table:table-cell table:style-name="ce12" table:formula="of:=((([.C14]-MOD([.C14];100))/100)/24)+(MOD([.C14];100)/24/60)" office:value-type="float" office:value="0">
            <text:p>0:00</text:p>
          </table:table-cell>
          <table:table-cell table:style-name="ce12" table:formula="of:=((([.D14]-MOD([.D14];100))/100)/24)+(MOD([.D14];100)/24/60)" office:value-type="float" office:value="0">
            <text:p>0:00</text:p>
          </table:table-cell>
          <table:table-cell table:style-name="ce12" table:formula="of:=((([.E14]-MOD([.E14];100))/100)/24)+(MOD([.E14];100)/24/60)" office:value-type="float" office:value="0">
            <text:p>0:00</text:p>
          </table:table-cell>
          <table:table-cell table:style-name="ce12" table:formula="of:=((([.F14]-MOD([.F14];100))/100)/24)+(MOD([.F14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 table:number-columns-repeated="2"/>
          <table:table-cell table:number-columns-repeated="4" table:style-name="ce6"/>
          <table:table-cell table:style-name="ce8" table:formula="of:=[.I15]-[.H15]" office:value-type="float" office:value="0">
            <text:p>0.00</text:p>
          </table:table-cell>
          <table:table-cell table:style-name="ce8" table:formula="of:=IF([.I15]&gt;8;[.I15]-8;0)" office:value-type="float" office:value="0">
            <text:p>0.00</text:p>
          </table:table-cell>
          <table:table-cell table:style-name="ce8" table:formula="of:=([.O15]-[.N15]+[.Q15]-[.P15])*24" office:value-type="float" office:value="0">
            <text:p>0.00</text:p>
          </table:table-cell>
          <table:table-cell table:style-name="ce5" table:formula="of:=[.I15]*[.$C$18]+[.H15]*[.$C$20]" office:value-type="float" office:value="0">
            <text:p>0.00</text:p>
          </table:table-cell>
          <table:table-cell table:style-name="ce5" table:formula="of:=IF([.G15]&gt;0;[.$C$21];0)" office:value-type="float" office:value="0">
            <text:p>0.00</text:p>
          </table:table-cell>
          <table:table-cell table:number-columns-repeated="2"/>
          <table:table-cell table:style-name="ce12" table:formula="of:=((([.C15]-MOD([.C15];100))/100)/24)+(MOD([.C15];100)/24/60)" office:value-type="float" office:value="0">
            <text:p>0:00</text:p>
          </table:table-cell>
          <table:table-cell table:style-name="ce12" table:formula="of:=((([.D15]-MOD([.D15];100))/100)/24)+(MOD([.D15];100)/24/60)" office:value-type="float" office:value="0">
            <text:p>0:00</text:p>
          </table:table-cell>
          <table:table-cell table:style-name="ce12" table:formula="of:=((([.E15]-MOD([.E15];100))/100)/24)+(MOD([.E15];100)/24/60)" office:value-type="float" office:value="0">
            <text:p>0:00</text:p>
          </table:table-cell>
          <table:table-cell table:style-name="ce12" table:formula="of:=((([.F15]-MOD([.F15];100))/100)/24)+(MOD([.F15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 table:number-columns-repeated="2"/>
          <table:table-cell table:number-columns-repeated="4" table:style-name="ce6"/>
          <table:table-cell table:style-name="ce8" table:formula="of:=[.I16]-[.H16]" office:value-type="float" office:value="0">
            <text:p>0.00</text:p>
          </table:table-cell>
          <table:table-cell table:style-name="ce8" table:formula="of:=IF([.I16]&gt;8;[.I16]-8;0)" office:value-type="float" office:value="0">
            <text:p>0.00</text:p>
          </table:table-cell>
          <table:table-cell table:style-name="ce8" table:formula="of:=([.O16]-[.N16]+[.Q16]-[.P16])*24" office:value-type="float" office:value="0">
            <text:p>0.00</text:p>
          </table:table-cell>
          <table:table-cell table:style-name="ce5" table:formula="of:=[.I16]*[.$C$18]+[.H16]*[.$C$20]" office:value-type="float" office:value="0">
            <text:p>0.00</text:p>
          </table:table-cell>
          <table:table-cell table:style-name="ce5" table:formula="of:=IF([.G16]&gt;0;[.$C$21];0)" office:value-type="float" office:value="0">
            <text:p>0.00</text:p>
          </table:table-cell>
          <table:table-cell table:number-columns-repeated="2"/>
          <table:table-cell table:style-name="ce12" table:formula="of:=((([.C16]-MOD([.C16];100))/100)/24)+(MOD([.C16];100)/24/60)" office:value-type="float" office:value="0">
            <text:p>0:00</text:p>
          </table:table-cell>
          <table:table-cell table:style-name="ce12" table:formula="of:=((([.D16]-MOD([.D16];100))/100)/24)+(MOD([.D16];100)/24/60)" office:value-type="float" office:value="0">
            <text:p>0:00</text:p>
          </table:table-cell>
          <table:table-cell table:style-name="ce12" table:formula="of:=((([.E16]-MOD([.E16];100))/100)/24)+(MOD([.E16];100)/24/60)" office:value-type="float" office:value="0">
            <text:p>0:00</text:p>
          </table:table-cell>
          <table:table-cell table:style-name="ce12" table:formula="of:=((([.F16]-MOD([.F16];100))/100)/24)+(MOD([.F16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Default"/>
          <table:table-cell table:style-name="ce6" table:number-columns-repeated="4"/>
          <table:table-cell table:style-name="ce5" table:formula="of:=SUM([.G8:.G16])" office:value-type="float" office:value="37.75">
            <text:p>37.75</text:p>
          </table:table-cell>
          <table:table-cell table:style-name="ce5" table:formula="of:=SUM([.H8:.H16])" office:value-type="float" office:value="0">
            <text:p>0.00</text:p>
          </table:table-cell>
          <table:table-cell table:style-name="ce5" table:formula="of:=SUM([.I8:.I16])" office:value-type="float" office:value="37.75">
            <text:p>37.75</text:p>
          </table:table-cell>
          <table:table-cell table:style-name="ce5" table:formula="of:=SUM([.J8:.J16])" office:value-type="float" office:value="2029.0625">
            <text:p>2,029.06</text:p>
          </table:table-cell>
          <table:table-cell table:style-name="ce5" table:formula="of:=SUM([.K8:.K16])" office:value-type="float" office:value="312">
            <text:p>312.00</text:p>
          </table:table-cell>
          <table:table-cell/>
          <table:table-cell table:style-name="ce5" table:formula="of:=SUM([.M8:.M16])" office:value-type="float" office:value="0">
            <text:p>0.00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5" table:formula="of:=VLOOKUP([.C3];[$Rate.B5:.D25];3)/8" office:value-type="float" office:value="53.75">
            <text:p>53.75</text:p>
          </table:table-cell>
          <table:table-cell table:number-columns-repeated="2"/>
          <table:table-cell table:style-name="ce7" office:value-type="string">
            <text:p>Regular salary</text:p>
          </table:table-cell>
          <table:table-cell table:style-name="ce8" table:formula="of:=[.G17]*[.C18]" office:value-type="float" office:value="2029.0625">
            <text:p>2029.06</text:p>
          </table:table-cell>
          <table:table-cell table:style-name="ce9" table:formula="of:=[.H17]*[.C19]" office:value-type="float" office:value="0">
            <text:p>0.00</text:p>
          </table:table-cell>
          <table:table-cell table:style-name="ce5" table:formula="of:=[.H18]+[.G18]" office:value-type="float" office:value="2029.0625">
            <text:p>2,029.06</text:p>
          </table:table-cell>
          <table:table-cell table:style-name="ce4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5" table:formula="of:=[.C18]*1.25" office:value-type="float" office:value="67.1875">
            <text:p>67.19</text:p>
          </table:table-cell>
          <table:table-cell table:number-columns-repeated="4"/>
          <table:table-cell table:style-name="ce7"/>
          <table:table-cell table:style-name="ce5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5" table:formula="of:=[.C19]-[.C18]" office:value-type="float" office:value="13.4375">
            <text:p>13.44</text:p>
          </table:table-cell>
          <table:table-cell table:number-columns-repeated="4"/>
          <table:table-cell table:style-name="ce7" office:value-type="string">
            <text:p>gross salary</text:p>
          </table:table-cell>
          <table:table-cell table:style-name="ce10" table:formula="of:=[.I18]+[.M17]" office:value-type="float" office:value="2029.0625">
            <text:p>2,029.06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5" table:formula="of:=VLOOKUP([.C3];[$Rate.B5:.F25];5)" office:value-type="float" office:value="52">
            <text:p>52.00</text:p>
          </table:table-cell>
          <table:table-cell table:number-columns-repeated="4"/>
          <table:table-cell table:style-name="ce7" office:value-type="string">
            <text:p>COLA</text:p>
          </table:table-cell>
          <table:table-cell table:style-name="ce10" office:value-type="float" office:value="132">
            <text:p>132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430">
            <text:p>430</text:p>
          </table:table-cell>
          <table:table-cell table:number-columns-repeated="4"/>
          <table:table-cell office:value-type="string">
            <text:p>Sub Total</text:p>
          </table:table-cell>
          <table:table-cell table:style-name="ce5" table:formula="of:=[.I20]+[.I21]" office:value-type="float" office:value="2161.0625">
            <text:p>2,161.06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7" office:value-type="string">
            <text:p>deduction</text:p>
          </table:table-cell>
          <table:table-cell table:style-name="ce11" office:value-type="float" office:value="1104.2">
            <text:p>1,104.20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net salary</text:p>
          </table:table-cell>
          <table:table-cell table:style-name="ce10" table:formula="of:=[.I20]+[.I21]-[.I23]" office:value-type="float" office:value="1056.8625">
            <text:p>1,056.86</text:p>
          </table:table-cell>
          <table:table-cell table:number-columns-repeated="247"/>
        </table:table-row>
        <table:table-row table:style-name="ro1" table:number-rows-repeated="37">
          <table:table-cell table:number-columns-repeated="256"/>
        </table:table-row>
        <table:table-row table:style-name="ro1">
          <table:table-cell table:number-columns-repeated="8"/>
          <table:table-cell office:value-type="float" office:value="50">
            <text:p>50</text:p>
          </table:table-cell>
          <table:table-cell table:number-columns-repeated="247"/>
        </table:table-row>
        <table:table-row table:style-name="ro1" table:number-rows-repeated="39">
          <table:table-cell table:number-columns-repeated="256"/>
        </table:table-row>
        <table:table-row table:style-name="ro1">
          <table:table-cell table:number-columns-repeated="8"/>
          <table:table-cell office:value-type="float" office:value="0">
            <text:p>0</text:p>
          </table:table-cell>
          <table:table-cell table:number-columns-repeated="247"/>
        </table:table-row>
        <table:table-row table:style-name="ro1" table:number-rows-repeated="1048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Jobert" table:style-name="ta10" table:print="false">
        <table:table-column table:style-name="co1" table:default-cell-style-name="ce1"/>
        <table:table-column table:style-name="co2" table:default-cell-style-name="ce1"/>
        <table:table-column table:style-name="co20" table:default-cell-style-name="ce1"/>
        <table:table-column table:style-name="co4" table:default-cell-style-name="ce1"/>
        <table:table-column table:style-name="co5" table:default-cell-style-name="ce1"/>
        <table:table-column table:style-name="co21" table:default-cell-style-name="ce1"/>
        <table:table-column table:style-name="co6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" table:default-cell-style-name="ce1"/>
        <table:table-column table:style-name="co22" table:default-cell-style-name="ce1"/>
        <table:table-column table:style-name="co1" table:number-columns-repeated="243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4" office:value-type="string">
            <text:p>jobert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table:formula="of:=VLOOKUP([.C3];[$Rate.B5:.D25];2)" office:value-type="string" office:string-value="Palcat, Jobert">
            <text:p>Palcat, Jobert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3"/>
        </table:table-row>
        <table:table-row table:style-name="ro1">
          <table:table-cell/>
          <table:table-cell table:style-name="ce2"/>
          <table:table-cell table:number-columns-repeated="4" table:style-name="ce6"/>
          <table:table-cell table:style-name="ce8" table:formula="of:=[.I8]-[.H8]" office:value-type="float" office:value="0">
            <text:p>0.00</text:p>
          </table:table-cell>
          <table:table-cell table:style-name="ce8" table:formula="of:=IF([.I8]&gt;8;[.I8]-8;0)" office:value-type="float" office:value="0">
            <text:p>0.00</text:p>
          </table:table-cell>
          <table:table-cell table:style-name="ce8" table:formula="of:=([.O8]-[.N8]+[.Q8]-[.P8])*24" office:value-type="float" office:value="0">
            <text:p>0.00</text:p>
          </table:table-cell>
          <table:table-cell table:style-name="ce5" table:formula="of:=[.I8]*[.$C$18]+[.H8]*[.$C$20]" office:value-type="float" office:value="0">
            <text:p>0.00</text:p>
          </table:table-cell>
          <table:table-cell table:style-name="ce5" table:formula="of:=IF([.G8]&gt;0;[.$C$21];0)" office:value-type="float" office:value="0">
            <text:p>0.00</text:p>
          </table:table-cell>
          <table:table-cell/>
          <table:table-cell table:style-name="Default"/>
          <table:table-cell table:style-name="ce12" table:formula="of:=((([.C8]-MOD([.C8];100))/100)/24)+(MOD([.C8];100)/24/60)" office:value-type="float" office:value="0">
            <text:p>0:00</text:p>
          </table:table-cell>
          <table:table-cell table:style-name="ce12" table:formula="of:=((([.D8]-MOD([.D8];100))/100)/24)+(MOD([.D8];100)/24/60)" office:value-type="float" office:value="0">
            <text:p>0:00</text:p>
          </table:table-cell>
          <table:table-cell table:style-name="ce12" table:formula="of:=((([.E8]-MOD([.E8];100))/100)/24)+(MOD([.E8];100)/24/60)" office:value-type="float" office:value="0">
            <text:p>0:00</text:p>
          </table:table-cell>
          <table:table-cell table:style-name="ce12" table:formula="of:=((([.F8]-MOD([.F8];100))/100)/24)+(MOD([.F8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6"/>
          <table:table-cell table:style-name="ce8" table:formula="of:=[.I9]-[.H9]" office:value-type="float" office:value="0">
            <text:p>0.00</text:p>
          </table:table-cell>
          <table:table-cell table:style-name="ce8" table:formula="of:=IF([.I9]&gt;8;[.I9]-8;0)" office:value-type="float" office:value="0">
            <text:p>0.00</text:p>
          </table:table-cell>
          <table:table-cell table:style-name="ce8" table:formula="of:=([.O9]-[.N9]+[.Q9]-[.P9])*24" office:value-type="float" office:value="0">
            <text:p>0.00</text:p>
          </table:table-cell>
          <table:table-cell table:style-name="ce5" table:formula="of:=[.I9]*[.$C$18]+[.H9]*[.$C$20]" office:value-type="float" office:value="0">
            <text:p>0.00</text:p>
          </table:table-cell>
          <table:table-cell table:style-name="ce5" table:formula="of:=IF([.G9]&gt;0;[.$C$21];0)" office:value-type="float" office:value="0">
            <text:p>0.00</text:p>
          </table:table-cell>
          <table:table-cell table:number-columns-repeated="2"/>
          <table:table-cell table:style-name="ce12" table:formula="of:=((([.C9]-MOD([.C9];100))/100)/24)+(MOD([.C9];100)/24/60)" office:value-type="float" office:value="0">
            <text:p>0:00</text:p>
          </table:table-cell>
          <table:table-cell table:style-name="ce12" table:formula="of:=((([.D9]-MOD([.D9];100))/100)/24)+(MOD([.D9];100)/24/60)" office:value-type="float" office:value="0">
            <text:p>0:00</text:p>
          </table:table-cell>
          <table:table-cell table:style-name="ce12" table:formula="of:=((([.E9]-MOD([.E9];100))/100)/24)+(MOD([.E9];100)/24/60)" office:value-type="float" office:value="0">
            <text:p>0:00</text:p>
          </table:table-cell>
          <table:table-cell table:style-name="ce12" table:formula="of:=((([.F9]-MOD([.F9];100))/100)/24)+(MOD([.F9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6"/>
          <table:table-cell table:style-name="ce8" table:formula="of:=[.I10]-[.H10]" office:value-type="float" office:value="0">
            <text:p>0.00</text:p>
          </table:table-cell>
          <table:table-cell table:style-name="ce8" table:formula="of:=IF([.I10]&gt;8;[.I10]-8;0)" office:value-type="float" office:value="0">
            <text:p>0.00</text:p>
          </table:table-cell>
          <table:table-cell table:style-name="ce8" table:formula="of:=([.O10]-[.N10]+[.Q10]-[.P10])*24" office:value-type="float" office:value="0">
            <text:p>0.00</text:p>
          </table:table-cell>
          <table:table-cell table:style-name="ce5" table:formula="of:=[.I10]*[.$C$18]+[.H10]*[.$C$20]" office:value-type="float" office:value="0">
            <text:p>0.00</text:p>
          </table:table-cell>
          <table:table-cell table:style-name="ce5" table:formula="of:=IF([.G10]&gt;0;[.$C$21];0)" office:value-type="float" office:value="0">
            <text:p>0.00</text:p>
          </table:table-cell>
          <table:table-cell table:number-columns-repeated="2"/>
          <table:table-cell table:style-name="ce12" table:formula="of:=((([.C10]-MOD([.C10];100))/100)/24)+(MOD([.C10];100)/24/60)" office:value-type="float" office:value="0">
            <text:p>0:00</text:p>
          </table:table-cell>
          <table:table-cell table:style-name="ce12" table:formula="of:=((([.D10]-MOD([.D10];100))/100)/24)+(MOD([.D10];100)/24/60)" office:value-type="float" office:value="0">
            <text:p>0:00</text:p>
          </table:table-cell>
          <table:table-cell table:style-name="ce12" table:formula="of:=((([.E10]-MOD([.E10];100))/100)/24)+(MOD([.E10];100)/24/60)" office:value-type="float" office:value="0">
            <text:p>0:00</text:p>
          </table:table-cell>
          <table:table-cell table:style-name="ce12" table:formula="of:=((([.F10]-MOD([.F10];100))/100)/24)+(MOD([.F10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 office:value-type="string">
            <text:p>Saturday</text:p>
          </table:table-cell>
          <table:table-cell table:number-columns-repeated="4" table:style-name="ce6" office:value-type="float" office:value="0">
            <text:p>0</text:p>
          </table:table-cell>
          <table:table-cell table:style-name="ce8" table:formula="of:=[.I11]-[.H11]" office:value-type="float" office:value="0">
            <text:p>0.00</text:p>
          </table:table-cell>
          <table:table-cell table:style-name="ce8" table:formula="of:=IF([.I11]&gt;8;[.I11]-8;0)" office:value-type="float" office:value="0">
            <text:p>0.00</text:p>
          </table:table-cell>
          <table:table-cell table:style-name="ce8" table:formula="of:=([.O11]-[.N11]+[.Q11]-[.P11])*24" office:value-type="float" office:value="0">
            <text:p>0.00</text:p>
          </table:table-cell>
          <table:table-cell table:style-name="ce5" table:formula="of:=[.I11]*[.$C$18]+[.H11]*[.$C$20]" office:value-type="float" office:value="0">
            <text:p>0.00</text:p>
          </table:table-cell>
          <table:table-cell table:style-name="ce5" table:formula="of:=IF([.G11]&gt;0;[.$C$21];0)" office:value-type="float" office:value="0">
            <text:p>0.00</text:p>
          </table:table-cell>
          <table:table-cell table:style-name="Default"/>
          <table:table-cell/>
          <table:table-cell table:style-name="ce12" table:formula="of:=((([.C11]-MOD([.C11];100))/100)/24)+(MOD([.C11];100)/24/60)" office:value-type="float" office:value="0">
            <text:p>0:00</text:p>
          </table:table-cell>
          <table:table-cell table:style-name="ce12" table:formula="of:=((([.D11]-MOD([.D11];100))/100)/24)+(MOD([.D11];100)/24/60)" office:value-type="float" office:value="0">
            <text:p>0:00</text:p>
          </table:table-cell>
          <table:table-cell table:style-name="ce12" table:formula="of:=((([.E11]-MOD([.E11];100))/100)/24)+(MOD([.E11];100)/24/60)" office:value-type="float" office:value="0">
            <text:p>0:00</text:p>
          </table:table-cell>
          <table:table-cell table:style-name="ce12" table:formula="of:=((([.F11]-MOD([.F11];100))/100)/24)+(MOD([.F11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Mon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1">
            <text:p>531</text:p>
          </table:table-cell>
          <table:table-cell table:style-name="ce8" table:formula="of:=[.I12]-[.H12]" office:value-type="float" office:value="8">
            <text:p>8.00</text:p>
          </table:table-cell>
          <table:table-cell table:style-name="ce8" table:formula="of:=IF([.I12]&gt;8;[.I12]-8;0)" office:value-type="float" office:value="0.0166666666666675">
            <text:p>0.02</text:p>
          </table:table-cell>
          <table:table-cell table:style-name="ce8" table:formula="of:=([.O12]-[.N12]+[.Q12]-[.P12])*24" office:value-type="float" office:value="8.01666666666667">
            <text:p>8.02</text:p>
          </table:table-cell>
          <table:table-cell table:style-name="ce5" table:formula="of:=[.I12]*[.$C$18]+[.H12]*[.$C$20]" office:value-type="float" office:value="320.833333333333">
            <text:p>320.83</text:p>
          </table:table-cell>
          <table:table-cell table:style-name="ce5" table:formula="of:=IF([.G12]&gt;0;[.$C$21];0)" office:value-type="float" office:value="52">
            <text:p>52.00</text:p>
          </table:table-cell>
          <table:table-cell/>
          <table:table-cell table:style-name="Default"/>
          <table:table-cell table:style-name="ce12" table:formula="of:=((([.C12]-MOD([.C12];100))/100)/24)+(MOD([.C12];100)/24/60)" office:value-type="float" office:value="0.354166666666667">
            <text:p>8:30</text:p>
          </table:table-cell>
          <table:table-cell table:style-name="ce12" table:formula="of:=((([.D12]-MOD([.D12];100))/100)/24)+(MOD([.D12];100)/24/60)" office:value-type="float" office:value="0.5">
            <text:p>12:00</text:p>
          </table:table-cell>
          <table:table-cell table:style-name="ce12" table:formula="of:=((([.E12]-MOD([.E12];100))/100)/24)+(MOD([.E12];100)/24/60)" office:value-type="float" office:value="0.0416666666666667">
            <text:p>1:00</text:p>
          </table:table-cell>
          <table:table-cell table:style-name="ce12" table:formula="of:=((([.F12]-MOD([.F12];100))/100)/24)+(MOD([.F12];100)/24/60)" office:value-type="float" office:value="0.229861111111111">
            <text:p>5:31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Tues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2">
            <text:p>532</text:p>
          </table:table-cell>
          <table:table-cell table:style-name="ce8" table:formula="of:=[.I13]-[.H13]" office:value-type="float" office:value="8">
            <text:p>8.00</text:p>
          </table:table-cell>
          <table:table-cell table:style-name="ce8" table:formula="of:=IF([.I13]&gt;8;[.I13]-8;0)" office:value-type="float" office:value="0.033333333333335">
            <text:p>0.03</text:p>
          </table:table-cell>
          <table:table-cell table:style-name="ce8" table:formula="of:=([.O13]-[.N13]+[.Q13]-[.P13])*24" office:value-type="float" office:value="8.03333333333334">
            <text:p>8.03</text:p>
          </table:table-cell>
          <table:table-cell table:style-name="ce5" table:formula="of:=[.I13]*[.$C$18]+[.H13]*[.$C$20]" office:value-type="float" office:value="321.666666666667">
            <text:p>321.67</text:p>
          </table:table-cell>
          <table:table-cell table:style-name="ce5" table:formula="of:=IF([.G13]&gt;0;[.$C$21];0)" office:value-type="float" office:value="52">
            <text:p>52.00</text:p>
          </table:table-cell>
          <table:table-cell table:number-columns-repeated="2"/>
          <table:table-cell table:style-name="ce12" table:formula="of:=((([.C13]-MOD([.C13];100))/100)/24)+(MOD([.C13];100)/24/60)" office:value-type="float" office:value="0.354166666666667">
            <text:p>8:30</text:p>
          </table:table-cell>
          <table:table-cell table:style-name="ce12" table:formula="of:=((([.D13]-MOD([.D13];100))/100)/24)+(MOD([.D13];100)/24/60)" office:value-type="float" office:value="0.5">
            <text:p>12:00</text:p>
          </table:table-cell>
          <table:table-cell table:style-name="ce12" table:formula="of:=((([.E13]-MOD([.E13];100))/100)/24)+(MOD([.E13];100)/24/60)" office:value-type="float" office:value="0.0416666666666667">
            <text:p>1:00</text:p>
          </table:table-cell>
          <table:table-cell table:style-name="ce12" table:formula="of:=((([.F13]-MOD([.F13];100))/100)/24)+(MOD([.F13];100)/24/60)" office:value-type="float" office:value="0.230555555555556">
            <text:p>5:32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Wednes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8">
            <text:p>538</text:p>
          </table:table-cell>
          <table:table-cell table:style-name="ce8" table:formula="of:=[.I14]-[.H14]" office:value-type="float" office:value="8">
            <text:p>8.00</text:p>
          </table:table-cell>
          <table:table-cell table:style-name="ce8" table:formula="of:=IF([.I14]&gt;8;[.I14]-8;0)" office:value-type="float" office:value="0.133333333333333">
            <text:p>0.13</text:p>
          </table:table-cell>
          <table:table-cell table:style-name="ce8" table:formula="of:=([.O14]-[.N14]+[.Q14]-[.P14])*24" office:value-type="float" office:value="8.13333333333333">
            <text:p>8.13</text:p>
          </table:table-cell>
          <table:table-cell table:style-name="ce5" table:formula="of:=[.I14]*[.$C$18]+[.H14]*[.$C$20]" office:value-type="float" office:value="326.666666666667">
            <text:p>326.67</text:p>
          </table:table-cell>
          <table:table-cell table:style-name="ce5" table:formula="of:=IF([.G14]&gt;0;[.$C$21];0)" office:value-type="float" office:value="52">
            <text:p>52.00</text:p>
          </table:table-cell>
          <table:table-cell table:number-columns-repeated="2"/>
          <table:table-cell table:style-name="ce12" table:formula="of:=((([.C14]-MOD([.C14];100))/100)/24)+(MOD([.C14];100)/24/60)" office:value-type="float" office:value="0.354166666666667">
            <text:p>8:30</text:p>
          </table:table-cell>
          <table:table-cell table:style-name="ce12" table:formula="of:=((([.D14]-MOD([.D14];100))/100)/24)+(MOD([.D14];100)/24/60)" office:value-type="float" office:value="0.5">
            <text:p>12:00</text:p>
          </table:table-cell>
          <table:table-cell table:style-name="ce12" table:formula="of:=((([.E14]-MOD([.E14];100))/100)/24)+(MOD([.E14];100)/24/60)" office:value-type="float" office:value="0.0416666666666667">
            <text:p>1:00</text:p>
          </table:table-cell>
          <table:table-cell table:style-name="ce12" table:formula="of:=((([.F14]-MOD([.F14];100))/100)/24)+(MOD([.F14];100)/24/60)" office:value-type="float" office:value="0.234722222222222">
            <text:p>5:38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Thurs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1">
            <text:p>531</text:p>
          </table:table-cell>
          <table:table-cell table:style-name="ce8" table:formula="of:=[.I15]-[.H15]" office:value-type="float" office:value="8">
            <text:p>8.00</text:p>
          </table:table-cell>
          <table:table-cell table:style-name="ce8" table:formula="of:=IF([.I15]&gt;8;[.I15]-8;0)" office:value-type="float" office:value="0.0166666666666675">
            <text:p>0.02</text:p>
          </table:table-cell>
          <table:table-cell table:style-name="ce8" table:formula="of:=([.O15]-[.N15]+[.Q15]-[.P15])*24" office:value-type="float" office:value="8.01666666666667">
            <text:p>8.02</text:p>
          </table:table-cell>
          <table:table-cell table:style-name="ce5" table:formula="of:=[.I15]*[.$C$18]+[.H15]*[.$C$20]" office:value-type="float" office:value="320.833333333333">
            <text:p>320.83</text:p>
          </table:table-cell>
          <table:table-cell table:style-name="ce5" table:formula="of:=IF([.G15]&gt;0;[.$C$21];0)" office:value-type="float" office:value="52">
            <text:p>52.00</text:p>
          </table:table-cell>
          <table:table-cell table:number-columns-repeated="2"/>
          <table:table-cell table:style-name="ce12" table:formula="of:=((([.C15]-MOD([.C15];100))/100)/24)+(MOD([.C15];100)/24/60)" office:value-type="float" office:value="0.354166666666667">
            <text:p>8:30</text:p>
          </table:table-cell>
          <table:table-cell table:style-name="ce12" table:formula="of:=((([.D15]-MOD([.D15];100))/100)/24)+(MOD([.D15];100)/24/60)" office:value-type="float" office:value="0.5">
            <text:p>12:00</text:p>
          </table:table-cell>
          <table:table-cell table:style-name="ce12" table:formula="of:=((([.E15]-MOD([.E15];100))/100)/24)+(MOD([.E15];100)/24/60)" office:value-type="float" office:value="0.0416666666666667">
            <text:p>1:00</text:p>
          </table:table-cell>
          <table:table-cell table:style-name="ce12" table:formula="of:=((([.F15]-MOD([.F15];100))/100)/24)+(MOD([.F15];100)/24/60)" office:value-type="float" office:value="0.229861111111111">
            <text:p>5:31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Fri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/>
          <table:table-cell table:style-name="ce8" table:formula="of:=[.I16]-[.H16]" office:value-type="float" office:value="2.5">
            <text:p>2.50</text:p>
          </table:table-cell>
          <table:table-cell table:style-name="ce8" table:formula="of:=IF([.I16]&gt;8;[.I16]-8;0)" office:value-type="float" office:value="0">
            <text:p>0.00</text:p>
          </table:table-cell>
          <table:table-cell table:style-name="ce8" table:formula="of:=([.O16]-[.N16]+[.Q16]-[.P16])*24" office:value-type="float" office:value="2.5">
            <text:p>2.50</text:p>
          </table:table-cell>
          <table:table-cell table:style-name="ce5" table:formula="of:=[.I16]*[.$C$18]+[.H16]*[.$C$20]" office:value-type="float" office:value="100">
            <text:p>100.00</text:p>
          </table:table-cell>
          <table:table-cell table:style-name="ce5" table:formula="of:=IF([.G16]&gt;0;[.$C$21];0)" office:value-type="float" office:value="52">
            <text:p>52.00</text:p>
          </table:table-cell>
          <table:table-cell table:number-columns-repeated="2"/>
          <table:table-cell table:style-name="ce12" table:formula="of:=((([.C16]-MOD([.C16];100))/100)/24)+(MOD([.C16];100)/24/60)" office:value-type="float" office:value="0.354166666666667">
            <text:p>8:30</text:p>
          </table:table-cell>
          <table:table-cell table:style-name="ce12" table:formula="of:=((([.D16]-MOD([.D16];100))/100)/24)+(MOD([.D16];100)/24/60)" office:value-type="float" office:value="0.5">
            <text:p>12:00</text:p>
          </table:table-cell>
          <table:table-cell table:style-name="ce12" table:formula="of:=((([.E16]-MOD([.E16];100))/100)/24)+(MOD([.E16];100)/24/60)" office:value-type="float" office:value="0.0416666666666667">
            <text:p>1:00</text:p>
          </table:table-cell>
          <table:table-cell table:style-name="ce12" table:formula="of:=((([.F16]-MOD([.F16];100))/100)/24)+(MOD([.F16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Default"/>
          <table:table-cell table:style-name="ce6" table:number-columns-repeated="4"/>
          <table:table-cell table:style-name="ce5" table:formula="of:=SUM([.G8:.G16])" office:value-type="float" office:value="34.5">
            <text:p>34.50</text:p>
          </table:table-cell>
          <table:table-cell table:style-name="ce5" table:formula="of:=SUM([.H8:.H16])" office:value-type="float" office:value="0.200000000000003">
            <text:p>0.20</text:p>
          </table:table-cell>
          <table:table-cell table:style-name="ce5" table:formula="of:=SUM([.I8:.I16])" office:value-type="float" office:value="34.7">
            <text:p>34.70</text:p>
          </table:table-cell>
          <table:table-cell table:style-name="ce5" table:formula="of:=SUM([.J8:.J16])" office:value-type="float" office:value="1390">
            <text:p>1,390.00</text:p>
          </table:table-cell>
          <table:table-cell table:style-name="ce5" table:formula="of:=SUM([.K8:.K16])" office:value-type="float" office:value="260">
            <text:p>260.00</text:p>
          </table:table-cell>
          <table:table-cell/>
          <table:table-cell table:style-name="ce5" table:formula="of:=SUM([.M8:.M16])" office:value-type="float" office:value="0">
            <text:p>0.00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5" office:value-type="float" office:value="40">
            <text:p>40.00</text:p>
          </table:table-cell>
          <table:table-cell table:number-columns-repeated="2"/>
          <table:table-cell table:style-name="ce7" office:value-type="string">
            <text:p>Regular salary</text:p>
          </table:table-cell>
          <table:table-cell table:style-name="ce8" table:formula="of:=[.G17]*[.C18]" office:value-type="float" office:value="1380">
            <text:p>1380.00</text:p>
          </table:table-cell>
          <table:table-cell table:style-name="ce9" table:formula="of:=[.H17]*[.C19]" office:value-type="float" office:value="10.0000000000001">
            <text:p>10.00</text:p>
          </table:table-cell>
          <table:table-cell table:style-name="ce5" table:formula="of:=[.H18]+[.G18]" office:value-type="float" office:value="1390">
            <text:p>1,390.00</text:p>
          </table:table-cell>
          <table:table-cell table:style-name="ce4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5" table:formula="of:=[.C18]*1.25" office:value-type="float" office:value="50">
            <text:p>50.00</text:p>
          </table:table-cell>
          <table:table-cell table:number-columns-repeated="4"/>
          <table:table-cell table:style-name="ce7"/>
          <table:table-cell table:style-name="ce5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5" table:formula="of:=[.C19]-[.C18]" office:value-type="float" office:value="10">
            <text:p>10.00</text:p>
          </table:table-cell>
          <table:table-cell table:number-columns-repeated="4"/>
          <table:table-cell table:style-name="ce7" office:value-type="string">
            <text:p>gross salary</text:p>
          </table:table-cell>
          <table:table-cell table:style-name="ce10" table:formula="of:=[.I18]+[.M17]" office:value-type="float" office:value="1390">
            <text:p>1,390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5" table:formula="of:=VLOOKUP([.C3];[$Rate.B5:.F25];5)" office:value-type="float" office:value="52">
            <text:p>52.00</text:p>
          </table:table-cell>
          <table:table-cell table:number-columns-repeated="4"/>
          <table:table-cell table:style-name="ce7" office:value-type="string">
            <text:p>COLA</text:p>
          </table:table-cell>
          <table:table-cell table:style-name="ce10" office:value-type="float" office:value="132">
            <text:p>132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320">
            <text:p>320</text:p>
          </table:table-cell>
          <table:table-cell table:number-columns-repeated="4"/>
          <table:table-cell office:value-type="string">
            <text:p>Sub Total</text:p>
          </table:table-cell>
          <table:table-cell table:style-name="ce5" table:formula="of:=[.I20]+[.I21]" office:value-type="float" office:value="1522">
            <text:p>1,522.00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7" office:value-type="string">
            <text:p>deduction</text:p>
          </table:table-cell>
          <table:table-cell table:style-name="ce11" office:value-type="float" office:value="1120.8">
            <text:p>1,120.80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net salary</text:p>
          </table:table-cell>
          <table:table-cell table:style-name="ce10" table:formula="of:=[.I20]+[.I21]-[.I23]" office:value-type="float" office:value="401.2">
            <text:p>401.20</text:p>
          </table:table-cell>
          <table:table-cell table:number-columns-repeated="247"/>
        </table:table-row>
        <table:table-row table:style-name="ro1" table:number-rows-repeated="104855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ally" table:style-name="ta1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43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Nickname</text:p>
          </table:table-cell>
          <table:table-cell table:style-name="ce4" office:value-type="string">
            <text:p>Sheryl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Name</text:p>
          </table:table-cell>
          <table:table-cell table:style-name="ce5" table:formula="of:=VLOOKUP([.C3];[$Rate.B5:.D25];2)" office:value-type="string" office:string-value="Czarinna, Sheryl C. Santelices">
            <text:p>Czarinna, Sheryl C. Santelices</text:p>
          </table:table-cell>
          <table:table-cell table:number-columns-repeated="253"/>
        </table:table-row>
        <table:table-row table:style-name="ro1">
          <table:table-cell table:number-columns-repeated="6"/>
          <table:table-cell office:value-type="string">
            <text:p>regular</text:p>
          </table:table-cell>
          <table:table-cell office:value-type="string">
            <text:p>overtime</text:p>
          </table:table-cell>
          <table:table-cell office:value-type="string">
            <text:p>total</text:p>
          </table:table-cell>
          <table:table-cell office:value-type="string">
            <text:p>Gross</text:p>
          </table:table-cell>
          <table:table-cell office:value-type="string">
            <text:p>COLA</text:p>
          </table:table-cell>
          <table:table-cell table:number-columns-repeated="2" office:value-type="string">
            <text:p>Holiday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3" office:value-type="string">
            <text:p>hours</text:p>
          </table:table-cell>
          <table:table-cell office:value-type="string">
            <text:p>Pay</text:p>
          </table:table-cell>
          <table:table-cell/>
          <table:table-cell office:value-type="string">
            <text:p>rate</text:p>
          </table:table-cell>
          <table:table-cell office:value-type="string">
            <text:p>additional</text:p>
          </table:table-cell>
          <table:table-cell table:number-columns-repeated="243"/>
        </table:table-row>
        <table:table-row table:style-name="ro1">
          <table:table-cell/>
          <table:table-cell table:style-name="ce2"/>
          <table:table-cell table:number-columns-repeated="4" table:style-name="ce6"/>
          <table:table-cell table:style-name="ce8" table:formula="of:=[.I8]-[.H8]" office:value-type="float" office:value="0">
            <text:p>0.00</text:p>
          </table:table-cell>
          <table:table-cell table:style-name="ce8" table:formula="of:=IF([.I8]&gt;8;[.I8]-8;0)" office:value-type="float" office:value="0">
            <text:p>0.00</text:p>
          </table:table-cell>
          <table:table-cell table:style-name="ce8" table:formula="of:=([.O8]-[.N8]+[.Q8]-[.P8])*24" office:value-type="float" office:value="0">
            <text:p>0.00</text:p>
          </table:table-cell>
          <table:table-cell table:style-name="ce5" table:formula="of:=[.I8]*[.$C$18]+[.H8]*[.$C$20]" office:value-type="float" office:value="0">
            <text:p>0.00</text:p>
          </table:table-cell>
          <table:table-cell table:style-name="ce5" table:formula="of:=IF([.G8]&gt;0;[.$C$21];0)" office:value-type="float" office:value="0">
            <text:p>0.00</text:p>
          </table:table-cell>
          <table:table-cell/>
          <table:table-cell table:style-name="Default"/>
          <table:table-cell table:style-name="ce12" table:formula="of:=((([.C8]-MOD([.C8];100))/100)/24)+(MOD([.C8];100)/24/60)" office:value-type="float" office:value="0">
            <text:p>0:00</text:p>
          </table:table-cell>
          <table:table-cell table:style-name="ce12" table:formula="of:=((([.D8]-MOD([.D8];100))/100)/24)+(MOD([.D8];100)/24/60)" office:value-type="float" office:value="0">
            <text:p>0:00</text:p>
          </table:table-cell>
          <table:table-cell table:style-name="ce12" table:formula="of:=((([.E8]-MOD([.E8];100))/100)/24)+(MOD([.E8];100)/24/60)" office:value-type="float" office:value="0">
            <text:p>0:00</text:p>
          </table:table-cell>
          <table:table-cell table:style-name="ce12" table:formula="of:=((([.F8]-MOD([.F8];100))/100)/24)+(MOD([.F8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6"/>
          <table:table-cell table:style-name="ce8" table:formula="of:=[.I9]-[.H9]" office:value-type="float" office:value="0">
            <text:p>0.00</text:p>
          </table:table-cell>
          <table:table-cell table:style-name="ce8" table:formula="of:=IF([.I9]&gt;8;[.I9]-8;0)" office:value-type="float" office:value="0">
            <text:p>0.00</text:p>
          </table:table-cell>
          <table:table-cell table:style-name="ce8" table:formula="of:=([.O9]-[.N9]+[.Q9]-[.P9])*24" office:value-type="float" office:value="0">
            <text:p>0.00</text:p>
          </table:table-cell>
          <table:table-cell table:style-name="ce5" table:formula="of:=[.I9]*[.$C$18]+[.H9]*[.$C$20]" office:value-type="float" office:value="0">
            <text:p>0.00</text:p>
          </table:table-cell>
          <table:table-cell table:style-name="ce5" table:formula="of:=IF([.G9]&gt;0;[.$C$21];0)" office:value-type="float" office:value="0">
            <text:p>0.00</text:p>
          </table:table-cell>
          <table:table-cell table:number-columns-repeated="2"/>
          <table:table-cell table:style-name="ce12" table:formula="of:=((([.C9]-MOD([.C9];100))/100)/24)+(MOD([.C9];100)/24/60)" office:value-type="float" office:value="0">
            <text:p>0:00</text:p>
          </table:table-cell>
          <table:table-cell table:style-name="ce12" table:formula="of:=((([.D9]-MOD([.D9];100))/100)/24)+(MOD([.D9];100)/24/60)" office:value-type="float" office:value="0">
            <text:p>0:00</text:p>
          </table:table-cell>
          <table:table-cell table:style-name="ce12" table:formula="of:=((([.E9]-MOD([.E9];100))/100)/24)+(MOD([.E9];100)/24/60)" office:value-type="float" office:value="0">
            <text:p>0:00</text:p>
          </table:table-cell>
          <table:table-cell table:style-name="ce12" table:formula="of:=((([.F9]-MOD([.F9];100))/100)/24)+(MOD([.F9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/>
          <table:table-cell table:number-columns-repeated="4" table:style-name="ce6"/>
          <table:table-cell table:style-name="ce8" table:formula="of:=[.I10]-[.H10]" office:value-type="float" office:value="0">
            <text:p>0.00</text:p>
          </table:table-cell>
          <table:table-cell table:style-name="ce8" table:formula="of:=IF([.I10]&gt;8;[.I10]-8;0)" office:value-type="float" office:value="0">
            <text:p>0.00</text:p>
          </table:table-cell>
          <table:table-cell table:style-name="ce8" table:formula="of:=([.O10]-[.N10]+[.Q10]-[.P10])*24" office:value-type="float" office:value="0">
            <text:p>0.00</text:p>
          </table:table-cell>
          <table:table-cell table:style-name="ce5" table:formula="of:=[.I10]*[.$C$18]+[.H10]*[.$C$20]" office:value-type="float" office:value="0">
            <text:p>0.00</text:p>
          </table:table-cell>
          <table:table-cell table:style-name="ce5" table:formula="of:=IF([.G10]&gt;0;[.$C$21];0)" office:value-type="float" office:value="0">
            <text:p>0.00</text:p>
          </table:table-cell>
          <table:table-cell table:number-columns-repeated="2"/>
          <table:table-cell table:style-name="ce12" table:formula="of:=((([.C10]-MOD([.C10];100))/100)/24)+(MOD([.C10];100)/24/60)" office:value-type="float" office:value="0">
            <text:p>0:00</text:p>
          </table:table-cell>
          <table:table-cell table:style-name="ce12" table:formula="of:=((([.D10]-MOD([.D10];100))/100)/24)+(MOD([.D10];100)/24/60)" office:value-type="float" office:value="0">
            <text:p>0:00</text:p>
          </table:table-cell>
          <table:table-cell table:style-name="ce12" table:formula="of:=((([.E10]-MOD([.E10];100))/100)/24)+(MOD([.E10];100)/24/60)" office:value-type="float" office:value="0">
            <text:p>0:00</text:p>
          </table:table-cell>
          <table:table-cell table:style-name="ce12" table:formula="of:=((([.F10]-MOD([.F10];100))/100)/24)+(MOD([.F10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ce3" office:value-type="string">
            <text:p>Satur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37">
            <text:p>537</text:p>
          </table:table-cell>
          <table:table-cell table:style-name="ce8" table:formula="of:=[.I11]-[.H11]" office:value-type="float" office:value="8">
            <text:p>8.00</text:p>
          </table:table-cell>
          <table:table-cell table:style-name="ce8" table:formula="of:=IF([.I11]&gt;8;[.I11]-8;0)" office:value-type="float" office:value="0.116666666666667">
            <text:p>0.12</text:p>
          </table:table-cell>
          <table:table-cell table:style-name="ce8" table:formula="of:=([.O11]-[.N11]+[.Q11]-[.P11])*24" office:value-type="float" office:value="8.11666666666667">
            <text:p>8.12</text:p>
          </table:table-cell>
          <table:table-cell table:style-name="ce5" table:formula="of:=[.I11]*[.$C$18]+[.H11]*[.$C$20]" office:value-type="float" office:value="305.46875">
            <text:p>305.47</text:p>
          </table:table-cell>
          <table:table-cell table:style-name="ce5" table:formula="of:=IF([.G11]&gt;0;[.$C$21];0)" office:value-type="float" office:value="0">
            <text:p>0.00</text:p>
          </table:table-cell>
          <table:table-cell table:style-name="Default"/>
          <table:table-cell/>
          <table:table-cell table:style-name="ce12" table:formula="of:=((([.C11]-MOD([.C11];100))/100)/24)+(MOD([.C11];100)/24/60)" office:value-type="float" office:value="0.354166666666667">
            <text:p>8:30</text:p>
          </table:table-cell>
          <table:table-cell table:style-name="ce12" table:formula="of:=((([.D11]-MOD([.D11];100))/100)/24)+(MOD([.D11];100)/24/60)" office:value-type="float" office:value="0.5">
            <text:p>12:00</text:p>
          </table:table-cell>
          <table:table-cell table:style-name="ce12" table:formula="of:=((([.E11]-MOD([.E11];100))/100)/24)+(MOD([.E11];100)/24/60)" office:value-type="float" office:value="0.0416666666666667">
            <text:p>1:00</text:p>
          </table:table-cell>
          <table:table-cell table:style-name="ce12" table:formula="of:=((([.F11]-MOD([.F11];100))/100)/24)+(MOD([.F11];100)/24/60)" office:value-type="float" office:value="0.234027777777778">
            <text:p>5:37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Monday</text:p>
          </table:table-cell>
          <table:table-cell table:style-name="ce6" office:value-type="float" office:value="839">
            <text:p>839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612">
            <text:p>612</text:p>
          </table:table-cell>
          <table:table-cell table:style-name="ce8" table:formula="of:=[.I12]-[.H12]" office:value-type="float" office:value="8">
            <text:p>8.00</text:p>
          </table:table-cell>
          <table:table-cell table:style-name="ce8" table:formula="of:=IF([.I12]&gt;8;[.I12]-8;0)" office:value-type="float" office:value="0.550000000000001">
            <text:p>0.55</text:p>
          </table:table-cell>
          <table:table-cell table:style-name="ce8" table:formula="of:=([.O12]-[.N12]+[.Q12]-[.P12])*24" office:value-type="float" office:value="8.55">
            <text:p>8.55</text:p>
          </table:table-cell>
          <table:table-cell table:style-name="ce5" table:formula="of:=[.I12]*[.$C$18]+[.H12]*[.$C$20]" office:value-type="float" office:value="325.78125">
            <text:p>325.78</text:p>
          </table:table-cell>
          <table:table-cell table:style-name="ce5" table:formula="of:=IF([.G12]&gt;0;[.$C$21];0)" office:value-type="float" office:value="0">
            <text:p>0.00</text:p>
          </table:table-cell>
          <table:table-cell/>
          <table:table-cell table:style-name="Default"/>
          <table:table-cell table:style-name="ce12" table:formula="of:=((([.C12]-MOD([.C12];100))/100)/24)+(MOD([.C12];100)/24/60)" office:value-type="float" office:value="0.360416666666667">
            <text:p>8:39</text:p>
          </table:table-cell>
          <table:table-cell table:style-name="ce12" table:formula="of:=((([.D12]-MOD([.D12];100))/100)/24)+(MOD([.D12];100)/24/60)" office:value-type="float" office:value="0.5">
            <text:p>12:00</text:p>
          </table:table-cell>
          <table:table-cell table:style-name="ce12" table:formula="of:=((([.E12]-MOD([.E12];100))/100)/24)+(MOD([.E12];100)/24/60)" office:value-type="float" office:value="0.0416666666666667">
            <text:p>1:00</text:p>
          </table:table-cell>
          <table:table-cell table:style-name="ce12" table:formula="of:=((([.F12]-MOD([.F12];100))/100)/24)+(MOD([.F12];100)/24/60)" office:value-type="float" office:value="0.258333333333333">
            <text:p>6:12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Tues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608">
            <text:p>608</text:p>
          </table:table-cell>
          <table:table-cell table:style-name="ce8" table:formula="of:=[.I13]-[.H13]" office:value-type="float" office:value="8">
            <text:p>8.00</text:p>
          </table:table-cell>
          <table:table-cell table:style-name="ce8" table:formula="of:=IF([.I13]&gt;8;[.I13]-8;0)" office:value-type="float" office:value="0.633333333333333">
            <text:p>0.63</text:p>
          </table:table-cell>
          <table:table-cell table:style-name="ce8" table:formula="of:=([.O13]-[.N13]+[.Q13]-[.P13])*24" office:value-type="float" office:value="8.63333333333333">
            <text:p>8.63</text:p>
          </table:table-cell>
          <table:table-cell table:style-name="ce5" table:formula="of:=[.I13]*[.$C$18]+[.H13]*[.$C$20]" office:value-type="float" office:value="329.6875">
            <text:p>329.69</text:p>
          </table:table-cell>
          <table:table-cell table:style-name="ce5" table:formula="of:=IF([.G13]&gt;0;[.$C$21];0)" office:value-type="float" office:value="0">
            <text:p>0.00</text:p>
          </table:table-cell>
          <table:table-cell table:number-columns-repeated="2"/>
          <table:table-cell table:style-name="ce12" table:formula="of:=((([.C13]-MOD([.C13];100))/100)/24)+(MOD([.C13];100)/24/60)" office:value-type="float" office:value="0.354166666666667">
            <text:p>8:30</text:p>
          </table:table-cell>
          <table:table-cell table:style-name="ce12" table:formula="of:=((([.D13]-MOD([.D13];100))/100)/24)+(MOD([.D13];100)/24/60)" office:value-type="float" office:value="0.5">
            <text:p>12:00</text:p>
          </table:table-cell>
          <table:table-cell table:style-name="ce12" table:formula="of:=((([.E13]-MOD([.E13];100))/100)/24)+(MOD([.E13];100)/24/60)" office:value-type="float" office:value="0.0416666666666667">
            <text:p>1:00</text:p>
          </table:table-cell>
          <table:table-cell table:style-name="ce12" table:formula="of:=((([.F13]-MOD([.F13];100))/100)/24)+(MOD([.F13];100)/24/60)" office:value-type="float" office:value="0.255555555555556">
            <text:p>6:08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Wednes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51">
            <text:p>551</text:p>
          </table:table-cell>
          <table:table-cell table:style-name="ce8" table:formula="of:=[.I14]-[.H14]" office:value-type="float" office:value="8">
            <text:p>8.00</text:p>
          </table:table-cell>
          <table:table-cell table:style-name="ce8" table:formula="of:=IF([.I14]&gt;8;[.I14]-8;0)" office:value-type="float" office:value="0.350000000000001">
            <text:p>0.35</text:p>
          </table:table-cell>
          <table:table-cell table:style-name="ce8" table:formula="of:=([.O14]-[.N14]+[.Q14]-[.P14])*24" office:value-type="float" office:value="8.35">
            <text:p>8.35</text:p>
          </table:table-cell>
          <table:table-cell table:style-name="ce5" table:formula="of:=[.I14]*[.$C$18]+[.H14]*[.$C$20]" office:value-type="float" office:value="316.40625">
            <text:p>316.41</text:p>
          </table:table-cell>
          <table:table-cell table:style-name="ce5" table:formula="of:=IF([.G14]&gt;0;[.$C$21];0)" office:value-type="float" office:value="0">
            <text:p>0.00</text:p>
          </table:table-cell>
          <table:table-cell table:number-columns-repeated="2"/>
          <table:table-cell table:style-name="ce12" table:formula="of:=((([.C14]-MOD([.C14];100))/100)/24)+(MOD([.C14];100)/24/60)" office:value-type="float" office:value="0.354166666666667">
            <text:p>8:30</text:p>
          </table:table-cell>
          <table:table-cell table:style-name="ce12" table:formula="of:=((([.D14]-MOD([.D14];100))/100)/24)+(MOD([.D14];100)/24/60)" office:value-type="float" office:value="0.5">
            <text:p>12:00</text:p>
          </table:table-cell>
          <table:table-cell table:style-name="ce12" table:formula="of:=((([.E14]-MOD([.E14];100))/100)/24)+(MOD([.E14];100)/24/60)" office:value-type="float" office:value="0.0416666666666667">
            <text:p>1:00</text:p>
          </table:table-cell>
          <table:table-cell table:style-name="ce12" table:formula="of:=((([.F14]-MOD([.F14];100))/100)/24)+(MOD([.F14];100)/24/60)" office:value-type="float" office:value="0.24375">
            <text:p>5:51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Thurs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559">
            <text:p>559</text:p>
          </table:table-cell>
          <table:table-cell table:style-name="ce8" table:formula="of:=[.I15]-[.H15]" office:value-type="float" office:value="8">
            <text:p>8.00</text:p>
          </table:table-cell>
          <table:table-cell table:style-name="ce8" table:formula="of:=IF([.I15]&gt;8;[.I15]-8;0)" office:value-type="float" office:value="0.483333333333334">
            <text:p>0.48</text:p>
          </table:table-cell>
          <table:table-cell table:style-name="ce8" table:formula="of:=([.O15]-[.N15]+[.Q15]-[.P15])*24" office:value-type="float" office:value="8.48333333333333">
            <text:p>8.48</text:p>
          </table:table-cell>
          <table:table-cell table:style-name="ce5" table:formula="of:=[.I15]*[.$C$18]+[.H15]*[.$C$20]" office:value-type="float" office:value="322.65625">
            <text:p>322.66</text:p>
          </table:table-cell>
          <table:table-cell table:style-name="ce5" table:formula="of:=IF([.G15]&gt;0;[.$C$21];0)" office:value-type="float" office:value="0">
            <text:p>0.00</text:p>
          </table:table-cell>
          <table:table-cell table:number-columns-repeated="2"/>
          <table:table-cell table:style-name="ce12" table:formula="of:=((([.C15]-MOD([.C15];100))/100)/24)+(MOD([.C15];100)/24/60)" office:value-type="float" office:value="0.354166666666667">
            <text:p>8:30</text:p>
          </table:table-cell>
          <table:table-cell table:style-name="ce12" table:formula="of:=((([.D15]-MOD([.D15];100))/100)/24)+(MOD([.D15];100)/24/60)" office:value-type="float" office:value="0.5">
            <text:p>12:00</text:p>
          </table:table-cell>
          <table:table-cell table:style-name="ce12" table:formula="of:=((([.E15]-MOD([.E15];100))/100)/24)+(MOD([.E15];100)/24/60)" office:value-type="float" office:value="0.0416666666666667">
            <text:p>1:00</text:p>
          </table:table-cell>
          <table:table-cell table:style-name="ce12" table:formula="of:=((([.F15]-MOD([.F15];100))/100)/24)+(MOD([.F15];100)/24/60)" office:value-type="float" office:value="0.249305555555556">
            <text:p>5:59</text:p>
          </table:table-cell>
          <table:table-cell table:number-columns-repeated="239"/>
        </table:table-row>
        <table:table-row table:style-name="ro1">
          <table:table-cell/>
          <table:table-cell office:value-type="string">
            <text:p>Friday</text:p>
          </table:table-cell>
          <table:table-cell table:style-name="ce6" office:value-type="float" office:value="830">
            <text:p>830</text:p>
          </table:table-cell>
          <table:table-cell table:style-name="ce6" office:value-type="float" office:value="1200">
            <text:p>1200</text:p>
          </table:table-cell>
          <table:table-cell table:style-name="ce6" office:value-type="float" office:value="100">
            <text:p>100</text:p>
          </table:table-cell>
          <table:table-cell table:style-name="ce6"/>
          <table:table-cell table:style-name="ce8" table:formula="of:=[.I16]-[.H16]" office:value-type="float" office:value="2.5">
            <text:p>2.50</text:p>
          </table:table-cell>
          <table:table-cell table:style-name="ce8" table:formula="of:=IF([.I16]&gt;8;[.I16]-8;0)" office:value-type="float" office:value="0">
            <text:p>0.00</text:p>
          </table:table-cell>
          <table:table-cell table:style-name="ce8" table:formula="of:=([.O16]-[.N16]+[.Q16]-[.P16])*24" office:value-type="float" office:value="2.5">
            <text:p>2.50</text:p>
          </table:table-cell>
          <table:table-cell table:style-name="ce5" table:formula="of:=[.I16]*[.$C$18]+[.H16]*[.$C$20]" office:value-type="float" office:value="93.75">
            <text:p>93.75</text:p>
          </table:table-cell>
          <table:table-cell table:style-name="ce5" table:formula="of:=IF([.G16]&gt;0;[.$C$21];0)" office:value-type="float" office:value="0">
            <text:p>0.00</text:p>
          </table:table-cell>
          <table:table-cell table:number-columns-repeated="2"/>
          <table:table-cell table:style-name="ce12" table:formula="of:=((([.C16]-MOD([.C16];100))/100)/24)+(MOD([.C16];100)/24/60)" office:value-type="float" office:value="0.354166666666667">
            <text:p>8:30</text:p>
          </table:table-cell>
          <table:table-cell table:style-name="ce12" table:formula="of:=((([.D16]-MOD([.D16];100))/100)/24)+(MOD([.D16];100)/24/60)" office:value-type="float" office:value="0.5">
            <text:p>12:00</text:p>
          </table:table-cell>
          <table:table-cell table:style-name="ce12" table:formula="of:=((([.E16]-MOD([.E16];100))/100)/24)+(MOD([.E16];100)/24/60)" office:value-type="float" office:value="0.0416666666666667">
            <text:p>1:00</text:p>
          </table:table-cell>
          <table:table-cell table:style-name="ce12" table:formula="of:=((([.F16]-MOD([.F16];100))/100)/24)+(MOD([.F16];100)/24/60)" office:value-type="float" office:value="0">
            <text:p>0:00</text:p>
          </table:table-cell>
          <table:table-cell table:number-columns-repeated="239"/>
        </table:table-row>
        <table:table-row table:style-name="ro1">
          <table:table-cell/>
          <table:table-cell table:style-name="Default"/>
          <table:table-cell table:style-name="ce6" table:number-columns-repeated="4"/>
          <table:table-cell table:style-name="ce5" table:formula="of:=SUM([.G8:.G16])" office:value-type="float" office:value="42.5">
            <text:p>42.50</text:p>
          </table:table-cell>
          <table:table-cell table:style-name="ce5" table:formula="of:=SUM([.H8:.H16])" office:value-type="float" office:value="2.13333333333334">
            <text:p>2.13</text:p>
          </table:table-cell>
          <table:table-cell table:style-name="ce5" table:formula="of:=SUM([.I8:.I16])" office:value-type="float" office:value="44.6333333333333">
            <text:p>44.63</text:p>
          </table:table-cell>
          <table:table-cell table:style-name="ce5" table:formula="of:=SUM([.J8:.J16])" office:value-type="float" office:value="1693.75">
            <text:p>1,693.75</text:p>
          </table:table-cell>
          <table:table-cell table:style-name="ce5" table:formula="of:=SUM([.K8:.K16])" office:value-type="float" office:value="0">
            <text:p>0.00</text:p>
          </table:table-cell>
          <table:table-cell/>
          <table:table-cell table:style-name="ce5"/>
          <table:table-cell table:number-columns-repeated="243"/>
        </table:table-row>
        <table:table-row table:style-name="ro1">
          <table:table-cell/>
          <table:table-cell office:value-type="string">
            <text:p>rate/hour</text:p>
          </table:table-cell>
          <table:table-cell table:style-name="ce5" table:formula="of:=VLOOKUP([.C3];[$Rate.B5:.D25];3)/8" office:value-type="float" office:value="37.5">
            <text:p>37.50</text:p>
          </table:table-cell>
          <table:table-cell table:number-columns-repeated="2"/>
          <table:table-cell table:style-name="ce7" office:value-type="string">
            <text:p>Regular salary</text:p>
          </table:table-cell>
          <table:table-cell table:style-name="ce8" table:formula="of:=[.G17]*[.C18]" office:value-type="float" office:value="1593.75">
            <text:p>1593.75</text:p>
          </table:table-cell>
          <table:table-cell table:style-name="ce9" table:formula="of:=[.H17]*[.C19]" office:value-type="float" office:value="100">
            <text:p>100.00</text:p>
          </table:table-cell>
          <table:table-cell table:style-name="ce5" table:formula="of:=[.H18]+[.G18]" office:value-type="float" office:value="1693.75">
            <text:p>1,693.75</text:p>
          </table:table-cell>
          <table:table-cell table:style-name="ce4" table:number-columns-repeated="2"/>
          <table:table-cell table:number-columns-repeated="245"/>
        </table:table-row>
        <table:table-row table:style-name="ro1">
          <table:table-cell/>
          <table:table-cell office:value-type="string">
            <text:p>overtime rate</text:p>
          </table:table-cell>
          <table:table-cell table:style-name="ce5" table:formula="of:=[.C18]*1.25" office:value-type="float" office:value="46.875">
            <text:p>46.88</text:p>
          </table:table-cell>
          <table:table-cell table:number-columns-repeated="4"/>
          <table:table-cell table:style-name="ce7"/>
          <table:table-cell table:style-name="ce5" table:number-columns-repeated="3"/>
          <table:table-cell table:number-columns-repeated="245"/>
        </table:table-row>
        <table:table-row table:style-name="ro1">
          <table:table-cell/>
          <table:table-cell office:value-type="string">
            <text:p>overtime add'l</text:p>
          </table:table-cell>
          <table:table-cell table:style-name="ce5" table:formula="of:=[.C19]-[.C18]" office:value-type="float" office:value="9.375">
            <text:p>9.38</text:p>
          </table:table-cell>
          <table:table-cell table:number-columns-repeated="4"/>
          <table:table-cell table:style-name="ce7" office:value-type="string">
            <text:p>gross salary</text:p>
          </table:table-cell>
          <table:table-cell table:style-name="ce10" table:formula="of:=[.I18]+[.M17]" office:value-type="float" office:value="1693.75">
            <text:p>1,693.75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COLA/day</text:p>
          </table:table-cell>
          <table:table-cell table:style-name="ce5" table:formula="of:=VLOOKUP([.C3];[$Rate.B5:.F25];5)" office:value-type="float" office:value="0">
            <text:p/>
          </table:table-cell>
          <table:table-cell table:number-columns-repeated="4"/>
          <table:table-cell table:style-name="ce7" office:value-type="string">
            <text:p>COLA</text:p>
          </table:table-cell>
          <table:table-cell table:style-name="ce10" table:formula="of:=[.K17]" office:value-type="float" office:value="0">
            <text:p>0.00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e/day</text:p>
          </table:table-cell>
          <table:table-cell table:formula="of:=[.C18]*8" office:value-type="float" office:value="300">
            <text:p>300</text:p>
          </table:table-cell>
          <table:table-cell table:number-columns-repeated="4"/>
          <table:table-cell table:style-name="ce7" office:value-type="string">
            <text:p>deduction</text:p>
          </table:table-cell>
          <table:table-cell table:style-name="ce11" office:value-type="float" office:value="300">
            <text:p>300.00</text:p>
          </table:table-cell>
          <table:table-cell table:number-columns-repeated="247"/>
        </table:table-row>
        <table:table-row table:style-name="ro1">
          <table:table-cell table:number-columns-repeated="7"/>
          <table:table-cell office:value-type="string">
            <text:p>net salary</text:p>
          </table:table-cell>
          <table:table-cell table:style-name="ce10" table:formula="of:=[.I20]+[.I21]-[.I22]" office:value-type="float" office:value="1393.75">
            <text:p>1,393.75</text:p>
          </table:table-cell>
          <table:table-cell table:number-columns-repeated="247"/>
        </table:table-row>
        <table:table-row table:style-name="ro1" table:number-rows-repeated="104855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te" table:style-name="ta12" table:print="false">
        <office:forms form:automatic-focus="false" form:apply-design-mode="false"/>
        <table:table-column table:style-name="co13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6" table:default-cell-style-name="Default"/>
        <table:table-column table:style-name="co13" table:number-columns-repeated="250" table:default-cell-style-name="Default"/>
        <table:table-row table:style-name="ro2" table:number-rows-repeated="3">
          <table:table-cell table:number-columns-repeated="256"/>
        </table:table-row>
        <table:table-row table:style-name="ro1">
          <table:table-cell/>
          <table:table-cell table:style-name="ce1" office:value-type="string">
            <text:p>Nicknam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alary</text:p>
          </table:table-cell>
          <table:table-cell table:style-name="ce1" office:value-type="string">
            <text:p>hourly rate</text:p>
          </table:table-cell>
          <table:table-cell table:style-name="ce1" office:value-type="string">
            <text:p>cola/day</text:p>
          </table:table-cell>
          <table:table-cell table:style-name="ce1" office:value-type="string">
            <text:p>cola/hr</text:p>
          </table:table-cell>
          <table:table-cell/>
          <table:table-cell table:style-name="ce1" office:value-type="string">
            <text:p>salary+cola</text:p>
          </table:table-cell>
          <table:table-cell table:number-columns-repeated="247"/>
        </table:table-row>
        <table:table-row table:style-name="ro1">
          <table:table-cell/>
          <table:table-cell table:style-name="ce1" office:value-type="string">
            <text:p>cora</text:p>
          </table:table-cell>
          <table:table-cell table:style-name="ce1" office:value-type="string">
            <text:p>Oriel, Maria Socorro</text:p>
          </table:table-cell>
          <table:table-cell table:style-name="ce1" office:value-type="float" office:value="430">
            <text:p>430</text:p>
          </table:table-cell>
          <table:table-cell table:style-name="ce8" table:formula="of:=[.D5]/8" office:value-type="float" office:value="53.75">
            <text:p>53.75</text:p>
          </table:table-cell>
          <table:table-cell office:value-type="float" office:value="52">
            <text:p>52</text:p>
          </table:table-cell>
          <table:table-cell table:formula="of:=[.F5]/8" office:value-type="float" office:value="6.5">
            <text:p>6.5</text:p>
          </table:table-cell>
          <table:table-cell/>
          <table:table-cell table:formula="of:=[.F5]+[.D5]" office:value-type="float" office:value="482">
            <text:p>482</text:p>
          </table:table-cell>
          <table:table-cell table:number-columns-repeated="247"/>
        </table:table-row>
        <table:table-row table:style-name="ro1">
          <table:table-cell/>
          <table:table-cell table:style-name="ce1" office:value-type="string">
            <text:p>danny</text:p>
          </table:table-cell>
          <table:table-cell table:style-name="ce1" office:value-type="string">
            <text:p>Apuhin, Danny</text:p>
          </table:table-cell>
          <table:table-cell table:style-name="ce1" office:value-type="float" office:value="380">
            <text:p>380</text:p>
          </table:table-cell>
          <table:table-cell table:style-name="ce29" table:formula="of:=[.D6]/8" office:value-type="float" office:value="47.5">
            <text:p>47.50</text:p>
          </table:table-cell>
          <table:table-cell office:value-type="float" office:value="52">
            <text:p>52</text:p>
          </table:table-cell>
          <table:table-cell table:formula="of:=[.F6]/8" office:value-type="float" office:value="6.5">
            <text:p>6.5</text:p>
          </table:table-cell>
          <table:table-cell/>
          <table:table-cell table:formula="of:=[.F6]+[.D6]" office:value-type="float" office:value="432">
            <text:p>432</text:p>
          </table:table-cell>
          <table:table-cell table:number-columns-repeated="247"/>
        </table:table-row>
        <table:table-row table:style-name="ro1">
          <table:table-cell table:style-name="ce28"/>
          <table:table-cell table:style-name="ce1" office:value-type="string">
            <text:p>driver</text:p>
          </table:table-cell>
          <table:table-cell table:style-name="ce1" office:value-type="string">
            <text:p>Calahatian, Ernesto</text:p>
          </table:table-cell>
          <table:table-cell table:style-name="ce1" office:value-type="float" office:value="350">
            <text:p>350</text:p>
          </table:table-cell>
          <table:table-cell table:style-name="ce8" table:formula="of:=[.D7]/8" office:value-type="float" office:value="43.75">
            <text:p>43.75</text:p>
          </table:table-cell>
          <table:table-cell office:value-type="float" office:value="52">
            <text:p>52</text:p>
          </table:table-cell>
          <table:table-cell table:formula="of:=[.F7]/8" office:value-type="float" office:value="6.5">
            <text:p>6.5</text:p>
          </table:table-cell>
          <table:table-cell/>
          <table:table-cell table:formula="of:=[.F7]+[.D7]" office:value-type="float" office:value="402">
            <text:p>402</text:p>
          </table:table-cell>
          <table:table-cell table:number-columns-repeated="247"/>
        </table:table-row>
        <table:table-row table:style-name="ro1">
          <table:table-cell table:style-name="ce28"/>
          <table:table-cell table:style-name="ce1" office:value-type="string">
            <text:p>jobert</text:p>
          </table:table-cell>
          <table:table-cell table:style-name="ce1" office:value-type="string">
            <text:p>Palcat, Jobert</text:p>
          </table:table-cell>
          <table:table-cell table:style-name="ce1" office:value-type="float" office:value="320">
            <text:p>320</text:p>
          </table:table-cell>
          <table:table-cell table:style-name="ce8" table:formula="of:=[.D8]/8" office:value-type="float" office:value="40">
            <text:p>40.00</text:p>
          </table:table-cell>
          <table:table-cell office:value-type="float" office:value="52">
            <text:p>52</text:p>
          </table:table-cell>
          <table:table-cell table:formula="of:=[.F8]/8" office:value-type="float" office:value="6.5">
            <text:p>6.5</text:p>
          </table:table-cell>
          <table:table-cell/>
          <table:table-cell table:formula="of:=[.F8]+[.D8]" office:value-type="float" office:value="372">
            <text:p>372</text:p>
          </table:table-cell>
          <table:table-cell table:number-columns-repeated="247"/>
        </table:table-row>
        <table:table-row table:style-name="ro1">
          <table:table-cell/>
          <table:table-cell table:style-name="ce1" office:value-type="string">
            <text:p>jr</text:p>
          </table:table-cell>
          <table:table-cell table:style-name="ce1" office:value-type="string">
            <text:p>Borrasca, Romulo</text:p>
          </table:table-cell>
          <table:table-cell table:style-name="ce1" office:value-type="float" office:value="225">
            <text:p>225</text:p>
          </table:table-cell>
          <table:table-cell table:style-name="ce8" table:formula="of:=[.D9]/8" office:value-type="float" office:value="28.125">
            <text:p>28.13</text:p>
          </table:table-cell>
          <table:table-cell office:value-type="float" office:value="52">
            <text:p>52</text:p>
          </table:table-cell>
          <table:table-cell table:formula="of:=[.F9]/8" office:value-type="float" office:value="6.5">
            <text:p>6.5</text:p>
          </table:table-cell>
          <table:table-cell/>
          <table:table-cell table:formula="of:=[.F9]+[.D9]" office:value-type="float" office:value="277">
            <text:p>277</text:p>
          </table:table-cell>
          <table:table-cell table:number-columns-repeated="247"/>
        </table:table-row>
        <table:table-row table:style-name="ro1">
          <table:table-cell/>
          <table:table-cell table:style-name="ce1" office:value-type="string">
            <text:p>lesley</text:p>
          </table:table-cell>
          <table:table-cell table:style-name="ce1" office:value-type="string">
            <text:p>Lesley Tomas</text:p>
          </table:table-cell>
          <table:table-cell table:style-name="ce20" table:formula="of:=15000/26" office:value-type="float" office:value="576.923076923077">
            <text:p>576.9230769231</text:p>
          </table:table-cell>
          <table:table-cell table:style-name="ce8" table:formula="of:=[.D10]/8" office:value-type="float" office:value="72.1153846153846">
            <text:p>72.12</text:p>
          </table:table-cell>
          <table:table-cell table:number-columns-repeated="251"/>
        </table:table-row>
        <table:table-row table:style-name="ro1">
          <table:table-cell/>
          <table:table-cell table:style-name="ce1" office:value-type="string">
            <text:p>lucio</text:p>
          </table:table-cell>
          <table:table-cell table:style-name="ce1" office:value-type="string">
            <text:p>Entero, Lucio</text:p>
          </table:table-cell>
          <table:table-cell table:style-name="ce1" office:value-type="float" office:value="345">
            <text:p>345</text:p>
          </table:table-cell>
          <table:table-cell table:style-name="ce8" table:formula="of:=[.D11]/8" office:value-type="float" office:value="43.125">
            <text:p>43.13</text:p>
          </table:table-cell>
          <table:table-cell office:value-type="float" office:value="52">
            <text:p>52</text:p>
          </table:table-cell>
          <table:table-cell table:formula="of:=[.F11]/8" office:value-type="float" office:value="6.5">
            <text:p>6.5</text:p>
          </table:table-cell>
          <table:table-cell/>
          <table:table-cell table:formula="of:=[.F11]+[.D11]" office:value-type="float" office:value="397">
            <text:p>397</text:p>
          </table:table-cell>
          <table:table-cell table:number-columns-repeated="247"/>
        </table:table-row>
        <table:table-row table:style-name="ro1">
          <table:table-cell/>
          <table:table-cell table:style-name="ce1" office:value-type="string">
            <text:p>meann</text:p>
          </table:table-cell>
          <table:table-cell table:style-name="ce1" office:value-type="string">
            <text:p>Madarang, Mary Ann</text:p>
          </table:table-cell>
          <table:table-cell table:style-name="ce1" office:value-type="float" office:value="400">
            <text:p>400</text:p>
          </table:table-cell>
          <table:table-cell table:style-name="ce8" table:formula="of:=[.D12]/8" office:value-type="float" office:value="50">
            <text:p>50.00</text:p>
          </table:table-cell>
          <table:table-cell office:value-type="float" office:value="52">
            <text:p>52</text:p>
          </table:table-cell>
          <table:table-cell table:formula="of:=[.F12]/8" office:value-type="float" office:value="6.5">
            <text:p>6.5</text:p>
          </table:table-cell>
          <table:table-cell/>
          <table:table-cell table:formula="of:=[.F12]+[.D12]" office:value-type="float" office:value="452">
            <text:p>452</text:p>
          </table:table-cell>
          <table:table-cell table:number-columns-repeated="247"/>
        </table:table-row>
        <table:table-row table:style-name="ro1">
          <table:table-cell/>
          <table:table-cell table:style-name="ce1" office:value-type="string">
            <text:p>philip</text:p>
          </table:table-cell>
          <table:table-cell table:style-name="ce1" office:value-type="string">
            <text:p>Oriel, Felipe</text:p>
          </table:table-cell>
          <table:table-cell table:style-name="ce1" office:value-type="float" office:value="360">
            <text:p>360</text:p>
          </table:table-cell>
          <table:table-cell table:style-name="ce8" table:formula="of:=[.D13]/8" office:value-type="float" office:value="45">
            <text:p>45.00</text:p>
          </table:table-cell>
          <table:table-cell office:value-type="float" office:value="52">
            <text:p>52</text:p>
          </table:table-cell>
          <table:table-cell table:formula="of:=[.F13]/8" office:value-type="float" office:value="6.5">
            <text:p>6.5</text:p>
          </table:table-cell>
          <table:table-cell/>
          <table:table-cell table:formula="of:=[.F13]+[.D13]" office:value-type="float" office:value="412">
            <text:p>412</text:p>
          </table:table-cell>
          <table:table-cell table:number-columns-repeated="247"/>
        </table:table-row>
        <table:table-row table:style-name="ro1">
          <table:table-cell/>
          <table:table-cell table:style-name="ce1" office:value-type="string">
            <text:p>ruel</text:p>
          </table:table-cell>
          <table:table-cell table:style-name="ce1" office:value-type="string">
            <text:p>Marabe, Ruel</text:p>
          </table:table-cell>
          <table:table-cell table:style-name="ce1" office:value-type="float" office:value="320">
            <text:p>320</text:p>
          </table:table-cell>
          <table:table-cell table:style-name="ce8" table:formula="of:=[.D14]/8" office:value-type="float" office:value="40">
            <text:p>40.00</text:p>
          </table:table-cell>
          <table:table-cell office:value-type="float" office:value="32">
            <text:p>32</text:p>
          </table:table-cell>
          <table:table-cell table:formula="of:=[.F14]/8" office:value-type="float" office:value="4">
            <text:p>4</text:p>
          </table:table-cell>
          <table:table-cell/>
          <table:table-cell table:formula="of:=[.F14]+[.D14]" office:value-type="float" office:value="352">
            <text:p>352</text:p>
          </table:table-cell>
          <table:table-cell table:number-columns-repeated="247"/>
        </table:table-row>
        <table:table-row table:style-name="ro1">
          <table:table-cell/>
          <table:table-cell table:style-name="ce1" office:value-type="string">
            <text:p>sheryl</text:p>
          </table:table-cell>
          <table:table-cell table:style-name="ce1" office:value-type="string">
            <text:p>Czarinna, Sheryl C. Santelices</text:p>
          </table:table-cell>
          <table:table-cell table:style-name="ce1" office:value-type="float" office:value="300">
            <text:p>300</text:p>
          </table:table-cell>
          <table:table-cell table:style-name="ce8" table:formula="of:=[.D15]/8" office:value-type="float" office:value="37.5">
            <text:p>37.50</text:p>
          </table:table-cell>
          <table:table-cell/>
          <table:table-cell table:number-columns-repeated="2"/>
          <table:table-cell table:formula="of:=[.F15]+[.D15]" office:value-type="float" office:value="300">
            <text:p>300</text:p>
          </table:table-cell>
          <table:table-cell table:number-columns-repeated="247"/>
        </table:table-row>
        <table:table-row table:style-name="ro1">
          <table:table-cell/>
          <table:table-cell table:style-name="ce1" office:value-type="string">
            <text:p>tata</text:p>
          </table:table-cell>
          <table:table-cell table:style-name="ce1" office:value-type="string">
            <text:p>Matinao, Gener </text:p>
          </table:table-cell>
          <table:table-cell table:style-name="ce1" office:value-type="float" office:value="225">
            <text:p>225</text:p>
          </table:table-cell>
          <table:table-cell table:style-name="ce8" table:formula="of:=[.D16]/8" office:value-type="float" office:value="28.125">
            <text:p>28.13</text:p>
          </table:table-cell>
          <table:table-cell office:value-type="float" office:value="52">
            <text:p>52</text:p>
          </table:table-cell>
          <table:table-cell table:formula="of:=[.F16]/8" office:value-type="float" office:value="6.5">
            <text:p>6.5</text:p>
          </table:table-cell>
          <table:table-cell/>
          <table:table-cell table:formula="of:=[.F16]+[.D16]" office:value-type="float" office:value="277">
            <text:p>277</text:p>
          </table:table-cell>
          <table:table-cell table:number-columns-repeated="247"/>
        </table:table-row>
        <table:table-row table:style-name="ro2" table:number-rows-repeated="10">
          <table:table-cell table:number-columns-repeated="256"/>
        </table:table-row>
        <table:table-row table:style-name="ro1" table:number-rows-repeated="6">
          <table:table-cell/>
          <table:table-cell table:style-name="ce6" table:number-columns-repeated="4"/>
          <table:table-cell table:number-columns-repeated="251"/>
        </table:table-row>
        <table:table-row table:style-name="ro2" table:number-rows-repeated="1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<text:s/>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float" office:value="843">
            <text:p>843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float" office:value="632">
            <text:p>632</text:p>
          </table:table-cell>
          <table:table-cell office:value-type="string">
            <text:p><text:s text:c="3"/></text:p>
          </table:table-cell>
          <table:table-cell table:number-columns-repeated="249"/>
        </table:table-row>
        <table:table-row table:style-name="ro2">
          <table:table-cell table:number-columns-repeated="2"/>
          <table:table-cell office:value-type="float" office:value="842">
            <text:p>842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float" office:value="641">
            <text:p>641</text:p>
          </table:table-cell>
          <table:table-cell office:value-type="string">
            <text:p><text:s text:c="3"/></text:p>
          </table:table-cell>
          <table:table-cell table:number-columns-repeated="249"/>
        </table:table-row>
        <table:table-row table:style-name="ro2">
          <table:table-cell table:number-columns-repeated="2"/>
          <table:table-cell office:value-type="float" office:value="844">
            <text:p>844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float" office:value="619">
            <text:p>619</text:p>
          </table:table-cell>
          <table:table-cell office:value-type="string">
            <text:p><text:s text:c="3"/></text:p>
          </table:table-cell>
          <table:table-cell table:number-columns-repeated="249"/>
        </table:table-row>
        <table:table-row table:style-name="ro2">
          <table:table-cell table:number-columns-repeated="2"/>
          <table:table-cell office:value-type="float" office:value="843">
            <text:p>843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float" office:value="624">
            <text:p>624</text:p>
          </table:table-cell>
          <table:table-cell office:value-type="string">
            <text:p><text:s text:c="3"/></text:p>
          </table:table-cell>
          <table:table-cell table:number-columns-repeated="249"/>
        </table:table-row>
        <table:table-row table:style-name="ro2">
          <table:table-cell table:number-columns-repeated="2"/>
          <table:table-cell office:value-type="float" office:value="846">
            <text:p>846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float" office:value="626">
            <text:p>626</text:p>
          </table:table-cell>
          <table:table-cell office:value-type="string">
            <text:p><text:s text:c="3"/></text:p>
          </table:table-cell>
          <table:table-cell table:number-columns-repeated="249"/>
        </table:table-row>
        <table:table-row table:style-name="ro2">
          <table:table-cell table:number-columns-repeated="2"/>
          <table:table-cell office:value-type="float" office:value="853">
            <text:p>853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float" office:value="604">
            <text:p>604</text:p>
          </table:table-cell>
          <table:table-cell office:value-type="string">
            <text:p><text:s/></text:p>
          </table:table-cell>
          <table:table-cell table:number-columns-repeated="249"/>
        </table:table-row>
        <table:table-row table:style-name="ro2" table:number-rows-repeated="104852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13" table:style-name="ta13" table:print="false">
        <office:forms form:automatic-focus="false" form:apply-design-mode="false"/>
        <table:table-column table:style-name="co10" table:number-columns-repeated="6" table:default-cell-style-name="ce30"/>
        <table:table-column table:style-name="co36" table:default-cell-style-name="ce30"/>
        <table:table-column table:style-name="co37" table:default-cell-style-name="ce30"/>
        <table:table-column table:style-name="co10" table:default-cell-style-name="ce39"/>
        <table:table-column table:style-name="co10" table:default-cell-style-name="ce30"/>
        <table:table-row table:style-name="ro2">
          <table:table-cell office:value-type="string">
            <text:p>name</text:p>
          </table:table-cell>
          <table:table-cell office:value-type="string">
            <text:p>date</text:p>
          </table:table-cell>
          <table:table-cell table:style-name="ce31"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regular minutes</text:p>
          </table:table-cell>
          <table:table-cell office:value-type="string">
            <text:p>overtime minutes</text:p>
          </table:table-cell>
          <table:table-cell table:style-name="ce31" office:value-type="string">
            <text:p>total in minutes</text:p>
          </table:table-cell>
          <table:table-cell office:value-type="string">
            <text:p>Cola</text:p>
          </table:table-cell>
        </table:table-row>
        <table:table-row table:style-name="ro2">
          <table:table-cell office:value-type="string">
            <text:p>RUEL <text:s text:c="7"/></text:p>
          </table:table-cell>
          <table:table-cell office:value-type="string">
            <text:p>2013/11/09</text:p>
          </table:table-cell>
          <table:table-cell table:style-name="ce31" office:value-type="string">
            <text:p>08:30</text:p>
          </table:table-cell>
          <table:table-cell table:style-name="ce32" office:value-type="string">
            <text:p>12:00</text:p>
          </table:table-cell>
          <table:table-cell table:style-name="ce32" office:value-type="string">
            <text:p>13:00</text:p>
          </table:table-cell>
          <table:table-cell table:style-name="ce32" office:value-type="string">
            <text:p>17:56</text:p>
          </table:table-cell>
          <table:table-cell table:formula="of:=([.I2]-[.H2])" office:value-type="float" office:value="480">
            <text:p>480</text:p>
          </table:table-cell>
          <table:table-cell table:formula="of:=IF([.I2]&gt;480;[.I2]-480;0)" office:value-type="float" office:value="26">
            <text:p>26</text:p>
          </table:table-cell>
          <table:table-cell table:formula="of:=([.F2]-[.E2]+[.D2]-[.C2])*24*60" office:value-type="float" office:value="506">
            <text:p>506</text:p>
          </table:table-cell>
          <table:table-cell table:formula="of:=[.C$16]" office:value-type="float" office:value="32">
            <text:p>32</text:p>
          </table:table-cell>
        </table:table-row>
        <table:table-row table:style-name="ro2">
          <table:table-cell office:value-type="string">
            <text:p>RUEL <text:s text:c="7"/></text:p>
          </table:table-cell>
          <table:table-cell office:value-type="string">
            <text:p>2013/11/11</text:p>
          </table:table-cell>
          <table:table-cell office:value-type="string">
            <text:p>08:30</text:p>
          </table:table-cell>
          <table:table-cell office:value-type="string">
            <text:p>12:00</text:p>
          </table:table-cell>
          <table:table-cell office:value-type="string">
            <text:p>13:00</text:p>
          </table:table-cell>
          <table:table-cell office:value-type="string">
            <text:p>17:55</text:p>
          </table:table-cell>
          <table:table-cell table:formula="of:=([.I3]-[.H3])" office:value-type="float" office:value="480">
            <text:p>480</text:p>
          </table:table-cell>
          <table:table-cell table:formula="of:=IF([.I3]&gt;480;[.I3]-480;0)" office:value-type="float" office:value="25.0000000000001">
            <text:p>25</text:p>
          </table:table-cell>
          <table:table-cell table:formula="of:=([.F3]-[.E3]+[.D3]-[.C3])*24*60" office:value-type="float" office:value="505">
            <text:p>505</text:p>
          </table:table-cell>
          <table:table-cell table:formula="of:=[.C$16]" office:value-type="float" office:value="32">
            <text:p>32</text:p>
          </table:table-cell>
        </table:table-row>
        <table:table-row table:style-name="ro2">
          <table:table-cell office:value-type="string">
            <text:p>RUEL <text:s text:c="7"/></text:p>
          </table:table-cell>
          <table:table-cell office:value-type="string">
            <text:p>2013/11/12</text:p>
          </table:table-cell>
          <table:table-cell table:number-columns-repeated="4"/>
          <table:table-cell table:formula="of:=([.I4]-[.H4])" office:value-type="float" office:value="0">
            <text:p>0</text:p>
          </table:table-cell>
          <table:table-cell table:formula="of:=IF([.I4]&gt;480;[.I4]-480;0)" office:value-type="float" office:value="0">
            <text:p>0</text:p>
          </table:table-cell>
          <table:table-cell table:formula="of:=([.F4]-[.E4]+[.D4]-[.C4])*24*60" office:value-type="float" office:value="0">
            <text:p>0</text:p>
          </table:table-cell>
          <table:table-cell table:formula="of:=[.C$16]" office:value-type="float" office:value="32">
            <text:p>32</text:p>
          </table:table-cell>
        </table:table-row>
        <table:table-row table:style-name="ro2">
          <table:table-cell office:value-type="string">
            <text:p>RUEL <text:s text:c="7"/></text:p>
          </table:table-cell>
          <table:table-cell office:value-type="string">
            <text:p>2013/11/13</text:p>
          </table:table-cell>
          <table:table-cell office:value-type="string">
            <text:p>08:30</text:p>
          </table:table-cell>
          <table:table-cell office:value-type="string">
            <text:p>12:00</text:p>
          </table:table-cell>
          <table:table-cell office:value-type="string">
            <text:p>13:00</text:p>
          </table:table-cell>
          <table:table-cell office:value-type="string">
            <text:p>18:05</text:p>
          </table:table-cell>
          <table:table-cell table:formula="of:=([.I5]-[.H5])" office:value-type="float" office:value="480">
            <text:p>480</text:p>
          </table:table-cell>
          <table:table-cell table:formula="of:=IF([.I5]&gt;480;[.I5]-480;0)" office:value-type="float" office:value="35">
            <text:p>35</text:p>
          </table:table-cell>
          <table:table-cell table:formula="of:=([.F5]-[.E5]+[.D5]-[.C5])*24*60" office:value-type="float" office:value="515">
            <text:p>515</text:p>
          </table:table-cell>
          <table:table-cell table:formula="of:=[.C$16]" office:value-type="float" office:value="32">
            <text:p>32</text:p>
          </table:table-cell>
        </table:table-row>
        <table:table-row table:style-name="ro2">
          <table:table-cell office:value-type="string">
            <text:p>RUEL <text:s text:c="7"/></text:p>
          </table:table-cell>
          <table:table-cell office:value-type="string">
            <text:p>2013/11/14</text:p>
          </table:table-cell>
          <table:table-cell office:value-type="string">
            <text:p>08:30</text:p>
          </table:table-cell>
          <table:table-cell office:value-type="string">
            <text:p>12:00</text:p>
          </table:table-cell>
          <table:table-cell office:value-type="string">
            <text:p>13:00</text:p>
          </table:table-cell>
          <table:table-cell office:value-type="string">
            <text:p>18:00</text:p>
          </table:table-cell>
          <table:table-cell table:formula="of:=([.I6]-[.H6])" office:value-type="float" office:value="480">
            <text:p>480</text:p>
          </table:table-cell>
          <table:table-cell table:formula="of:=IF([.I6]&gt;480;[.I6]-480;0)" office:value-type="float" office:value="30">
            <text:p>30</text:p>
          </table:table-cell>
          <table:table-cell table:formula="of:=([.F6]-[.E6]+[.D6]-[.C6])*24*60" office:value-type="float" office:value="510">
            <text:p>510</text:p>
          </table:table-cell>
          <table:table-cell table:formula="of:=[.C$16]" office:value-type="float" office:value="32">
            <text:p>32</text:p>
          </table:table-cell>
        </table:table-row>
        <table:table-row table:style-name="ro2">
          <table:table-cell office:value-type="string">
            <text:p>RUEL <text:s text:c="7"/></text:p>
          </table:table-cell>
          <table:table-cell office:value-type="string">
            <text:p>2013/11/15</text:p>
          </table:table-cell>
          <table:table-cell office:value-type="string">
            <text:p>08:30</text:p>
          </table:table-cell>
          <table:table-cell office:value-type="string">
            <text:p>12:00</text:p>
          </table:table-cell>
          <table:table-cell office:value-type="string">
            <text:p>13:00</text:p>
          </table:table-cell>
          <table:table-cell office:value-type="string">
            <text:p>18:00</text:p>
          </table:table-cell>
          <table:table-cell table:formula="of:=([.I7]-[.H7])" office:value-type="float" office:value="480">
            <text:p>480</text:p>
          </table:table-cell>
          <table:table-cell table:formula="of:=IF([.I7]&gt;480;[.I7]-480;0)" office:value-type="float" office:value="30">
            <text:p>30</text:p>
          </table:table-cell>
          <table:table-cell table:formula="of:=([.F7]-[.E7]+[.D7]-[.C7])*24*60" office:value-type="float" office:value="510">
            <text:p>510</text:p>
          </table:table-cell>
          <table:table-cell table:formula="of:=[.C$16]" office:value-type="float" office:value="32">
            <text:p>32</text:p>
          </table:table-cell>
        </table:table-row>
        <table:table-row table:style-name="ro2">
          <table:table-cell table:number-columns-repeated="8"/>
          <table:table-cell table:style-name="ce30"/>
          <table:table-cell/>
        </table:table-row>
        <table:table-row table:style-name="ro2">
          <table:table-cell table:number-columns-repeated="6"/>
          <table:table-cell table:style-name="ce35"/>
          <table:table-cell/>
          <table:table-cell table:style-name="ce30"/>
          <table:table-cell/>
        </table:table-row>
        <table:table-row table:style-name="ro2" table:number-rows-repeated="2">
          <table:table-cell table:number-columns-repeated="8"/>
          <table:table-cell table:style-name="ce30"/>
          <table:table-cell/>
        </table:table-row>
        <table:table-row table:style-name="ro2">
          <table:table-cell table:number-columns-repeated="6"/>
          <table:table-cell table:formula="of:=SUM([.G2:.G10])" office:value-type="float" office:value="2400">
            <text:p>2400</text:p>
          </table:table-cell>
          <table:table-cell table:formula="of:=SUM([.H2:.H10])" office:value-type="float" office:value="146">
            <text:p>146</text:p>
          </table:table-cell>
          <table:table-cell table:style-name="ce30" table:formula="of:=SUM([.I2:.I10])" office:value-type="float" office:value="2546">
            <text:p>2546</text:p>
          </table:table-cell>
          <table:table-cell table:formula="of:=SUM([.J2:.J10])" office:value-type="float" office:value="192">
            <text:p>192</text:p>
          </table:table-cell>
        </table:table-row>
        <table:table-row table:style-name="ro2">
          <table:table-cell/>
          <table:table-cell office:value-type="string">
            <text:p>rate/hour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33" office:value-type="string">
            <text:p>Regular and Overtime Salary</text:p>
          </table:table-cell>
          <table:table-cell table:style-name="ce36" table:formula="of:=[.G12]*[.C13]/60" office:value-type="float" office:value="1600">
            <text:p>1600.00</text:p>
          </table:table-cell>
          <table:table-cell table:style-name="ce37" table:formula="of:=[.H12]*[.C14]/60" office:value-type="float" office:value="121.666666666667">
            <text:p>121.67</text:p>
          </table:table-cell>
          <table:table-cell table:style-name="ce40" table:formula="of:=[.H13]+[.G13]" office:value-type="float" office:value="1721.66666666667">
            <text:p>1,721.67</text:p>
          </table:table-cell>
          <table:table-cell/>
        </table:table-row>
        <table:table-row table:style-name="ro2">
          <table:table-cell/>
          <table:table-cell office:value-type="string">
            <text:p>overtime rate</text:p>
          </table:table-cell>
          <table:table-cell office:value-type="float" office:value="50">
            <text:p>50</text:p>
          </table:table-cell>
          <table:table-cell table:number-columns-repeated="3"/>
          <table:table-cell table:style-name="ce34"/>
          <table:table-cell table:style-name="ce38" office:value-type="string">
            <text:p>Holiday additional</text:p>
          </table:table-cell>
          <table:table-cell table:style-name="ce40" table:formula="of:=[.M12]" office:value-type="float" office:value="0">
            <text:p>0.00</text:p>
          </table:table-cell>
          <table:table-cell/>
        </table:table-row>
        <table:table-row table:style-name="ro2">
          <table:table-cell/>
          <table:table-cell office:value-type="string">
            <text:p>overtime add'l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34" table:number-columns-repeated="2"/>
          <table:table-cell table:style-name="ce33" office:value-type="string">
            <text:p>gross salary</text:p>
          </table:table-cell>
          <table:table-cell table:style-name="ce41" table:formula="of:=[.I13]+[.M12]" office:value-type="float" office:value="1721.66666666667">
            <text:p>1,721.67</text:p>
          </table:table-cell>
          <table:table-cell/>
        </table:table-row>
        <table:table-row table:style-name="ro2">
          <table:table-cell/>
          <table:table-cell office:value-type="string">
            <text:p>COLA/day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34" table:number-columns-repeated="2"/>
          <table:table-cell table:style-name="ce33" office:value-type="string">
            <text:p>COLA</text:p>
          </table:table-cell>
          <table:table-cell table:style-name="ce41" table:formula="of:=[.J12]" office:value-type="float" office:value="192">
            <text:p>192.00</text:p>
          </table:table-cell>
          <table:table-cell/>
        </table:table-row>
        <table:table-row table:style-name="ro2">
          <table:table-cell/>
          <table:table-cell office:value-type="string">
            <text:p>rate/day</text:p>
          </table:table-cell>
          <table:table-cell office:value-type="float" office:value="320">
            <text:p>320</text:p>
          </table:table-cell>
          <table:table-cell table:number-columns-repeated="2"/>
          <table:table-cell table:style-name="ce34" table:number-columns-repeated="2"/>
          <table:table-cell table:style-name="ce38" office:value-type="string">
            <text:p>Sub Total</text:p>
          </table:table-cell>
          <table:table-cell table:style-name="ce34" table:formula="of:=[.I15]+[.I16]" office:value-type="float" office:value="1913.66666666667">
            <text:p>1913.6666666667</text:p>
          </table:table-cell>
          <table:table-cell/>
        </table:table-row>
        <table:table-row table:style-name="ro2">
          <table:table-cell table:number-columns-repeated="5"/>
          <table:table-cell table:style-name="ce34" table:number-columns-repeated="2"/>
          <table:table-cell table:style-name="ce33" office:value-type="string">
            <text:p>deduction</text:p>
          </table:table-cell>
          <table:table-cell table:style-name="ce42" office:value-type="float" office:value="500">
            <text:p>500.00</text:p>
          </table:table-cell>
          <table:table-cell/>
        </table:table-row>
        <table:table-row table:style-name="ro2">
          <table:table-cell table:number-columns-repeated="5"/>
          <table:table-cell table:style-name="ce34" table:number-columns-repeated="2"/>
          <table:table-cell table:style-name="ce38" office:value-type="string">
            <text:p>net salary</text:p>
          </table:table-cell>
          <table:table-cell table:style-name="ce41" table:formula="of:=[.I15]+[.I16]-[.I18]" office:value-type="float" office:value="1413.66666666667">
            <text:p>1,413.67</text:p>
          </table:table-cell>
          <table:table-cell/>
        </table:table-row>
      </table:table>
      <table:table table:name="Sheet14" table:style-name="ta13" table:print="false">
        <office:forms form:automatic-focus="false" form:apply-design-mode="false"/>
        <table:table-column table:style-name="co10" table:number-columns-repeated="8" table:default-cell-style-name="ce30"/>
        <table:table-column table:style-name="co10" table:default-cell-style-name="ce39"/>
        <table:table-column table:style-name="co10" table:default-cell-style-name="ce30"/>
        <table:table-column table:style-name="co10" table:number-columns-repeated="2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date</text:p>
          </table:table-cell>
          <table:table-cell table:style-name="ce31"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in</text:p>
          </table:table-cell>
          <table:table-cell office:value-type="string">
            <text:p>out</text:p>
          </table:table-cell>
          <table:table-cell office:value-type="string">
            <text:p>regular minutes</text:p>
          </table:table-cell>
          <table:table-cell office:value-type="string">
            <text:p>overtime minutes</text:p>
          </table:table-cell>
          <table:table-cell table:style-name="ce31" office:value-type="string">
            <text:p>total in minutes</text:p>
          </table:table-cell>
          <table:table-cell office:value-type="string">
            <text:p>Cola</text:p>
          </table:table-cell>
          <table:table-cell office:value-type="string">
            <text:p>Holiday Additional Regular</text:p>
          </table:table-cell>
          <table:table-cell office:value-type="string">
            <text:p>Holiday Additional Overtime</text:p>
          </table:table-cell>
        </table:table-row>
        <table:table-row table:style-name="ro2">
          <table:table-cell office:value-type="string">
            <text:p>RUEL <text:s text:c="7"/></text:p>
          </table:table-cell>
          <table:table-cell office:value-type="string">
            <text:p>2013/11/09</text:p>
          </table:table-cell>
          <table:table-cell table:style-name="ce31" office:value-type="string">
            <text:p>08:30</text:p>
          </table:table-cell>
          <table:table-cell table:style-name="ce32" office:value-type="string">
            <text:p>12:00</text:p>
          </table:table-cell>
          <table:table-cell table:style-name="ce32" office:value-type="string">
            <text:p>13:00</text:p>
          </table:table-cell>
          <table:table-cell table:style-name="ce32" office:value-type="string">
            <text:p>17:56</text:p>
          </table:table-cell>
          <table:table-cell office:value-type="string">
            <text:p>=(I2-H2)</text:p>
          </table:table-cell>
          <table:table-cell office:value-type="string">
            <text:p>=IF(I2&gt;480;I2-480;0)</text:p>
          </table:table-cell>
          <table:table-cell office:value-type="string">
            <text:p>=(F2-E2+D2-C2)*24*60</text:p>
          </table:table-cell>
          <table:table-cell table:formula="of:=[.C$16]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string">
            <text:p>RUEL <text:s text:c="7"/></text:p>
          </table:table-cell>
          <table:table-cell office:value-type="string">
            <text:p>2013/11/11</text:p>
          </table:table-cell>
          <table:table-cell office:value-type="string">
            <text:p>08:30</text:p>
          </table:table-cell>
          <table:table-cell office:value-type="string">
            <text:p>12:00</text:p>
          </table:table-cell>
          <table:table-cell office:value-type="string">
            <text:p>13:00</text:p>
          </table:table-cell>
          <table:table-cell office:value-type="string">
            <text:p>17:55</text:p>
          </table:table-cell>
          <table:table-cell table:formula="of:=([.I3]-[.H3])" office:value-type="float" office:value="480">
            <text:p>480</text:p>
          </table:table-cell>
          <table:table-cell table:formula="of:=IF([.I3]&gt;480;[.I3]-480;0)" office:value-type="float" office:value="25.0000000000001">
            <text:p>25</text:p>
          </table:table-cell>
          <table:table-cell table:formula="of:=([.F3]-[.E3]+[.D3]-[.C3])*24*60" office:value-type="float" office:value="505">
            <text:p>505</text:p>
          </table:table-cell>
          <table:table-cell table:formula="of:=[.C$16]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string">
            <text:p>RUEL <text:s text:c="7"/></text:p>
          </table:table-cell>
          <table:table-cell office:value-type="string">
            <text:p>2013/11/12</text:p>
          </table:table-cell>
          <table:table-cell table:number-columns-repeated="4"/>
          <table:table-cell table:formula="of:=([.I4]-[.H4])" office:value-type="float" office:value="0">
            <text:p>0</text:p>
          </table:table-cell>
          <table:table-cell table:formula="of:=IF([.I4]&gt;480;[.I4]-480;0)" office:value-type="float" office:value="0">
            <text:p>0</text:p>
          </table:table-cell>
          <table:table-cell table:formula="of:=([.F4]-[.E4]+[.D4]-[.C4])*24*60" office:value-type="float" office:value="0">
            <text:p>0</text:p>
          </table:table-cell>
          <table:table-cell table:formula="of:=[.C$16]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string">
            <text:p>RUEL <text:s text:c="7"/></text:p>
          </table:table-cell>
          <table:table-cell office:value-type="string">
            <text:p>2013/11/13</text:p>
          </table:table-cell>
          <table:table-cell office:value-type="string">
            <text:p>08:30</text:p>
          </table:table-cell>
          <table:table-cell office:value-type="string">
            <text:p>12:00</text:p>
          </table:table-cell>
          <table:table-cell office:value-type="string">
            <text:p>13:00</text:p>
          </table:table-cell>
          <table:table-cell office:value-type="string">
            <text:p>18:05</text:p>
          </table:table-cell>
          <table:table-cell table:formula="of:=([.I5]-[.H5])" office:value-type="float" office:value="480">
            <text:p>480</text:p>
          </table:table-cell>
          <table:table-cell table:formula="of:=IF([.I5]&gt;480;[.I5]-480;0)" office:value-type="float" office:value="35">
            <text:p>35</text:p>
          </table:table-cell>
          <table:table-cell table:formula="of:=([.F5]-[.E5]+[.D5]-[.C5])*24*60" office:value-type="float" office:value="515">
            <text:p>515</text:p>
          </table:table-cell>
          <table:table-cell table:formula="of:=[.C$16]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string">
            <text:p>RUEL <text:s text:c="7"/></text:p>
          </table:table-cell>
          <table:table-cell office:value-type="string">
            <text:p>2013/11/14</text:p>
          </table:table-cell>
          <table:table-cell office:value-type="string">
            <text:p>08:30</text:p>
          </table:table-cell>
          <table:table-cell office:value-type="string">
            <text:p>12:00</text:p>
          </table:table-cell>
          <table:table-cell office:value-type="string">
            <text:p>13:00</text:p>
          </table:table-cell>
          <table:table-cell office:value-type="string">
            <text:p>18:00</text:p>
          </table:table-cell>
          <table:table-cell table:formula="of:=([.I6]-[.H6])" office:value-type="float" office:value="480">
            <text:p>480</text:p>
          </table:table-cell>
          <table:table-cell table:formula="of:=IF([.I6]&gt;480;[.I6]-480;0)" office:value-type="float" office:value="30">
            <text:p>30</text:p>
          </table:table-cell>
          <table:table-cell table:formula="of:=([.F6]-[.E6]+[.D6]-[.C6])*24*60" office:value-type="float" office:value="510">
            <text:p>510</text:p>
          </table:table-cell>
          <table:table-cell table:formula="of:=[.C$16]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string">
            <text:p>RUEL <text:s text:c="7"/></text:p>
          </table:table-cell>
          <table:table-cell office:value-type="string">
            <text:p>2013/11/15</text:p>
          </table:table-cell>
          <table:table-cell office:value-type="string">
            <text:p>08:30</text:p>
          </table:table-cell>
          <table:table-cell office:value-type="string">
            <text:p>12:00</text:p>
          </table:table-cell>
          <table:table-cell office:value-type="string">
            <text:p>13:00</text:p>
          </table:table-cell>
          <table:table-cell office:value-type="string">
            <text:p>18:00</text:p>
          </table:table-cell>
          <table:table-cell table:formula="of:=([.I7]-[.H7])" office:value-type="float" office:value="480">
            <text:p>480</text:p>
          </table:table-cell>
          <table:table-cell table:formula="of:=IF([.I7]&gt;480;[.I7]-480;0)" office:value-type="float" office:value="30">
            <text:p>30</text:p>
          </table:table-cell>
          <table:table-cell table:formula="of:=([.F7]-[.E7]+[.D7]-[.C7])*24*60" office:value-type="float" office:value="510">
            <text:p>510</text:p>
          </table:table-cell>
          <table:table-cell table:formula="of:=[.C$16]" office:value-type="float" office:value="32">
            <text:p>32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35"/>
          <table:table-cell/>
          <table:table-cell table:style-name="ce30"/>
          <table:table-cell table:number-columns-repeated="3"/>
        </table:table-row>
        <table:table-row table:style-name="ro2" table:number-rows-repeated="2">
          <table:table-cell table:number-columns-repeated="8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=SUM(G2:G10)</text:p>
          </table:table-cell>
          <table:table-cell office:value-type="string">
            <text:p>=SUM(H2:H10)</text:p>
          </table:table-cell>
          <table:table-cell table:style-name="ce30" office:value-type="string">
            <text:p>=SUM(I2:I10)</text:p>
          </table:table-cell>
          <table:table-cell office:value-type="string">
            <text:p>=SUM(J2:J10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ate/hour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33" office:value-type="string">
            <text:p>Regular and Overtime Salary</text:p>
          </table:table-cell>
          <table:table-cell table:style-name="ce36" office:value-type="string">
            <text:p>=G12*C13/60</text:p>
          </table:table-cell>
          <table:table-cell table:style-name="ce37" office:value-type="string">
            <text:p>=H12*C14/60</text:p>
          </table:table-cell>
          <table:table-cell table:style-name="ce40" office:value-type="string">
            <text:p>=H13+G1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vertime rate</text:p>
          </table:table-cell>
          <table:table-cell office:value-type="float" office:value="50">
            <text:p>50</text:p>
          </table:table-cell>
          <table:table-cell table:number-columns-repeated="3"/>
          <table:table-cell table:style-name="ce34"/>
          <table:table-cell table:style-name="ce38" office:value-type="string">
            <text:p>Holiday additional</text:p>
          </table:table-cell>
          <table:table-cell table:style-name="ce40" office:value-type="string">
            <text:p>=K1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vertime add'l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34"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COLA/day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34" table:number-columns-repeated="2"/>
          <table:table-cell table:style-name="ce33" office:value-type="string">
            <text:p>COLA</text:p>
          </table:table-cell>
          <table:table-cell table:style-name="ce41" office:value-type="string">
            <text:p>=J1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ate/day</text:p>
          </table:table-cell>
          <table:table-cell office:value-type="float" office:value="320">
            <text:p>320</text:p>
          </table:table-cell>
          <table:table-cell table:number-columns-repeated="2"/>
          <table:table-cell table:style-name="ce34" table:number-columns-repeated="2"/>
          <table:table-cell table:style-name="ce38" office:value-type="string">
            <text:p>Sub Total</text:p>
          </table:table-cell>
          <table:table-cell table:style-name="ce34" office:value-type="string">
            <text:p>=I13+I14+I16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34" table:number-columns-repeated="2"/>
          <table:table-cell table:style-name="ce33" office:value-type="string">
            <text:p>deduction</text:p>
          </table:table-cell>
          <table:table-cell table:style-name="ce42" office:value-type="float" office:value="500">
            <text:p>500.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34" table:number-columns-repeated="2"/>
          <table:table-cell table:style-name="ce38" office:value-type="string">
            <text:p>net salary</text:p>
          </table:table-cell>
          <table:table-cell table:style-name="ce41" office:value-type="string">
            <text:p>=I17-I1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month number:style="long"/>
      <number:text>-</number:text>
      <number:day number:style="long"/>
      <number:text>-</number:text>
      <number:year/>
    </number:dat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P0" style:volatile="true">
      <number:hours/>
      <number:text>:</number:text>
      <number:minutes number:style="long"/>
    </number:time-style>
    <number:text-style style:name="N125">
      <number:text-content/>
      <style:map style:condition="value()&gt;=0" style:apply-style-name="N125P0"/>
    </number:text-style>
    <number:number-style style:name="N126">
      <number:number number:decimal-places="5" number:min-integer-digits="1"/>
    </number:number-style>
    <number:number-style style:name="N127P0" style:volatile="true">
      <number:text>Yes</number:text>
    </number:number-style>
    <number:number-style style:name="N127P1" style:volatile="true">
      <number:text>Yes</number:text>
    </number:number-style>
    <number:number-style style:name="N127">
      <number:text>No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True</number:text>
    </number:number-style>
    <number:number-style style:name="N128P1" style:volatile="true">
      <number:text>True</number:text>
    </number:number-style>
    <number:number-style style:name="N128">
      <number:text>False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On</number:text>
    </number:number-style>
    <number:number-style style:name="N129P1" style:volatile="true">
      <number:text>On</number:text>
    </number:number-style>
    <number:number-style style:name="N129">
      <number:text>Off</number:text>
      <style:map style:condition="value()&gt;0" style:apply-style-name="N129P0"/>
      <style:map style:condition="value()&lt;0" style:apply-style-name="N129P1"/>
    </number:number-style>
    <number:currency-style style:name="N13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0P0"/>
    </number:currency-style>
    <number:number-style style:name="N131">
      <number:number number:decimal-places="13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11-20-2013</text:date>, <text:time>18:1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nny" style:display-name="PageStyle_Dan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rrasca" style:display-name="PageStyle_Borras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nesto" style:display-name="PageStyle_Ernes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cio" style:display-name="PageStyle_Luc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inao" style:display-name="PageStyle_Matin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el" style:display-name="PageStyle_Ru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ann" style:display-name="PageStyle_Mean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ilip" style:display-name="PageStyle_Phili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ra" style:display-name="PageStyle_Co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bert" style:display-name="PageStyle_Jobe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lly" style:display-name="PageStyle_Shall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te" style:display-name="PageStyle_Rat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</meta:initial-creator>
    <meta:creation-date>2012-04-21T16:45:46</meta:creation-date>
    <dc:date>2013-11-20T18:13:59</dc:date>
    <meta:generator>OpenOffice.org/3.4.1$Unix OpenOffice.org_project/341m1$Build-9593</meta:generator>
    <meta:editing-duration>PT3H2M14S</meta:editing-duration>
    <meta:editing-cycles>6</meta:editing-cycles>
    <meta:document-statistic meta:table-count="14" meta:cell-count="2264" meta:object-count="0"/>
  </office:meta>
</office:document-meta>
</file>